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B00000230AF805434AC7941BE.jpg" manifest:media-type="image/jpeg"/>
  <manifest:file-entry manifest:full-path="Pictures/100000000000026E000001ABFF82CC0E2549128E.jpg" manifest:media-type="image/jpeg"/>
  <manifest:file-entry manifest:full-path="Pictures/10000000000004D8000006DA192B0F00A1169EB0.png" manifest:media-type="image/png"/>
  <manifest:file-entry manifest:full-path="Pictures/10000000000002370000020109C66FA13937C062.jpg" manifest:media-type="image/jpeg"/>
  <manifest:file-entry manifest:full-path="Pictures/1000000000000272000001B2239AE29B8FD3BE27.jpg" manifest:media-type="image/jpeg"/>
  <manifest:file-entry manifest:full-path="Pictures/10000000000001DA00000202C559ECFA89C6E88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1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3" style:family="paragraph" style:parent-style-name="Heading">
      <style:text-properties fo:color="#ce181e" loext:opacity="100%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6" style:family="paragraph" style:parent-style-name="Standard">
      <style:text-properties fo:color="#000000" loext:opacity="100%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loext:opacity="100%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21" style:family="paragraph" style:parent-style-name="Text_20_body">
      <style:text-properties fo:color="#000000" loext:opacity="100%" fo:language="pt" fo:country="BR" officeooo:paragraph-rsid="00d9b033"/>
    </style:style>
    <style:style style:name="P122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1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35" style:family="paragraph" style:parent-style-name="Standard">
      <style:paragraph-properties fo:text-align="start" style:justify-single-word="false"/>
      <style:text-properties officeooo:paragraph-rsid="001764fe"/>
    </style:style>
    <style:style style:name="P136" style:family="paragraph" style:parent-style-name="Standard">
      <style:paragraph-properties fo:text-align="start" style:justify-single-word="false"/>
      <style:text-properties officeooo:paragraph-rsid="007dfd71"/>
    </style:style>
    <style:style style:name="P137" style:family="paragraph" style:parent-style-name="Standard">
      <style:paragraph-properties fo:text-align="start" style:justify-single-word="false"/>
      <style:text-properties officeooo:paragraph-rsid="00b1dff2"/>
    </style:style>
    <style:style style:name="P138" style:family="paragraph" style:parent-style-name="Standard">
      <style:paragraph-properties fo:text-align="start" style:justify-single-word="false"/>
      <style:text-properties officeooo:paragraph-rsid="00b2ebbe"/>
    </style:style>
    <style:style style:name="P139" style:family="paragraph" style:parent-style-name="Standard">
      <style:paragraph-properties fo:text-align="start" style:justify-single-word="false"/>
      <style:text-properties officeooo:paragraph-rsid="00d9b033"/>
    </style:style>
    <style:style style:name="P140" style:family="paragraph" style:parent-style-name="Standard">
      <style:paragraph-properties fo:text-align="start" style:justify-single-word="false"/>
      <style:text-properties officeooo:paragraph-rsid="006b3929"/>
    </style:style>
    <style:style style:name="P141" style:family="paragraph" style:parent-style-name="Standard">
      <style:paragraph-properties fo:text-align="start" style:justify-single-word="false"/>
      <style:text-properties officeooo:paragraph-rsid="00a77815"/>
    </style:style>
    <style:style style:name="P142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3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4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5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57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5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59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6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61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62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63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64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65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71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2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3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74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7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76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7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8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80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81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82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83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84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85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86" style:family="paragraph" style:parent-style-name="Heading">
      <style:text-properties fo:font-weight="bold" style:font-weight-asian="bold" style:font-weight-complex="bold"/>
    </style:style>
    <style:style style:name="P187" style:family="paragraph" style:parent-style-name="Text_20_body">
      <style:text-properties officeooo:paragraph-rsid="00d9b033"/>
    </style:style>
    <style:style style:name="P188" style:family="paragraph" style:parent-style-name="Text_20_body">
      <style:paragraph-properties fo:break-before="page"/>
      <style:text-properties officeooo:paragraph-rsid="00d9b033"/>
    </style:style>
    <style:style style:name="P189" style:family="paragraph" style:parent-style-name="Text_20_body">
      <style:paragraph-properties fo:text-align="center" style:justify-single-word="false"/>
      <style:text-properties officeooo:paragraph-rsid="00d9b033"/>
    </style:style>
    <style:style style:name="P190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91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92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93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194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195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196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97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98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99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00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01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2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03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04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05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06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07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08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09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0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1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12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213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214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215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216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217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18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19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1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22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23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24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25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26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27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28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29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0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1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2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238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3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40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41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3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4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45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46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47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8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9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50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51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52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5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5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5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56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57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58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59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60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61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62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63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265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66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7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68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69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70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271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272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273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4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5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76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77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78" style:family="paragraph" style:parent-style-name="Standard">
      <style:text-properties officeooo:paragraph-rsid="00aeb85c"/>
    </style:style>
    <style:style style:name="P279" style:family="paragraph" style:parent-style-name="Standard" style:list-style-name="L21">
      <style:text-properties officeooo:paragraph-rsid="00aeb85c"/>
    </style:style>
    <style:style style:name="P280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81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82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83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84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85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86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87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88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89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90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91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92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93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95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6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7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8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9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300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301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2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3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4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305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6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307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308" style:family="paragraph" style:parent-style-name="Text_20_body" style:list-style-name="L16">
      <style:text-properties officeooo:paragraph-rsid="00d9b033"/>
    </style:style>
    <style:style style:name="P309" style:family="paragraph" style:parent-style-name="Text_20_body" style:list-style-name="L17">
      <style:text-properties officeooo:paragraph-rsid="00d9b033"/>
    </style:style>
    <style:style style:name="P310" style:family="paragraph" style:parent-style-name="Text_20_body" style:list-style-name="L18">
      <style:text-properties officeooo:paragraph-rsid="00d9b033"/>
    </style:style>
    <style:style style:name="P311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32" style:family="text">
      <style:text-properties style:text-underline-style="solid" style:text-underline-width="auto" style:text-underline-color="font-color" officeooo:rsid="003bd37a"/>
    </style:style>
    <style:style style:name="T33" style:family="text">
      <style:text-properties style:text-underline-style="solid" style:text-underline-width="auto" style:text-underline-color="font-color" officeooo:rsid="00c1c93b"/>
    </style:style>
    <style:style style:name="T34" style:family="text">
      <style:text-properties style:text-underline-style="solid" style:text-underline-width="auto" style:text-underline-color="font-color" officeooo:rsid="00420fbf"/>
    </style:style>
    <style:style style:name="T35" style:family="text">
      <style:text-properties officeooo:rsid="0004e5a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04e5a2"/>
    </style:style>
    <style:style style:name="T38" style:family="text">
      <style:text-properties style:text-underline-style="none" officeooo:rsid="002ea38b"/>
    </style:style>
    <style:style style:name="T39" style:family="text">
      <style:text-properties style:text-underline-style="none" officeooo:rsid="002f99c6"/>
    </style:style>
    <style:style style:name="T40" style:family="text">
      <style:text-properties style:text-underline-style="none" officeooo:rsid="00310f66"/>
    </style:style>
    <style:style style:name="T41" style:family="text">
      <style:text-properties style:text-underline-style="none" officeooo:rsid="00533697"/>
    </style:style>
    <style:style style:name="T42" style:family="text">
      <style:text-properties style:text-underline-style="none" officeooo:rsid="0054e049"/>
    </style:style>
    <style:style style:name="T43" style:family="text">
      <style:text-properties style:text-underline-style="none" fo:font-weight="bold" officeooo:rsid="0054e049" style:font-weight-asian="bold" style:font-weight-complex="bold"/>
    </style:style>
    <style:style style:name="T44" style:family="text">
      <style:text-properties style:text-underline-style="none" fo:font-weight="bold" officeooo:rsid="00a77815" style:font-weight-asian="bold" style:font-weight-complex="bold"/>
    </style:style>
    <style:style style:name="T45" style:family="text">
      <style:text-properties style:text-underline-style="none" officeooo:rsid="007cec2d"/>
    </style:style>
    <style:style style:name="T46" style:family="text">
      <style:text-properties style:text-underline-style="none" officeooo:rsid="0096e5db"/>
    </style:style>
    <style:style style:name="T47" style:family="text">
      <style:text-properties style:text-underline-style="none" officeooo:rsid="00365bb3"/>
    </style:style>
    <style:style style:name="T48" style:family="text">
      <style:text-properties style:text-underline-style="none" officeooo:rsid="009d3591"/>
    </style:style>
    <style:style style:name="T49" style:family="text">
      <style:text-properties style:text-underline-style="none" officeooo:rsid="00a2f1f3"/>
    </style:style>
    <style:style style:name="T50" style:family="text">
      <style:text-properties style:text-underline-style="none" officeooo:rsid="00a63f25"/>
    </style:style>
    <style:style style:name="T51" style:family="text">
      <style:text-properties style:text-underline-style="none" officeooo:rsid="00cabc2c"/>
    </style:style>
    <style:style style:name="T52" style:family="text">
      <style:text-properties style:text-underline-style="none" officeooo:rsid="003594a4"/>
    </style:style>
    <style:style style:name="T53" style:family="text">
      <style:text-properties style:text-underline-style="none" officeooo:rsid="00e36d39"/>
    </style:style>
    <style:style style:name="T54" style:family="text">
      <style:text-properties style:text-underline-style="none" officeooo:rsid="00e3eac9"/>
    </style:style>
    <style:style style:name="T55" style:family="text">
      <style:text-properties officeooo:rsid="0006edbf"/>
    </style:style>
    <style:style style:name="T56" style:family="text">
      <style:text-properties fo:color="#3465a4" loext:opacity="100%"/>
    </style:style>
    <style:style style:name="T57" style:family="text">
      <style:text-properties fo:color="#3465a4" loext:opacity="100%" style:text-underline-style="solid" style:text-underline-width="auto" style:text-underline-color="font-color"/>
    </style:style>
    <style:style style:name="T58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60" style:family="text">
      <style:text-properties fo:color="#3465a4" loext:opacity="100%" fo:font-weight="bold" style:font-weight-asian="bold" style:font-weight-complex="bold"/>
    </style:style>
    <style:style style:name="T61" style:family="text">
      <style:text-properties fo:color="#3465a4" loext:opacity="100%" fo:font-weight="bold" officeooo:rsid="00215ebf" style:font-weight-asian="bold" style:font-weight-complex="bold"/>
    </style:style>
    <style:style style:name="T62" style:family="text">
      <style:text-properties fo:color="#3465a4" loext:opacity="100%" fo:font-weight="bold" officeooo:rsid="002235cc" style:font-weight-asian="bold" style:font-weight-complex="bold"/>
    </style:style>
    <style:style style:name="T63" style:family="text">
      <style:text-properties fo:color="#3465a4" loext:opacity="100%" fo:font-weight="bold" officeooo:rsid="00236c72" style:font-weight-asian="bold" style:font-weight-complex="bold"/>
    </style:style>
    <style:style style:name="T64" style:family="text">
      <style:text-properties fo:color="#3465a4" loext:opacity="100%" fo:font-weight="bold" officeooo:rsid="0025ed26" style:font-weight-asian="bold" style:font-weight-complex="bold"/>
    </style:style>
    <style:style style:name="T65" style:family="text">
      <style:text-properties fo:color="#3465a4" loext:opacity="100%" fo:font-weight="bold" officeooo:rsid="0027a612" style:font-weight-asian="bold" style:font-weight-complex="bold"/>
    </style:style>
    <style:style style:name="T66" style:family="text">
      <style:text-properties fo:color="#3465a4" loext:opacity="100%" fo:font-weight="bold" officeooo:rsid="002a53b3" style:font-weight-asian="bold" style:font-weight-complex="bold"/>
    </style:style>
    <style:style style:name="T67" style:family="text">
      <style:text-properties fo:color="#3465a4" loext:opacity="100%" fo:font-weight="bold" officeooo:rsid="002bbe49" style:font-weight-asian="bold" style:font-weight-complex="bold"/>
    </style:style>
    <style:style style:name="T68" style:family="text">
      <style:text-properties fo:color="#3465a4" loext:opacity="100%" fo:font-weight="bold" officeooo:rsid="002db7f4" style:font-weight-asian="bold" style:font-weight-complex="bold"/>
    </style:style>
    <style:style style:name="T69" style:family="text">
      <style:text-properties fo:color="#3465a4" loext:opacity="100%" fo:font-weight="bold" officeooo:rsid="002ea38b" style:font-weight-asian="bold" style:font-weight-complex="bold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fo:color="#3465a4" loext:opacity="100%" fo:font-weight="bold" officeooo:rsid="00310f66" style:font-weight-asian="bold" style:font-weight-complex="bold"/>
    </style:style>
    <style:style style:name="T72" style:family="text">
      <style:text-properties fo:color="#3465a4" loext:opacity="100%" fo:font-weight="bold" officeooo:rsid="0032fb61" style:font-weight-asian="bold" style:font-weight-complex="bold"/>
    </style:style>
    <style:style style:name="T73" style:family="text">
      <style:text-properties fo:color="#3465a4" loext:opacity="100%" fo:font-weight="bold" officeooo:rsid="0033cb5e" style:font-weight-asian="bold" style:font-weight-complex="bold"/>
    </style:style>
    <style:style style:name="T74" style:family="text">
      <style:text-properties fo:color="#3465a4" loext:opacity="100%" fo:font-weight="bold" officeooo:rsid="003594a4" style:font-weight-asian="bold" style:font-weight-complex="bold"/>
    </style:style>
    <style:style style:name="T75" style:family="text">
      <style:text-properties fo:color="#3465a4" loext:opacity="100%" fo:font-weight="bold" officeooo:rsid="00365bb3" style:font-weight-asian="bold" style:font-weight-complex="bold"/>
    </style:style>
    <style:style style:name="T76" style:family="text">
      <style:text-properties fo:color="#3465a4" loext:opacity="100%" fo:font-weight="bold" officeooo:rsid="00420fbf" style:font-weight-asian="bold" style:font-weight-complex="bold"/>
    </style:style>
    <style:style style:name="T77" style:family="text">
      <style:text-properties fo:color="#3465a4" loext:opacity="100%" fo:font-weight="bold" officeooo:rsid="0095ae3b" style:font-weight-asian="bold" style:font-weight-complex="bold"/>
    </style:style>
    <style:style style:name="T78" style:family="text">
      <style:text-properties fo:color="#3465a4" loext:opacity="100%" fo:font-weight="bold" officeooo:rsid="009b7603" style:font-weight-asian="bold" style:font-weight-complex="bold"/>
    </style:style>
    <style:style style:name="T79" style:family="text">
      <style:text-properties fo:color="#3465a4" loext:opacity="100%" fo:font-weight="bold" officeooo:rsid="00a52102" style:font-weight-asian="bold" style:font-weight-complex="bold"/>
    </style:style>
    <style:style style:name="T80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81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82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83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84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85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86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87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88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9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0" style:family="text">
      <style:text-properties fo:color="#2a6099" loext:opacity="100%" fo:font-weight="bold" style:font-weight-asian="bold" style:font-weight-complex="bold"/>
    </style:style>
    <style:style style:name="T91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92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93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94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1fcbea" style:font-weight-asian="bold" style:font-weight-complex="bold"/>
    </style:style>
    <style:style style:name="T97" style:family="text">
      <style:text-properties fo:font-weight="bold" officeooo:rsid="002235cc" style:font-weight-asian="bold" style:font-weight-complex="bold"/>
    </style:style>
    <style:style style:name="T98" style:family="text">
      <style:text-properties fo:font-weight="bold" officeooo:rsid="00215ebf" style:font-weight-asian="bold" style:font-weight-complex="bold"/>
    </style:style>
    <style:style style:name="T99" style:family="text">
      <style:text-properties fo:font-weight="bold" officeooo:rsid="002bbe49" style:font-weight-asian="bold" style:font-weight-complex="bold"/>
    </style:style>
    <style:style style:name="T100" style:family="text">
      <style:text-properties fo:font-weight="bold" officeooo:rsid="002db7f4" style:font-weight-asian="bold" style:font-weight-complex="bold"/>
    </style:style>
    <style:style style:name="T101" style:family="text">
      <style:text-properties fo:font-weight="bold" officeooo:rsid="002ea38b" style:font-weight-asian="bold" style:font-weight-complex="bold"/>
    </style:style>
    <style:style style:name="T102" style:family="text">
      <style:text-properties fo:font-weight="bold" officeooo:rsid="002f99c6" style:font-weight-asian="bold" style:font-weight-complex="bold"/>
    </style:style>
    <style:style style:name="T103" style:family="text">
      <style:text-properties fo:font-weight="bold" officeooo:rsid="0032fb61" style:font-weight-asian="bold" style:font-weight-complex="bold"/>
    </style:style>
    <style:style style:name="T104" style:family="text">
      <style:text-properties fo:font-weight="bold" officeooo:rsid="0036ac48" style:font-weight-asian="bold" style:font-weight-complex="bold"/>
    </style:style>
    <style:style style:name="T105" style:family="text">
      <style:text-properties fo:font-weight="bold" officeooo:rsid="00420fbf" style:font-weight-asian="bold" style:font-weight-complex="bold"/>
    </style:style>
    <style:style style:name="T106" style:family="text">
      <style:text-properties fo:font-weight="bold" officeooo:rsid="0054e049" style:font-weight-asian="bold" style:font-weight-complex="bold"/>
    </style:style>
    <style:style style:name="T107" style:family="text">
      <style:text-properties fo:font-weight="bold" officeooo:rsid="0057188a" style:font-weight-asian="bold" style:font-weight-complex="bold"/>
    </style:style>
    <style:style style:name="T108" style:family="text">
      <style:text-properties fo:font-weight="bold" officeooo:rsid="001051ec" style:font-weight-asian="bold" style:font-weight-complex="bold"/>
    </style:style>
    <style:style style:name="T109" style:family="text">
      <style:text-properties fo:font-weight="bold" officeooo:rsid="006db547" style:font-weight-asian="bold" style:font-weight-complex="bold" loext:padding="0cm" loext:border="none"/>
    </style:style>
    <style:style style:name="T110" style:family="text">
      <style:text-properties fo:font-weight="bold" officeooo:rsid="007cec2d" style:font-weight-asian="bold" style:font-weight-complex="bold"/>
    </style:style>
    <style:style style:name="T111" style:family="text">
      <style:text-properties fo:font-weight="bold" officeooo:rsid="00831b4a" style:font-weight-asian="bold" style:font-weight-complex="bold"/>
    </style:style>
    <style:style style:name="T112" style:family="text">
      <style:text-properties fo:font-weight="bold" officeooo:rsid="00874192" style:font-weight-asian="bold" style:font-weight-complex="bold"/>
    </style:style>
    <style:style style:name="T113" style:family="text">
      <style:text-properties fo:font-weight="bold" officeooo:rsid="008edff8" style:font-weight-asian="bold" style:font-weight-complex="bold"/>
    </style:style>
    <style:style style:name="T114" style:family="text">
      <style:text-properties fo:font-weight="bold" officeooo:rsid="009b7603" style:font-weight-asian="bold" style:font-weight-complex="bold"/>
    </style:style>
    <style:style style:name="T115" style:family="text">
      <style:text-properties fo:font-weight="bold" officeooo:rsid="00a1c448" style:font-weight-asian="bold" style:font-weight-complex="bold"/>
    </style:style>
    <style:style style:name="T116" style:family="text">
      <style:text-properties fo:font-weight="bold" officeooo:rsid="00d4bb6b" style:font-weight-asian="bold" style:font-weight-complex="bold"/>
    </style:style>
    <style:style style:name="T117" style:family="text">
      <style:text-properties fo:color="#000000" loext:opacity="100%"/>
    </style:style>
    <style:style style:name="T118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9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20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21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22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23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24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25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26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7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8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9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30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31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32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33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34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35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36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7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8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9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40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41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42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43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44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45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46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7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8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50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51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52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53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6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57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8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60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62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4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66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168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69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7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7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77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8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18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4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86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87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88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89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90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91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92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193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194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95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96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197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201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202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203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204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05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208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210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211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212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13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14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15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17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18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19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20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21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22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23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24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25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26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27" style:family="text">
      <style:text-properties fo:color="#000000" loext:opacity="100%" fo:font-size="14pt" style:text-underline-style="none" style:font-size-asian="12.25pt" style:font-size-complex="14pt"/>
    </style:style>
    <style:style style:name="T228" style:family="text">
      <style:text-properties fo:color="#000000" loext:opacity="100%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29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30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31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32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33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34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35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36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237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238" style:family="text">
      <style:text-properties fo:color="#000000" loext:opacity="100%" fo:font-size="14pt" style:font-size-asian="12.25pt" style:font-size-complex="14pt"/>
    </style:style>
    <style:style style:name="T239" style:family="text">
      <style:text-properties fo:color="#000000" loext:opacity="100%" officeooo:rsid="002235cc"/>
    </style:style>
    <style:style style:name="T240" style:family="text">
      <style:text-properties fo:color="#000000" loext:opacity="100%" style:text-underline-style="solid" style:text-underline-width="auto" style:text-underline-color="font-color" officeooo:rsid="002235cc"/>
    </style:style>
    <style:style style:name="T241" style:family="text">
      <style:text-properties fo:color="#000000" loext:opacity="100%" officeooo:rsid="0027a612"/>
    </style:style>
    <style:style style:name="T242" style:family="text">
      <style:text-properties fo:color="#000000" loext:opacity="100%" fo:font-weight="bold" officeooo:rsid="0027a612" style:font-weight-asian="bold" style:font-weight-complex="bold"/>
    </style:style>
    <style:style style:name="T243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44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45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46" style:family="text">
      <style:text-properties fo:color="#000000" loext:opacity="100%" fo:language="pt" fo:country="BR"/>
    </style:style>
    <style:style style:name="T247" style:family="text">
      <style:text-properties fo:color="#000000" loext:opacity="100%" fo:language="pt" fo:country="BR" fo:font-weight="bold" style:font-weight-asian="bold" style:font-weight-complex="bold"/>
    </style:style>
    <style:style style:name="T248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249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50" style:family="text">
      <style:text-properties fo:color="#000000" loext:opacity="100%" fo:language="pt" fo:country="BR" officeooo:rsid="00c67659"/>
    </style:style>
    <style:style style:name="T251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52" style:family="text">
      <style:text-properties fo:color="#000000" loext:opacity="100%" officeooo:rsid="007dfd71"/>
    </style:style>
    <style:style style:name="T253" style:family="text">
      <style:text-properties fo:language="pt" fo:country="BR"/>
    </style:style>
    <style:style style:name="T254" style:family="text">
      <style:text-properties fo:language="pt" fo:country="BR" style:text-underline-style="none" officeooo:rsid="0036ac48" style:font-size-asian="12.25pt"/>
    </style:style>
    <style:style style:name="T255" style:family="text">
      <style:text-properties fo:language="pt" fo:country="BR" style:text-underline-style="none" officeooo:rsid="00a08264" style:font-size-asian="12.25pt"/>
    </style:style>
    <style:style style:name="T256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57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58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59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60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61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262" style:family="text">
      <style:text-properties fo:language="pt" fo:country="BR" style:text-underline-style="none" officeooo:rsid="0042f174" style:font-size-asian="14pt"/>
    </style:style>
    <style:style style:name="T263" style:family="text">
      <style:text-properties fo:language="pt" fo:country="BR" style:text-underline-style="none" officeooo:rsid="006b3929"/>
    </style:style>
    <style:style style:name="T264" style:family="text">
      <style:text-properties fo:language="pt" fo:country="BR" officeooo:rsid="0033cb5e"/>
    </style:style>
    <style:style style:name="T265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66" style:family="text">
      <style:text-properties fo:color="#ce181e" loext:opacity="100%"/>
    </style:style>
    <style:style style:name="T267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68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69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70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71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72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73" style:family="text">
      <style:text-properties fo:color="#ce181e" loext:opacity="100%" fo:font-weight="bold" style:font-weight-asian="bold" style:font-weight-complex="bold"/>
    </style:style>
    <style:style style:name="T274" style:family="text">
      <style:text-properties fo:color="#ce181e" loext:opacity="100%" fo:font-weight="bold" officeooo:rsid="00215ebf" style:font-weight-asian="bold" style:font-weight-complex="bold"/>
    </style:style>
    <style:style style:name="T275" style:family="text">
      <style:text-properties fo:color="#ce181e" loext:opacity="100%" fo:font-weight="bold" officeooo:rsid="0027a612" style:font-weight-asian="bold" style:font-weight-complex="bold"/>
    </style:style>
    <style:style style:name="T276" style:family="text">
      <style:text-properties fo:color="#ce181e" loext:opacity="100%" fo:font-weight="bold" officeooo:rsid="002ea38b" style:font-weight-asian="bold" style:font-weight-complex="bold"/>
    </style:style>
    <style:style style:name="T277" style:family="text">
      <style:text-properties fo:color="#ce181e" loext:opacity="100%" fo:font-weight="bold" officeooo:rsid="005b9619" style:font-weight-asian="bold" style:font-weight-complex="bold"/>
    </style:style>
    <style:style style:name="T278" style:family="text">
      <style:text-properties fo:color="#ce181e" loext:opacity="100%" fo:font-weight="bold" officeooo:rsid="0033cb5e" style:font-weight-asian="bold" style:font-weight-complex="bold"/>
    </style:style>
    <style:style style:name="T279" style:family="text">
      <style:text-properties fo:color="#ce181e" loext:opacity="100%" fo:font-weight="bold" officeooo:rsid="009ee26e" style:font-weight-asian="bold" style:font-weight-complex="bold"/>
    </style:style>
    <style:style style:name="T280" style:family="text">
      <style:text-properties fo:color="#ce181e" loext:opacity="100%" fo:font-weight="bold" officeooo:rsid="008edff8" style:font-weight-asian="bold" style:font-weight-complex="bold"/>
    </style:style>
    <style:style style:name="T281" style:family="text">
      <style:text-properties fo:color="#ce181e" loext:opacity="100%" fo:font-weight="bold" officeooo:rsid="0095ae3b" style:font-weight-asian="bold" style:font-weight-complex="bold"/>
    </style:style>
    <style:style style:name="T282" style:family="text">
      <style:text-properties fo:color="#ce181e" loext:opacity="100%" style:text-underline-style="solid" style:text-underline-width="auto" style:text-underline-color="font-color"/>
    </style:style>
    <style:style style:name="T283" style:family="text">
      <style:text-properties fo:color="#ce181e" loext:opacity="100%" style:text-underline-style="solid" style:text-underline-width="auto" style:text-underline-color="font-color" officeooo:rsid="002bbe49"/>
    </style:style>
    <style:style style:name="T284" style:family="text">
      <style:text-properties fo:color="#ce181e" loext:opacity="100%" style:text-underline-style="solid" style:text-underline-width="auto" style:text-underline-color="font-color" officeooo:rsid="009ceb69"/>
    </style:style>
    <style:style style:name="T285" style:family="text">
      <style:text-properties fo:color="#ce181e" loext:opacity="100%" style:text-underline-style="solid" style:text-underline-width="auto" style:text-underline-color="font-color" officeooo:rsid="009d3591"/>
    </style:style>
    <style:style style:name="T286" style:family="text">
      <style:text-properties fo:color="#ce181e" loext:opacity="100%" style:text-underline-style="solid" style:text-underline-width="auto" style:text-underline-color="font-color" officeooo:rsid="008dc8ab"/>
    </style:style>
    <style:style style:name="T287" style:family="text">
      <style:text-properties fo:color="#ce181e" loext:opacity="100%" style:text-underline-style="solid" style:text-underline-width="auto" style:text-underline-color="font-color" officeooo:rsid="00c9a7fe"/>
    </style:style>
    <style:style style:name="T288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289" style:family="text">
      <style:text-properties fo:color="#ce181e" loext:opacity="100%" fo:language="pt" fo:country="BR"/>
    </style:style>
    <style:style style:name="T290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291" style:family="text">
      <style:text-properties fo:color="#ce181e" loext:opacity="100%" fo:language="pt" fo:country="BR" fo:font-weight="bold" style:font-weight-asian="bold" style:font-weight-complex="bold"/>
    </style:style>
    <style:style style:name="T292" style:family="text">
      <style:text-properties fo:color="#ce181e" loext:opacity="100%" fo:language="pt" fo:country="BR" fo:font-weight="normal" style:font-weight-asian="normal" style:font-weight-complex="normal"/>
    </style:style>
    <style:style style:name="T293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94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95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96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97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98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99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300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01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302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303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304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305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306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307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308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309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310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311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13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14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15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16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17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18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19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320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321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322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23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24" style:family="text">
      <style:text-properties fo:color="#ce181e" loext:opacity="100%" fo:font-size="14pt" style:font-size-asian="14pt" style:font-name-complex="Arial" style:font-size-complex="14pt"/>
    </style:style>
    <style:style style:name="T325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26" style:family="text">
      <style:text-properties fo:color="#ce181e" loext:opacity="100%" officeooo:rsid="007cec2d"/>
    </style:style>
    <style:style style:name="T327" style:family="text">
      <style:text-properties fo:color="#ce181e" loext:opacity="100%" officeooo:rsid="0027a612"/>
    </style:style>
    <style:style style:name="T328" style:family="text">
      <style:text-properties fo:color="#ce181e" loext:opacity="100%" officeooo:rsid="002f99c6"/>
    </style:style>
    <style:style style:name="T329" style:family="text">
      <style:text-properties fo:color="#ce181e" loext:opacity="100%" style:text-underline-style="none" officeooo:rsid="009d3591"/>
    </style:style>
    <style:style style:name="T330" style:family="text">
      <style:text-properties fo:color="#ce181e" loext:opacity="100%" style:text-underline-style="none" officeooo:rsid="00cabc2c"/>
    </style:style>
    <style:style style:name="T331" style:family="text">
      <style:text-properties fo:color="#ce181e" loext:opacity="100%" officeooo:rsid="0033cb5e"/>
    </style:style>
    <style:style style:name="T332" style:family="text">
      <style:text-properties fo:color="#ce181e" loext:opacity="100%" style:font-name="Monospace" fo:font-weight="bold" officeooo:rsid="00c1c93b" style:font-weight-asian="bold" style:font-weight-complex="bold"/>
    </style:style>
    <style:style style:name="T333" style:family="text">
      <style:text-properties fo:color="#ce181e" loext:opacity="100%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34" style:family="text">
      <style:text-properties fo:color="#ce181e" loext:opacity="100%" fo:font-weight="normal" officeooo:rsid="00601ff3" style:font-weight-asian="normal" style:font-weight-complex="normal"/>
    </style:style>
    <style:style style:name="T335" style:family="text">
      <style:text-properties fo:color="#ce181e" loext:opacity="100%" officeooo:rsid="00601ff3"/>
    </style:style>
    <style:style style:name="T336" style:family="text">
      <style:text-properties fo:color="#ce181e" loext:opacity="100%" style:font-name-asian="Times New Roman1" style:language-asian="pt" style:country-asian="BR" style:font-name-complex="Open Sans"/>
    </style:style>
    <style:style style:name="T337" style:family="text">
      <style:text-properties fo:color="#ce181e" loext:opacity="100%" style:font-name-complex="Arial"/>
    </style:style>
    <style:style style:name="T338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339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340" style:family="text">
      <style:text-properties officeooo:rsid="001b3cfa"/>
    </style:style>
    <style:style style:name="T341" style:family="text">
      <style:text-properties officeooo:rsid="001fcbea"/>
    </style:style>
    <style:style style:name="T342" style:family="text">
      <style:text-properties officeooo:rsid="00215ebf"/>
    </style:style>
    <style:style style:name="T343" style:family="text">
      <style:text-properties officeooo:rsid="002235cc"/>
    </style:style>
    <style:style style:name="T344" style:family="text">
      <style:text-properties officeooo:rsid="00236c72"/>
    </style:style>
    <style:style style:name="T345" style:family="text">
      <style:text-properties officeooo:rsid="00248c70"/>
    </style:style>
    <style:style style:name="T346" style:family="text">
      <style:text-properties officeooo:rsid="0025ed26"/>
    </style:style>
    <style:style style:name="T347" style:family="text">
      <style:text-properties officeooo:rsid="0027a612"/>
    </style:style>
    <style:style style:name="T348" style:family="text">
      <style:text-properties officeooo:rsid="002a53b3"/>
    </style:style>
    <style:style style:name="T349" style:family="text">
      <style:text-properties officeooo:rsid="002bbe49"/>
    </style:style>
    <style:style style:name="T350" style:family="text">
      <style:text-properties officeooo:rsid="002db7f4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3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4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5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6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57" style:family="text">
      <style:text-properties fo:font-style="italic" style:text-underline-style="none" officeooo:rsid="002f99c6" style:font-style-asian="italic" style:font-style-complex="italic"/>
    </style:style>
    <style:style style:name="T358" style:family="text">
      <style:text-properties fo:font-style="normal" style:font-style-asian="normal" style:font-style-complex="normal"/>
    </style:style>
    <style:style style:name="T359" style:family="text">
      <style:text-properties fo:font-style="normal" officeooo:rsid="002a53b3" style:font-style-asian="normal" style:font-style-complex="normal"/>
    </style:style>
    <style:style style:name="T36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1" style:family="text">
      <style:text-properties fo:font-style="normal" style:text-underline-style="none" style:font-style-asian="normal" style:font-style-complex="normal"/>
    </style:style>
    <style:style style:name="T362" style:family="text">
      <style:text-properties fo:font-style="normal" style:text-underline-style="none" officeooo:rsid="002f99c6" style:font-style-asian="normal" style:font-style-complex="normal"/>
    </style:style>
    <style:style style:name="T363" style:family="text">
      <style:text-properties fo:font-style="normal" style:text-underline-style="none" officeooo:rsid="00c9a7fe" style:font-style-asian="normal" style:font-style-complex="normal"/>
    </style:style>
    <style:style style:name="T3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5" style:family="text">
      <style:text-properties officeooo:rsid="002ea38b"/>
    </style:style>
    <style:style style:name="T366" style:family="text">
      <style:text-properties officeooo:rsid="002f99c6"/>
    </style:style>
    <style:style style:name="T367" style:family="text">
      <style:text-properties fo:color="#ff0000" loext:opacity="100%"/>
    </style:style>
    <style:style style:name="T368" style:family="text">
      <style:text-properties fo:color="#ff0000" loext:opacity="100%" fo:font-weight="bold" style:font-weight-asian="bold" style:font-weight-complex="bold"/>
    </style:style>
    <style:style style:name="T369" style:family="text">
      <style:text-properties fo:color="#ff0000" loext:opacity="100%" fo:font-weight="bold" officeooo:rsid="002f99c6" style:font-weight-asian="bold" style:font-weight-complex="bold"/>
    </style:style>
    <style:style style:name="T370" style:family="text">
      <style:text-properties fo:color="#ff0000" loext:opacity="100%" fo:font-weight="bold" officeooo:rsid="0032fb61" style:font-weight-asian="bold" style:font-weight-complex="bold"/>
    </style:style>
    <style:style style:name="T371" style:family="text">
      <style:text-properties fo:color="#ff0000" loext:opacity="100%" fo:font-weight="bold" officeooo:rsid="0033cb5e" style:font-weight-asian="bold" style:font-weight-complex="bold"/>
    </style:style>
    <style:style style:name="T372" style:family="text">
      <style:text-properties fo:color="#ff0000" loext:opacity="100%" fo:font-weight="bold" officeooo:rsid="003594a4" style:font-weight-asian="bold" style:font-weight-complex="bold"/>
    </style:style>
    <style:style style:name="T373" style:family="text">
      <style:text-properties fo:color="#ff0000" loext:opacity="100%" fo:font-weight="bold" officeooo:rsid="00365bb3" style:font-weight-asian="bold" style:font-weight-complex="bold"/>
    </style:style>
    <style:style style:name="T374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75" style:family="text">
      <style:text-properties fo:color="#ff0000" loext:opacity="100%" officeooo:rsid="002f99c6"/>
    </style:style>
    <style:style style:name="T376" style:family="text">
      <style:text-properties fo:color="#ff0000" loext:opacity="100%" style:text-underline-style="solid" style:text-underline-width="auto" style:text-underline-color="font-color"/>
    </style:style>
    <style:style style:name="T377" style:family="text">
      <style:text-properties fo:color="#ff0000" loext:opacity="100%" style:text-underline-style="solid" style:text-underline-width="auto" style:text-underline-color="font-color" officeooo:rsid="0032fb61"/>
    </style:style>
    <style:style style:name="T378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79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80" style:family="text">
      <style:text-properties officeooo:rsid="00310f66"/>
    </style:style>
    <style:style style:name="T381" style:family="text">
      <style:text-properties officeooo:rsid="0032fb61"/>
    </style:style>
    <style:style style:name="T382" style:family="text">
      <style:text-properties officeooo:rsid="0033cb5e"/>
    </style:style>
    <style:style style:name="T383" style:family="text">
      <style:text-properties officeooo:rsid="003594a4"/>
    </style:style>
    <style:style style:name="T384" style:family="text">
      <style:text-properties officeooo:rsid="00365bb3"/>
    </style:style>
    <style:style style:name="T385" style:family="text">
      <style:text-properties officeooo:rsid="0036ac48"/>
    </style:style>
    <style:style style:name="T386" style:family="text">
      <style:text-properties fo:color="#158466" loext:opacity="100%"/>
    </style:style>
    <style:style style:name="T387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88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89" style:family="text">
      <style:text-properties fo:color="#158466" loext:opacity="100%" fo:font-weight="bold" style:font-weight-asian="bold" style:font-weight-complex="bold"/>
    </style:style>
    <style:style style:name="T390" style:family="text">
      <style:text-properties fo:color="#158466" loext:opacity="100%" fo:font-weight="bold" officeooo:rsid="0054e049" style:font-weight-asian="bold" style:font-weight-complex="bold"/>
    </style:style>
    <style:style style:name="T391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392" style:family="text">
      <style:text-properties fo:color="#158466" loext:opacity="100%" officeooo:rsid="0054e049"/>
    </style:style>
    <style:style style:name="T393" style:family="text">
      <style:text-properties officeooo:rsid="0038219d"/>
    </style:style>
    <style:style style:name="T394" style:family="text">
      <style:text-properties officeooo:rsid="003d760d"/>
    </style:style>
    <style:style style:name="T395" style:family="text">
      <style:text-properties fo:font-weight="normal" officeooo:rsid="000d8a27" style:font-size-asian="12.25pt" style:font-weight-asian="normal" style:font-weight-complex="normal"/>
    </style:style>
    <style:style style:name="T396" style:family="text">
      <style:text-properties fo:font-weight="normal" style:font-weight-asian="normal" style:font-weight-complex="normal"/>
    </style:style>
    <style:style style:name="T397" style:family="text">
      <style:text-properties fo:font-weight="normal" officeooo:rsid="00601ff3" style:font-weight-asian="normal" style:font-weight-complex="normal"/>
    </style:style>
    <style:style style:name="T398" style:family="text">
      <style:text-properties fo:font-weight="normal" officeooo:rsid="00a8be53" style:font-weight-asian="normal" style:font-weight-complex="normal"/>
    </style:style>
    <style:style style:name="T399" style:family="text">
      <style:text-properties fo:font-weight="normal" officeooo:rsid="00c14579" style:font-weight-asian="normal" style:font-weight-complex="normal"/>
    </style:style>
    <style:style style:name="T400" style:family="text">
      <style:text-properties fo:font-weight="normal" officeooo:rsid="00d2cd17" style:font-weight-asian="normal" style:font-weight-complex="normal"/>
    </style:style>
    <style:style style:name="T401" style:family="text">
      <style:text-properties officeooo:rsid="00420fbf"/>
    </style:style>
    <style:style style:name="T402" style:family="text">
      <style:text-properties officeooo:rsid="0043a9db"/>
    </style:style>
    <style:style style:name="T403" style:family="text">
      <style:text-properties officeooo:rsid="0045316e"/>
    </style:style>
    <style:style style:name="T404" style:family="text">
      <style:text-properties officeooo:rsid="00475c1e"/>
    </style:style>
    <style:style style:name="T405" style:family="text">
      <style:text-properties officeooo:rsid="0047e3b4"/>
    </style:style>
    <style:style style:name="T406" style:family="text">
      <style:text-properties officeooo:rsid="0052ae4e"/>
    </style:style>
    <style:style style:name="T407" style:family="text">
      <style:text-properties fo:color="#ff8000" loext:opacity="100%"/>
    </style:style>
    <style:style style:name="T408" style:family="text">
      <style:text-properties fo:color="#ff8000" loext:opacity="100%" fo:font-weight="bold" style:font-weight-asian="bold" style:font-weight-complex="bold"/>
    </style:style>
    <style:style style:name="T409" style:family="text">
      <style:text-properties fo:color="#ff8000" loext:opacity="100%" fo:font-weight="bold" officeooo:rsid="0054e049" style:font-weight-asian="bold" style:font-weight-complex="bold"/>
    </style:style>
    <style:style style:name="T410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11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12" style:family="text">
      <style:text-properties fo:color="#ff8000" loext:opacity="100%" officeooo:rsid="0054e049"/>
    </style:style>
    <style:style style:name="T413" style:family="text">
      <style:text-properties officeooo:rsid="0055cfe9"/>
    </style:style>
    <style:style style:name="T414" style:family="text">
      <style:text-properties officeooo:rsid="005746e4"/>
    </style:style>
    <style:style style:name="T4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5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5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5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5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5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5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3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6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6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66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67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68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69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0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71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74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75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76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477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8" style:family="text">
      <style:text-properties fo:font-variant="normal" fo:text-transform="none" fo:color="#ce181e" loext:opacity="100%" style:font-name="Monospace" fo:letter-spacing="normal" fo:font-style="normal" fo:font-weight="bold" officeooo:rsid="008d5afd" style:font-weight-asian="bold" style:font-name-complex="Arial" style:font-weight-complex="bold"/>
    </style:style>
    <style:style style:name="T479" style:family="text">
      <style:text-properties fo:font-variant="normal" fo:text-transform="none" fo:color="#ce181e" loext:opacity="100%" style:font-name="Monospace" fo:letter-spacing="normal" fo:font-style="normal" fo:font-weight="bold" officeooo:rsid="00c1c93b" style:font-weight-asian="bold" style:font-name-complex="Arial" style:font-weight-complex="bold"/>
    </style:style>
    <style:style style:name="T480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81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82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83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84" style:family="text">
      <style:text-properties fo:font-variant="normal" fo:text-transform="none" style:font-name="Liberation Serif" fo:letter-spacing="normal" fo:font-style="normal" style:text-underline-style="none"/>
    </style:style>
    <style:style style:name="T485" style:family="text">
      <style:text-properties fo:font-variant="normal" fo:text-transform="none" style:font-name="Liberation Serif" fo:letter-spacing="normal" fo:font-style="normal" officeooo:rsid="0064a97c"/>
    </style:style>
    <style:style style:name="T48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8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9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9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94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95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96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7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8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9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0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1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502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503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504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505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5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07" style:family="text">
      <style:text-properties fo:font-variant="normal" fo:text-transform="none" fo:color="#121416" loext:opacity="100%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08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09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10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11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12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13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14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515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516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17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18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19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20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21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2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23" style:family="text">
      <style:text-properties fo:font-size="14pt" style:text-underline-style="none" style:font-size-asian="12.25pt" style:font-size-complex="14pt"/>
    </style:style>
    <style:style style:name="T524" style:family="text">
      <style:text-properties fo:font-size="14pt" style:font-size-asian="14pt" style:font-name-complex="Arial" style:font-size-complex="14pt"/>
    </style:style>
    <style:style style:name="T525" style:family="text">
      <style:text-properties fo:font-size="14pt" officeooo:rsid="00c09a5b" style:font-size-asian="14pt" style:font-name-complex="Arial" style:font-size-complex="14pt"/>
    </style:style>
    <style:style style:name="T526" style:family="text">
      <style:text-properties officeooo:rsid="00689d6d"/>
    </style:style>
    <style:style style:name="T527" style:family="text">
      <style:text-properties officeooo:rsid="001051ec"/>
    </style:style>
    <style:style style:name="T528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29" style:family="text">
      <style:text-properties officeooo:rsid="006db547" loext:padding="0cm" loext:border="none"/>
    </style:style>
    <style:style style:name="T530" style:family="text">
      <style:text-properties officeooo:rsid="007031b3" loext:padding="0cm" loext:border="none"/>
    </style:style>
    <style:style style:name="T531" style:family="text">
      <style:text-properties officeooo:rsid="007223ac"/>
    </style:style>
    <style:style style:name="T532" style:family="text">
      <style:text-properties style:text-line-through-style="solid" style:text-line-through-type="single" officeooo:rsid="007cec2d"/>
    </style:style>
    <style:style style:name="T533" style:family="text">
      <style:text-properties style:text-line-through-style="solid" style:text-line-through-type="single" officeooo:rsid="002f99c6"/>
    </style:style>
    <style:style style:name="T534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35" style:family="text">
      <style:text-properties style:text-line-through-style="solid" style:text-line-through-type="single" style:text-underline-style="none" officeooo:rsid="002f99c6"/>
    </style:style>
    <style:style style:name="T536" style:family="text">
      <style:text-properties style:text-line-through-style="solid" style:text-line-through-type="single" officeooo:rsid="0033cb5e"/>
    </style:style>
    <style:style style:name="T537" style:family="text">
      <style:text-properties officeooo:rsid="007cec2d"/>
    </style:style>
    <style:style style:name="T538" style:family="text">
      <style:text-properties officeooo:rsid="00831b4a"/>
    </style:style>
    <style:style style:name="T539" style:family="text">
      <style:text-properties officeooo:rsid="00874192"/>
    </style:style>
    <style:style style:name="T540" style:family="text">
      <style:text-properties officeooo:rsid="0087dd7a"/>
    </style:style>
    <style:style style:name="T541" style:family="text">
      <style:text-properties officeooo:rsid="008b0b92"/>
    </style:style>
    <style:style style:name="T542" style:family="text">
      <style:text-properties officeooo:rsid="008dc8ab"/>
    </style:style>
    <style:style style:name="T543" style:family="text">
      <style:text-properties officeooo:rsid="008edff8"/>
    </style:style>
    <style:style style:name="T544" style:family="text">
      <style:text-properties officeooo:rsid="0095ae3b"/>
    </style:style>
    <style:style style:name="T545" style:family="text">
      <style:text-properties officeooo:rsid="0096e5db"/>
    </style:style>
    <style:style style:name="T546" style:family="text">
      <style:text-properties officeooo:rsid="009b7603"/>
    </style:style>
    <style:style style:name="T547" style:family="text">
      <style:text-properties officeooo:rsid="009ceb69"/>
    </style:style>
    <style:style style:name="T548" style:family="text">
      <style:text-properties officeooo:rsid="009d3591"/>
    </style:style>
    <style:style style:name="T549" style:family="text">
      <style:text-properties officeooo:rsid="009ee26e"/>
    </style:style>
    <style:style style:name="T550" style:family="text">
      <style:text-properties officeooo:rsid="00a08264"/>
    </style:style>
    <style:style style:name="T551" style:family="text">
      <style:text-properties officeooo:rsid="00a1c448"/>
    </style:style>
    <style:style style:name="T552" style:family="text">
      <style:text-properties style:font-name="Monospace" fo:font-weight="bold" officeooo:rsid="00c1c93b" style:font-weight-asian="bold" style:font-weight-complex="bold"/>
    </style:style>
    <style:style style:name="T553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54" style:family="text">
      <style:text-properties officeooo:rsid="00060e55"/>
    </style:style>
    <style:style style:name="T555" style:family="text">
      <style:text-properties officeooo:rsid="00a2f1f3"/>
    </style:style>
    <style:style style:name="T556" style:family="text">
      <style:text-properties officeooo:rsid="00a52102"/>
    </style:style>
    <style:style style:name="T557" style:family="text">
      <style:text-properties officeooo:rsid="00a63f25"/>
    </style:style>
    <style:style style:name="T558" style:family="text">
      <style:text-properties officeooo:rsid="0054e049"/>
    </style:style>
    <style:style style:name="T559" style:family="text">
      <style:text-properties officeooo:rsid="00a77815"/>
    </style:style>
    <style:style style:name="T560" style:family="text">
      <style:text-properties officeooo:rsid="006b3929" fo:background-color="#ffffff" loext:char-shading-value="0" style:font-name-complex="Arial"/>
    </style:style>
    <style:style style:name="T561" style:family="text">
      <style:text-properties officeooo:rsid="00c09a5b" fo:background-color="#ffffff" loext:char-shading-value="0" style:font-name-complex="Arial"/>
    </style:style>
    <style:style style:name="T562" style:family="text">
      <style:text-properties officeooo:rsid="00bb9f5d"/>
    </style:style>
    <style:style style:name="T563" style:family="text">
      <style:text-properties fo:font-size="26pt" style:font-size-asian="26pt" style:font-size-complex="26pt"/>
    </style:style>
    <style:style style:name="T564" style:family="text">
      <style:text-properties style:font-name-asian="Times New Roman1" style:language-asian="pt" style:country-asian="BR" style:font-name-complex="Open Sans"/>
    </style:style>
    <style:style style:name="T565" style:family="text">
      <style:text-properties style:font-name-asian="Times New Roman1" style:language-asian="pt" style:country-asian="BR" style:font-name-complex="Open Sans" loext:padding="0cm" loext:border="none"/>
    </style:style>
    <style:style style:name="T566" style:family="text">
      <style:text-properties officeooo:rsid="00bf2d83" style:font-name-asian="Times New Roman1" style:language-asian="pt" style:country-asian="BR" style:font-name-complex="Open Sans"/>
    </style:style>
    <style:style style:name="T567" style:family="text">
      <style:text-properties officeooo:rsid="00e977e4" style:font-name-asian="Times New Roman1" style:language-asian="pt" style:country-asian="BR" style:font-name-complex="Open Sans"/>
    </style:style>
    <style:style style:name="T568" style:family="text">
      <style:text-properties officeooo:rsid="00c09a5b"/>
    </style:style>
    <style:style style:name="T569" style:family="text">
      <style:text-properties style:font-name-asian="Microsoft JhengHei" style:language-asian="pt" style:country-asian="BR" style:font-name-complex="Times New Roman1"/>
    </style:style>
    <style:style style:name="T570" style:family="text">
      <style:text-properties officeooo:rsid="00c09a5b" style:font-name-asian="Microsoft JhengHei" style:language-asian="pt" style:country-asian="BR" style:font-name-complex="Times New Roman1"/>
    </style:style>
    <style:style style:name="T571" style:family="text">
      <style:text-properties style:font-name="Calibri" fo:font-size="11pt" style:font-size-asian="11pt" style:font-name-complex="Arial" style:font-size-complex="11pt"/>
    </style:style>
    <style:style style:name="T572" style:family="text">
      <style:text-properties style:font-name-complex="Arial"/>
    </style:style>
    <style:style style:name="T573" style:family="text">
      <style:text-properties officeooo:rsid="00c09a5b" style:font-name-complex="Arial"/>
    </style:style>
    <style:style style:name="T574" style:family="text">
      <style:text-properties fo:background-color="#eeece1" loext:char-shading-value="0" style:font-name-asian="Microsoft JhengHei"/>
    </style:style>
    <style:style style:name="T575" style:family="text">
      <style:text-properties officeooo:rsid="003bd37a"/>
    </style:style>
    <style:style style:name="T576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77" style:family="text">
      <style:text-properties fo:color="#bf0041" loext:opacity="100%" fo:language="pt" fo:country="BR"/>
    </style:style>
    <style:style style:name="T578" style:family="text">
      <style:text-properties fo:color="#bf0041" loext:opacity="100%" fo:language="pt" fo:country="BR" fo:font-weight="bold" style:font-weight-asian="bold" style:font-weight-complex="bold"/>
    </style:style>
    <style:style style:name="T579" style:family="text">
      <style:text-properties fo:color="#bf0041" loext:opacity="100%" fo:font-weight="bold" style:font-weight-asian="bold" style:font-weight-complex="bold"/>
    </style:style>
    <style:style style:name="T580" style:family="text">
      <style:text-properties officeooo:rsid="00cabc2c"/>
    </style:style>
    <style:style style:name="T581" style:family="text">
      <style:text-properties officeooo:rsid="00cc930b"/>
    </style:style>
    <style:style style:name="T582" style:family="text">
      <style:text-properties officeooo:rsid="00ce7365"/>
    </style:style>
    <style:style style:name="T583" style:family="text">
      <style:text-properties officeooo:rsid="00ce81cf"/>
    </style:style>
    <style:style style:name="T584" style:family="text">
      <style:text-properties officeooo:rsid="00ceab10"/>
    </style:style>
    <style:style style:name="T585" style:family="text">
      <style:text-properties fo:color="#5983b0" loext:opacity="100%" fo:font-weight="bold" style:font-weight-asian="bold" style:font-weight-complex="bold"/>
    </style:style>
    <style:style style:name="T586" style:family="text">
      <style:text-properties officeooo:rsid="00d4bb6b"/>
    </style:style>
    <style:style style:name="T587" style:family="text">
      <style:text-properties fo:font-size="18pt" officeooo:rsid="00bb9f5d" style:font-size-asian="18pt" style:font-size-complex="18pt"/>
    </style:style>
    <style:style style:name="T588" style:family="text">
      <style:text-properties officeooo:rsid="00eae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“Não brigue com a banca, é mais fácil você estar errado!”</text:p>
      <text:p text:style-name="P19"/>
      <text:p text:style-name="P17"/>
      <text:p text:style-name="P1">Problemas da norma culta</text:p>
      <text:p text:style-name="P126"/>
      <text:p text:style-name="P126"/>
      <text:p text:style-name="P20"><text:tab/><text:span text:style-name="T274">E</text:span><text:span text:style-name="T61">migrar</text:span><text:span text:style-name="T342"> é ir para o </text:span><text:span text:style-name="T98">exterior</text:span><text:span text:style-name="T342">, para fora, sair do país de origem</text:span></text:p>
      <text:p text:style-name="P20"><text:tab/>“<text:span text:style-name="T345">Muitos emigrantes eram de Governador Valadares”</text:span></text:p>
      <text:p text:style-name="P20"><text:tab/><text:span text:style-name="T274">I</text:span><text:span text:style-name="T61">migrar</text:span><text:span text:style-name="T342"> é ir para dentro, </text:span><text:span text:style-name="T98">interno</text:span><text:span text:style-name="T342">, entrar em país estrangeiro</text:span></text:p>
      <text:p text:style-name="P20"><text:tab/><text:span text:style-name="T342">Evasão é ir para fora, externo</text:span></text:p>
      <text:p text:style-name="P20"><text:tab/><text:span text:style-name="T342">Invasão é ir para dentro à força</text:span></text:p>
      <text:p text:style-name="P20"><text:tab/><text:span text:style-name="T342">Emergir é ir para fora, elevar algo acima do nível da água</text:span></text:p>
      <text:p text:style-name="P20"><text:tab/><text:span text:style-name="T342">Imergir é ir para dentro, afundar algo em líquido</text:span></text:p>
      <text:p text:style-name="P20"/>
      <text:p text:style-name="P123"/>
      <text:p text:style-name="P28"><text:tab/><text:span text:style-name="T60">Es</text:span><text:span text:style-name="T273">T</text:span><text:span text:style-name="T60">e</text:span><text:span text:style-name="T56"> </text:span>é per<text:span text:style-name="T95">T</text:span>o de quem fala, <text:span text:style-name="T266">presen</text:span><text:span text:style-name="T273">T</text:span><text:span text:style-name="T266">e</text:span>, <text:span text:style-name="T2">introduz ideia nova</text:span> ainda não mencionada</text:p>
      <text:p text:style-name="P28"><text:tab/>“Não esqueça is<text:span text:style-name="T95">T</text:span>o: você será aprovado”<text:tab/>“<text:span text:style-name="T401">Comemore es</text:span><text:span text:style-name="T105">T</text:span><text:span text:style-name="T401">e ano que começa”</text:span></text:p>
      <text:p text:style-name="P29"><text:tab/><text:span text:style-name="T60">Es</text:span><text:span text:style-name="T273">S</text:span><text:span text:style-name="T60">se</text:span> é próximo de quem ouve, <text:span text:style-name="T266">pas</text:span><text:span text:style-name="T273">S</text:span><text:span text:style-name="T266">ado</text:span>, <text:span text:style-name="T2">retoma termo, oração já mencionad</text:span><text:span text:style-name="T34">a</text:span><text:line-break/><text:tab/>“Você vencerá, não esqueça is<text:span text:style-name="T95">S</text:span>o!”</text:p>
      <text:p text:style-name="P28"><text:tab/><text:span text:style-name="T62">Aquele, </text:span><text:span text:style-name="T76">Naquele</text:span><text:span text:style-name="T343"> é distante dos dois, passado remoto</text:span></text:p>
      <text:p text:style-name="P28"><text:tab/>“<text:span text:style-name="T401">Pegue aquele lápis atrás da cômoda”<text:tab/><text:tab/>“Naquele tempo o rock reinava”</text:span></text:p>
      <text:p text:style-name="P20"/>
      <text:p text:style-name="P122"/>
      <text:p text:style-name="P20"><text:tab/><text:span text:style-name="T62">De mais</text:span><text:span text:style-name="T343"> transmite ideia de </text:span><text:span text:style-name="T97">quantidade</text:span><text:span text:style-name="T343"> e se liga a um </text:span><text:span text:style-name="T97">substantivo</text:span></text:p>
      <text:p text:style-name="P20"><text:tab/>“<text:span text:style-name="T343">Acho que comprei </text:span><text:span text:style-name="T6">comida de mais</text:span><text:span text:style-name="T343">” (locução adjetiva)</text:span></text:p>
      <text:p text:style-name="P20"><text:tab/><text:span text:style-name="T62">Demais</text:span><text:span text:style-name="T343"> transmite ideia de </text:span><text:span text:style-name="T97">intensidade</text:span><text:span text:style-name="T343"> e se liga ao </text:span><text:span text:style-name="T97">verbo</text:span></text:p>
      <text:p text:style-name="P20"><text:tab/>“<text:span text:style-name="T343">Acho que </text:span><text:span text:style-name="T6">comi demais</text:span><text:span text:style-name="T343">!” (advérbio)</text:span></text:p>
      <text:p text:style-name="P20"/>
      <text:p text:style-name="P122"/>
      <text:p text:style-name="P122"><text:tab/><text:span text:style-name="T62">Por que</text:span><text:span text:style-name="T239">: equivale a “</text:span><text:span text:style-name="T240">por qual</text:span><text:span text:style-name="T239">” motivo ou “</text:span><text:span text:style-name="T240">pelo qual</text:span><text:span text:style-name="T239">” motivo</text:span></text:p>
      <text:p text:style-name="P30"><text:tab/>“Esse foi o motivo por que o demiti”</text:p>
      <text:p text:style-name="P122"><text:span text:style-name="T239"><text:tab/></text:span><text:span text:style-name="T62">Porque</text:span><text:span text:style-name="T239">: equivale a “pois, como”<text:tab/>É usado em </text:span><text:span text:style-name="T240">respostas</text:span></text:p>
      <text:p text:style-name="P122"><text:span text:style-name="T239"><text:tab/></text:span><text:span text:style-name="T62">Por quê</text:span><text:span text:style-name="T239">: usado em pergunta no </text:span><text:span text:style-name="T240">fim da frase</text:span></text:p>
      <text:p text:style-name="P122"><text:span text:style-name="T239"><text:tab/></text:span><text:span text:style-name="T62">Porquê</text:span><text:span text:style-name="T239">: é um </text:span><text:span text:style-name="T240">substantivo</text:span></text:p>
      <text:p text:style-name="P20"/>
      <text:p text:style-name="P122"/>
      <text:p text:style-name="P21"><text:tab/><text:span text:style-name="T62">Onde</text:span><text:span text:style-name="T343"> é </text:span><text:span text:style-name="T6">pronome</text:span><text:span text:style-name="T343"> que indica </text:span><text:span text:style-name="T97">lugar</text:span><text:span text:style-name="T343">, seja físico ou fictício, </text:span><text:span text:style-name="T6">não</text:span><text:span text:style-name="T343"> exige preposição. <text:tab/><text:tab/><text:tab/></text:span>“<text:span text:style-name="T343">Onde poderia refugiar-me?”<text:tab/></text:span></text:p>
      <text:p text:style-name="P20"><text:tab/><text:span text:style-name="T62">Aonde</text:span><text:span text:style-name="T343"> é pronome que indica </text:span><text:span text:style-name="T97">direção</text:span><text:span text:style-name="T343"> ou </text:span><text:span text:style-name="T97">movimento</text:span><text:span text:style-name="T343">, </text:span><text:span text:style-name="T6">exige a preposição ‘a’</text:span><text:span text:style-name="T343"><text:tab/><text:tab/>“Aonde estamos indo?”<text:tab/>(quem vai, vai ‘</text:span><text:span text:style-name="T97">a</text:span><text:span text:style-name="T343">’ algum lugar)<text:tab/></text:span></text:p>
      <text:p text:style-name="P20"><text:soft-page-break/><text:tab/><text:span text:style-name="T63">Sessão</text:span><text:span text:style-name="T344"> é uma </text:span><text:span text:style-name="T8">reunião</text:span><text:span text:style-name="T344">, em um espetáculo, uma sessão da tarde</text:span></text:p>
      <text:p text:style-name="P20"><text:tab/><text:span text:style-name="T63">Seção</text:span><text:span text:style-name="T344"> é uma </text:span><text:span text:style-name="T8">divisão</text:span><text:span text:style-name="T344">, uma repartição, um departamento da prefeitura</text:span></text:p>
      <text:p text:style-name="P20"><text:tab/><text:span text:style-name="T63">Cessão</text:span><text:span text:style-name="T344"> é </text:span><text:span text:style-name="T8">verbo</text:span></text:p>
      <text:p text:style-name="P20"/>
      <text:p text:style-name="P122"/>
      <text:p text:style-name="P20"><text:tab/><text:span text:style-name="T64">A cerca de</text:span><text:span text:style-name="T346">: perto de, </text:span><text:span text:style-name="T9">próximo</text:span><text:span text:style-name="T346"> de</text:span></text:p>
      <text:p text:style-name="P20"><text:tab/><text:span text:style-name="T64">Acerca de</text:span><text:span text:style-name="T346">: a respeito de, </text:span><text:span text:style-name="T9">sobre</text:span><text:span text:style-name="T346"> </text:span><text:span text:style-name="T9">tal</text:span><text:span text:style-name="T346"> assunto</text:span></text:p>
      <text:p text:style-name="P20"><text:tab/><text:span text:style-name="T64">Há cerca de:</text:span><text:span text:style-name="T346"> </text:span><text:span text:style-name="T9">tempo</text:span><text:span text:style-name="T346"> aproximado e já transcorrido, </text:span><text:span text:style-name="T9">passado</text:span><text:span text:style-name="T346">, equivalente a “faz aproximadamente”</text:span></text:p>
      <text:p text:style-name="P20"><text:tab/><text:span text:style-name="T346">Daqui </text:span><text:span text:style-name="T64">a</text:span><text:span text:style-name="T346"> pouco: tempo futuro, que vai acontecer</text:span></text:p>
      <text:p text:style-name="P20"/>
      <text:p text:style-name="P152">Flexão verbal:</text:p>
      <text:p text:style-name="P125"><text:span text:style-name="T241"><text:tab/></text:span><text:span text:style-name="T65">Há</text:span><text:span text:style-name="T241"> como tempo decorrido: “Não </text:span><text:span text:style-name="T242">há</text:span><text:span text:style-name="T241"> homens como antes”</text:span></text:p>
      <text:p text:style-name="P32">No sentido de <text:span text:style-name="T266">existir</text:span>, é sempre <text:span text:style-name="T352">impessoal</text:span> e deve ficar no singular<text:tab/></text:p>
      <text:p text:style-name="P124"><text:span text:style-name="T241"><text:tab/></text:span><text:span text:style-name="T65">Faz</text:span><text:span text:style-name="T241"> como tempo decorrido: “</text:span><text:span text:style-name="T242">Fazia</text:span><text:span text:style-name="T241"> algumas horas que cheguei” <text:s/>(e não ‘faziam’)</text:span></text:p>
      <text:p text:style-name="P122"><text:span text:style-name="T241"><text:tab/></text:span><text:span text:style-name="T65">A</text:span><text:span text:style-name="T241"> como tempo futuro ou distância: “Serei nomeado daqui </text:span><text:span text:style-name="T242">a</text:span><text:span text:style-name="T241"> um mês”</text:span></text:p>
      <text:p text:style-name="P20"/>
      <text:p text:style-name="P122"/>
      <text:p text:style-name="P20"><text:tab/><text:span text:style-name="T65">Mei</text:span><text:span text:style-name="T275">a</text:span><text:span text:style-name="T347">: (</text:span><text:span text:style-name="T327">metade</text:span><text:span text:style-name="T347">) é </text:span><text:span text:style-name="T7">numeral</text:span><text:span text:style-name="T347"> fracionário, virá vinculado a um substantivo, concordando normalmente<text:tab/>“meia-noite, meia garrafa, meia folha”</text:span></text:p>
      <text:p text:style-name="P20"><text:tab/><text:span text:style-name="T65">Mei</text:span><text:span text:style-name="T275">o</text:span><text:span text:style-name="T347">: (</text:span><text:span text:style-name="T327">pouco</text:span><text:span text:style-name="T347">) é </text:span><text:span text:style-name="T7">advérbio</text:span><text:span text:style-name="T347"> de intensidade, virá vinculado a um adjetivo e não flexiona<text:tab/>“meio cansada, meio distraída, meio louca, ela está meio triste”</text:span></text:p>
      <text:p text:style-name="P20"/>
      <text:p text:style-name="P122"/>
      <text:p text:style-name="P23"><text:tab/><text:span text:style-name="T66">Afim</text:span><text:span text:style-name="T348">: </text:span><text:span text:style-name="T10">ideias iguais</text:span><text:span text:style-name="T348">, sentido de afinidade, afins</text:span></text:p>
      <text:p text:style-name="P23"><text:tab/><text:span text:style-name="T66">A fim de</text:span><text:span text:style-name="T348">: </text:span><text:span text:style-name="T10">intenção</text:span><text:span text:style-name="T348">, objetivo, </text:span><text:span text:style-name="T10">finalidade</text:span><text:span text:style-name="T348"> de<text:tab/>“A mina está a fim de você”</text:span></text:p>
      <text:p text:style-name="P20"/>
      <text:p text:style-name="P20"/>
      <text:p text:style-name="P22"><text:tab/><text:span text:style-name="T67">Senão</text:span><text:span text:style-name="T99">:</text:span><text:span text:style-name="T349"> expressa ideia </text:span><text:span text:style-name="T283">contrária</text:span><text:span text:style-name="T349"><text:tab/><text:tab/>“a não ser”<text:tab/>“caso contrário”<text:line-break/><text:tab/>“Não tenho feito outra coisa a não ser estudar”<text:tab/>- observe verbo no indicativo</text:span></text:p>
      <text:p text:style-name="P31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47">s</text:span>e <text:span text:style-name="T351">senão</text:span><text:span text:style-name="T358"> será </text:span><text:span text:style-name="T360">junto</text:span></text:p>
      <text:p text:style-name="P20"><text:tab/><text:span text:style-name="T68">Se não</text:span><text:span text:style-name="T100">: </text:span><text:span text:style-name="T350">(if-else) expressa </text:span><text:span text:style-name="T284">condição </text:span><text:span text:style-name="T287">negativa</text:span><text:span text:style-name="T350">, alternativa<text:tab/>“caso não”<text:tab/>“quando não”</text:span></text:p>
      <text:p text:style-name="P20"><text:tab/>“<text:span text:style-name="T350">Serás aprovado se não desistir”<text:tab/>- observe verbo no subjuntivo</text:span></text:p>
      <text:p text:style-name="P31">Macete: sempre que <text:span text:style-name="T2">tirar o </text:span><text:span text:style-name="T352">não</text:span><text:span text:style-name="T360"> da frase e ainda fizer sentido</text:span><text:span text:style-name="T358">, então será </text:span><text:span text:style-name="T360">separado</text:span><text:span text:style-name="T361"> </text:span><text:span text:style-name="T363">(porque existe condição positiva)</text:span></text:p>
      <text:p text:style-name="P36"><text:span text:style-name="T358"><text:tab/></text:span><text:span text:style-name="T359">Podem ser conjunção, preposição ou até substantivo</text:span></text:p>
      <text:p text:style-name="P122"/>
      <text:p text:style-name="P122"/>
      <text:p text:style-name="P20"><text:tab/><text:span text:style-name="T68">Per</text:span><text:span text:style-name="T276">c</text:span><text:span text:style-name="T68">a:</text:span><text:span text:style-name="T350"> é uma flexão </text:span><text:span text:style-name="T356">verbal</text:span><text:span text:style-name="T350">, geralmente usado no imperativo<text:line-break/><text:tab/>“Não quero que perca a vaga”</text:span></text:p>
      <text:p text:style-name="P20"><text:tab/><text:span text:style-name="T68">Per</text:span><text:span text:style-name="T276">d</text:span><text:span text:style-name="T68">a:</text:span><text:span text:style-name="T100"> </text:span><text:span text:style-name="T350">é um </text:span><text:span text:style-name="T356">substantivo</text:span><text:span text:style-name="T350">, então admite artigo, pronome<text:line-break/><text:tab/>“Espero que não haja a perda da bagagem”</text:span></text:p>
      <text:p text:style-name="P20"><text:soft-page-break/></text:p>
      <text:p text:style-name="P20"/>
      <text:p text:style-name="P20"><text:tab/><text:span text:style-name="T510">Ao</text:span><text:span text:style-name="T580"> </text:span><text:span text:style-name="T276">I</text:span><text:span text:style-name="T69">nvés de</text:span><text:span text:style-name="T101">:</text:span><text:span text:style-name="T365"> ideia de “</text:span><text:span text:style-name="T38">ao contrário </text:span><text:span text:style-name="T51">de”</text:span><text:span text:style-name="T365">, </text:span><text:span text:style-name="T11">apresenta antônimos</text:span></text:p>
      <text:p text:style-name="P20"><text:tab/>“<text:span text:style-name="T365">Novo ao invés de velho”<text:tab/>“Ao invés de falar ele ficou calado”</text:span></text:p>
      <text:p text:style-name="P20"><text:tab/><text:span text:style-name="T69">Em vez de</text:span><text:span text:style-name="T365">: tem ideia de </text:span><text:span text:style-name="T11">substituição</text:span><text:span text:style-name="T38">, </text:span><text:span text:style-name="T39">e pode ser usado no lugar de “</text:span><text:span text:style-name="T357">invés de”</text:span><text:span text:style-name="T362"> sem <text:tab/>problemas<text:tab/><text:tab/>“Não trabalhe se estiver doente, em vez disso, vá ao médico”</text:span></text:p>
      <text:p text:style-name="P20"/>
      <text:p text:style-name="P20"/>
      <text:p text:style-name="P20"><text:tab/><text:span text:style-name="T70">Conquanto</text:span><text:span text:style-name="T366">: ideia de </text:span><text:span text:style-name="T285">contradição</text:span><text:span text:style-name="T329"> <text:s text:c="3"/></text:span><text:span text:style-name="T366">“embora” <text:s text:c="3"/>“apesar de” <text:s text:c="3"/>“se bem que”</text:span></text:p>
      <text:p text:style-name="P20"><text:tab/>“<text:span text:style-name="T366">Você pode ir, conquanto preciso de você ainda”</text:span></text:p>
      <text:p text:style-name="P27"><text:tab/><text:span text:style-name="T70">Porquanto</text:span><text:span text:style-name="T366">: explicação, </text:span><text:span text:style-name="T12">justificando</text:span><text:span text:style-name="T366"> o que foi dito anteriormente, equivale a “</text:span><text:span text:style-name="T328">porque</text:span><text:span text:style-name="T366">”</text:span></text:p>
      <text:p text:style-name="P20"><text:tab/>“<text:span text:style-name="T366">recusou o convite da festa, porquanto antipatizava com o anfitrião”</text:span></text:p>
      <text:p text:style-name="P20"/>
      <text:p text:style-name="P20"/>
      <text:p text:style-name="P20"><text:tab/><text:span text:style-name="T70">De encontro a</text:span><text:span text:style-name="T366">: ir contra, chocar-se, </text:span><text:span text:style-name="T12">discordar</text:span><text:span text:style-name="T366"> (batida de carro)</text:span></text:p>
      <text:p text:style-name="P20"><text:tab/>“<text:span text:style-name="T366">minha ideia vai de encontro a sua”<text:tab/><text:tab/>“</text:span><text:span text:style-name="T12">os carros bateram de encontro</text:span><text:span text:style-name="T366">”</text:span></text:p>
      <text:p text:style-name="P20"><text:tab/><text:span text:style-name="T70">Ao encontro de</text:span><text:span text:style-name="T366">: a favor, </text:span><text:span text:style-name="T12">concorda</text:span><text:span text:style-name="T366">, mesmo sentido, em comum</text:span></text:p>
      <text:p text:style-name="P20"><text:tab/>“<text:span text:style-name="T366">Seu objetivo vai ao encontro do meu”</text:span></text:p>
      <text:p text:style-name="P20"/>
      <text:p text:style-name="P20"/>
      <text:p text:style-name="P20"><text:tab/><text:span text:style-name="T70">Dia a dia</text:span><text:span text:style-name="T366">: como </text:span><text:span text:style-name="T102">substantivo</text:span><text:span text:style-name="T366">, tem sentido de </text:span><text:span text:style-name="T12">cotidiano</text:span></text:p>
      <text:p text:style-name="P20"><text:tab/>“<text:span text:style-name="T366">Zé está feliz com seu </text:span><text:span text:style-name="T12">dia a dia</text:span><text:span text:style-name="T366">”</text:span></text:p>
      <text:p text:style-name="P20"><text:tab/><text:span text:style-name="T70">Dia a dia</text:span><text:span text:style-name="T366">: como </text:span><text:span text:style-name="T102">advérbio</text:span><text:span text:style-name="T366">: tem sentido de </text:span><text:span text:style-name="T12">diariamente</text:span></text:p>
      <text:p text:style-name="P20"><text:tab/>“<text:span text:style-name="T366">Zé se </text:span><text:span text:style-name="T12">esforça dia a dia</text:span><text:span text:style-name="T366"> para melhorar”<text:tab/>Note que o advérbio se liga ao verbo</text:span></text:p>
      <text:p text:style-name="P26"><text:tab/><text:span text:style-name="T533">Dia-a-dia</text:span><text:span text:style-name="T366"> com hífen não existe mais!</text:span></text:p>
      <text:p text:style-name="P20"/>
      <text:p text:style-name="P20"/>
      <text:p text:style-name="P20"><text:tab/><text:span text:style-name="T70">Sobretudo</text:span><text:span text:style-name="T366">: </text:span><text:span text:style-name="T12">advérbio</text:span><text:span text:style-name="T366">, significa “principalmente”<text:tab/>“especialmente”</text:span></text:p>
      <text:p text:style-name="P20"><text:tab/><text:span text:style-name="T70">Sobre tudo</text:span><text:span text:style-name="T366">: a respeito de tudo<text:tab/><text:tab/>“Felipe Neto discute sobre tudo o que ouve”</text:span></text:p>
      <text:p text:style-name="P20"/>
      <text:p text:style-name="P20"/>
      <text:p text:style-name="P20"><text:tab/><text:span text:style-name="T71">De baixo</text:span><text:span text:style-name="T380">: “de baixo para cima”<text:tab/>“de baixo nível”</text:span></text:p>
      <text:p text:style-name="P20"><text:tab/><text:span text:style-name="T71">Abaixo</text:span><text:span text:style-name="T380">: </text:span><text:span text:style-name="T40">posição inferior, lugar menos elevado, igual a </text:span><text:span text:style-name="T380">“embaixo” ou “debaixo”</text:span></text:p>
      <text:p text:style-name="P20"><text:tab/>“<text:span text:style-name="T380">O que há abaixo (ou embaixo) da minha cama?”</text:span></text:p>
      <text:p text:style-name="P20"><text:tab/><text:span text:style-name="T71">A baixo</text:span><text:span text:style-name="T380">: estabelece relação com as expressões “de cima” ou “do alto”</text:span></text:p>
      <text:p text:style-name="P20"><text:tab/><text:span text:style-name="T381">É formada pela preposição “a” + substantivo “baixo”</text:span></text:p>
      <text:p text:style-name="P20"><text:tab/>“<text:span text:style-name="T380">Analisou-a de cima a baixo”<text:tab/><text:tab/>“Percorreu o morro de cima a baixo”</text:span></text:p>
      <text:p text:style-name="P20"/>
      <text:p text:style-name="P20"/>
      <text:p text:style-name="P20"><text:tab/><text:span text:style-name="T72">Trá</text:span><text:span text:style-name="T370">s</text:span><text:span text:style-name="T381">: </text:span><text:span text:style-name="T13">traseira</text:span><text:span text:style-name="T381">, atrás<text:tab/>“Está no banco de trás”</text:span></text:p>
      <text:p text:style-name="P20"><text:tab/><text:span text:style-name="T72">Tra</text:span><text:span text:style-name="T370">z</text:span><text:span text:style-name="T381">: </text:span><text:span text:style-name="T13">verbo</text:span><text:span text:style-name="T381"> trazer</text:span></text:p>
      <text:p text:style-name="P20"/>
      <text:p text:style-name="P20"><text:soft-page-break/></text:p>
      <text:p text:style-name="P20"><text:tab/><text:span text:style-name="T72">In</text:span><text:span text:style-name="T370">c</text:span><text:span text:style-name="T72">ipiente</text:span><text:span text:style-name="T381">: significa </text:span><text:span text:style-name="T13">prin</text:span><text:span text:style-name="T377">c</text:span><text:span text:style-name="T13">ipiante</text:span></text:p>
      <text:p text:style-name="P20"><text:tab/><text:span text:style-name="T72">In</text:span><text:span text:style-name="T370">s</text:span><text:span text:style-name="T72">ipiente</text:span><text:span text:style-name="T381">: significa tolo, </text:span><text:span text:style-name="T13">burro</text:span></text:p>
      <text:p text:style-name="P95"/>
      <text:p text:style-name="P95"/>
      <text:p text:style-name="P95"/>
      <text:p text:style-name="P20"><text:span text:style-name="T103"><text:tab/></text:span><text:span text:style-name="T72">Sob</text:span><text:span text:style-name="T381">: em</text:span><text:span text:style-name="T13">baixo</text:span><text:span text:style-name="T381"> de, em estado de</text:span></text:p>
      <text:p text:style-name="P20"><text:tab/>“<text:span text:style-name="T381">Trabalho bem sob pressão”<text:tab/>“Ao Sr. Harry Potter. O armário sob a escada”</text:span></text:p>
      <text:p text:style-name="P20"><text:tab/><text:span text:style-name="T72">Sobre</text:span><text:span text:style-name="T381">: em </text:span><text:span text:style-name="T13">cima</text:span><text:span text:style-name="T381"> de, acerca de</text:span></text:p>
      <text:p text:style-name="P20"><text:tab/>“<text:span text:style-name="T381">Deixe o celular sobre a mesa”<text:tab/><text:tab/>“A aula de hoje é sobre animais”</text:span></text:p>
      <text:p text:style-name="P20"/>
      <text:p text:style-name="P20"/>
      <text:p text:style-name="P25"><text:tab/><text:span text:style-name="T73">Tampouco</text:span><text:span text:style-name="T382">: </text:span><text:span text:style-name="T14">advérbio</text:span><text:span text:style-name="T382"> de </text:span><text:span text:style-name="T331">negação</text:span><text:span text:style-name="T382">, usado para reforçar uma negação,</text:span></text:p>
      <text:p text:style-name="P25"><text:span text:style-name="T382"><text:tab/>equivale a “também não”<text:tab/></text:span>“<text:span text:style-name="T383">Não gosto de jabá, tampouco jerimum”</text:span></text:p>
      <text:p text:style-name="P25"><text:tab/><text:span text:style-name="T74">Tão</text:span><text:span text:style-name="T383"> </text:span><text:span text:style-name="T74">pouco</text:span><text:span text:style-name="T383">: </text:span><text:span text:style-name="T21">locução</text:span><text:span text:style-name="T383"> </text:span><text:span text:style-name="T21">adverbial</text:span><text:span text:style-name="T383"> de intensidade, equivale muito pouco, pouca coisa</text:span></text:p>
      <text:p text:style-name="P25"><text:tab/>“<text:span text:style-name="T548">O senhor está </text:span><text:span text:style-name="T23">comendo tão pouco</text:span><text:span text:style-name="T548">!”</text:span></text:p>
      <text:p text:style-name="P25"/>
      <text:p text:style-name="P25"/>
      <text:p text:style-name="P25"><text:tab/><text:span text:style-name="T372">I</text:span><text:span text:style-name="T74">minência</text:span><text:span text:style-name="T383">: instiga a acontecer, que ameaça se concretizar, perigo iminente</text:span></text:p>
      <text:p text:style-name="P25"><text:tab/><text:span text:style-name="T372">E</text:span><text:span text:style-name="T74">minência</text:span><text:span text:style-name="T383">: emana poder, pessoa proeminente, notoriedade</text:span></text:p>
      <text:p text:style-name="P25"/>
      <text:p text:style-name="P25"/>
      <text:p text:style-name="P25"><text:tab/><text:span text:style-name="T74">I</text:span><text:span text:style-name="T372">n</text:span><text:span text:style-name="T74">fligir</text:span><text:span text:style-name="T383">: aplicar pena<text:tab/>atenção porque é sem ‘2n’</text:span></text:p>
      <text:p text:style-name="P25"><text:tab/><text:span text:style-name="T74">I</text:span><text:span text:style-name="T372">n</text:span><text:span text:style-name="T74">fri</text:span><text:span text:style-name="T372">n</text:span><text:span text:style-name="T74">gir</text:span><text:span text:style-name="T383">: infração<text:tab/><text:tab/><text:tab/><text:tab/> <text:s text:c="7"/>com ‘2n’</text:span></text:p>
      <text:p text:style-name="P20"/>
      <text:p text:style-name="P24"/>
      <text:p text:style-name="P24"><text:tab/><text:span text:style-name="T74">D</text:span><text:span text:style-name="T372">e</text:span><text:span text:style-name="T74">spensa</text:span><text:span text:style-name="T383">: onde guardamos </text:span><text:span text:style-name="T21">alimento</text:span><text:span text:style-name="T51"> (</text:span><text:span text:style-name="T330">e</text:span><text:span text:style-name="T51">at)</text:span></text:p>
      <text:p text:style-name="P24"><text:tab/><text:span text:style-name="T74">D</text:span><text:span text:style-name="T372">i</text:span><text:span text:style-name="T74">spensa</text:span><text:span text:style-name="T383">: </text:span><text:span text:style-name="T21">verbo</text:span><text:span text:style-name="T383">, dispensar o </text:span><text:span text:style-name="T52">funcionário</text:span></text:p>
      <text:p text:style-name="P24"/>
      <text:p text:style-name="P24"/>
      <text:p text:style-name="P24"><text:tab/><text:span text:style-name="T74">E</text:span><text:span text:style-name="T372">x</text:span><text:span text:style-name="T74">pectador</text:span><text:span text:style-name="T383">: aquele que permanece em </text:span><text:span text:style-name="T21">e</text:span><text:span text:style-name="T288">x</text:span><text:span text:style-name="T21">pectativa</text:span></text:p>
      <text:p text:style-name="P24"><text:tab/><text:span text:style-name="T74">E</text:span><text:span text:style-name="T372">s</text:span><text:span text:style-name="T74">pectador</text:span><text:span text:style-name="T383">: aquele que assiste um </text:span><text:span text:style-name="T21">e</text:span><text:span text:style-name="T288">s</text:span><text:span text:style-name="T21">petáculo</text:span><text:span text:style-name="T383">, telespectador</text:span></text:p>
      <text:p text:style-name="P24"/>
      <text:p text:style-name="P24"/>
      <text:p text:style-name="P24"><text:tab/><text:span text:style-name="T75">Pr</text:span><text:span text:style-name="T373">o</text:span><text:span text:style-name="T75">cedente</text:span>: tem 2 significados</text:p>
      <text:p text:style-name="P24"><text:tab/>1<text:span text:style-name="T384">-</text:span>que tem fundamento, que <text:span text:style-name="T2">é justo</text:span><text:tab/>“<text:span text:style-name="T545">seu argumento é procedente!”<text:line-break/><text:tab/></text:span>2<text:span text:style-name="T384">-</text:span><text:span text:style-name="T36">originário<text:tab/>, </text:span><text:span text:style-name="T23">que provém de</text:span><text:span text:style-name="T48">...</text:span><text:span text:style-name="T36"><text:tab/><text:tab/>“</text:span><text:span text:style-name="T53">os </text:span><text:span text:style-name="T46">documentos </text:span><text:span text:style-name="T53">são </text:span><text:span text:style-name="T46">procedentes da 3º vara”</text:span><text:span text:style-name="T36"><text:tab/></text:span></text:p>
      <text:p text:style-name="P24"><text:tab/><text:span text:style-name="T60">Pr</text:span><text:span text:style-name="T368">e</text:span><text:span text:style-name="T60">cedente</text:span>: que precede, ocorrido <text:span text:style-name="T15">anterior</text:span><text:span text:style-name="T47"><text:tab/>“</text:span><text:span text:style-name="T46">o roubo foi precedente à agressão”</text:span></text:p>
      <text:p text:style-name="P96"/>
      <text:p text:style-name="P37"/>
      <text:p text:style-name="P37"><text:span text:style-name="T384"><text:tab/></text:span><text:span text:style-name="T75">D</text:span><text:span text:style-name="T373">e</text:span><text:span text:style-name="T75">scriminar</text:span><text:span text:style-name="T384">: tirar o crime, inocentar</text:span></text:p>
      <text:p text:style-name="P38"><text:span text:style-name="T384"><text:tab/></text:span><text:span text:style-name="T75">D</text:span><text:span text:style-name="T373">i</text:span><text:span text:style-name="T75">scriminar</text:span><text:span text:style-name="T384">: separar, discriminação racial</text:span></text:p>
      <text:p text:style-name="P24"><text:soft-page-break/></text:p>
      <text:p text:style-name="P24"/>
      <text:p text:style-name="P24"><text:tab/><text:span text:style-name="T75">Ta</text:span><text:span text:style-name="T373">ch</text:span><text:span text:style-name="T75">ado</text:span><text:span text:style-name="T384">: atribuir </text:span><text:span text:style-name="T15">defeito</text:span><text:span text:style-name="T384"><text:tab/><text:tab/>“Fulano foi tachado de feio”</text:span></text:p>
      <text:p text:style-name="P24"><text:tab/><text:span text:style-name="T75">Ta</text:span><text:span text:style-name="T373">x</text:span><text:span text:style-name="T75">ado</text:span><text:span text:style-name="T384">: derivado de </text:span><text:span text:style-name="T15">taxa</text:span><text:span text:style-name="T384">, tributado</text:span></text:p>
      <text:p text:style-name="P24"/>
      <text:p text:style-name="P24"/>
      <text:p text:style-name="P24"/>
      <text:p text:style-name="P24"><text:tab/><text:span text:style-name="T70">Haja vist</text:span><text:span text:style-name="T369">a</text:span><text:span text:style-name="T375">:</text:span><text:span text:style-name="T366"> pega a visão!<text:line-break/><text:tab/>Porque </text:span><text:span text:style-name="T533">haja </text:span><text:span text:style-name="T535">visto</text:span><text:span text:style-name="T39"> </text:span><text:span text:style-name="T12">não existe</text:span><text:span text:style-name="T366">!</text:span></text:p>
      <text:p text:style-name="P24"/>
      <text:p text:style-name="P24"/>
      <text:p text:style-name="P24"><text:tab/><text:span text:style-name="T73">Compa</text:span><text:span text:style-name="T371">nh</text:span><text:span text:style-name="T73">ia</text:span><text:span text:style-name="T382">: somente com NH</text:span></text:p>
      <text:p text:style-name="P24"><text:tab/><text:span text:style-name="T382">Porque </text:span><text:span text:style-name="T536">compania</text:span><text:span text:style-name="T382"> não existe!</text:span></text:p>
      <text:p text:style-name="P24"/>
      <text:p text:style-name="P24"><text:tab/><text:span text:style-name="T77">Sal</text:span><text:span text:style-name="T281">v</text:span><text:span text:style-name="T77">a</text:span><text:span text:style-name="T544">: de palmas, significa saudação<text:line-break/><text:tab/>Porque salma não existe!</text:span></text:p>
      <text:p text:style-name="P24"/>
      <text:p text:style-name="P24"/>
      <text:p text:style-name="P24"><text:tab/><text:span text:style-name="T73">Benefi</text:span><text:span text:style-name="T278">cen</text:span><text:span text:style-name="T73">te</text:span><text:span text:style-name="T382">: jantar beneficente, por beneficência coloque somente um ‘i’!</text:span></text:p>
      <text:p text:style-name="P24"><text:tab/><text:span text:style-name="T382">Porque </text:span><text:span text:style-name="T536">beneficiente</text:span><text:span text:style-name="T382"> não existe!</text:span></text:p>
      <text:p text:style-name="P24"/>
      <text:p text:style-name="P24"/>
      <text:p text:style-name="P24"><text:tab/><text:span text:style-name="T73">Cabele</text:span><text:span text:style-name="T371">i</text:span><text:span text:style-name="T73">re</text:span><text:span text:style-name="T371">i</text:span><text:span text:style-name="T73">ro</text:span><text:span text:style-name="T382"> e </text:span><text:span text:style-name="T73">Mante</text:span><text:span text:style-name="T371">i</text:span><text:span text:style-name="T73">gue</text:span><text:span text:style-name="T371">i</text:span><text:span text:style-name="T73">ra:</text:span><text:span text:style-name="T382"> são com dois ‘i’</text:span></text:p>
      <text:p text:style-name="P24"/>
      <text:p text:style-name="P24"/>
      <text:p text:style-name="P24"><text:tab/><text:span text:style-name="T73">Aterri</text:span><text:span text:style-name="T371">ss</text:span><text:span text:style-name="T73">agem</text:span><text:span text:style-name="T382"> ou </text:span><text:span text:style-name="T73">Aterri</text:span><text:span text:style-name="T371">z</text:span><text:span text:style-name="T73">agem</text:span><text:span text:style-name="T382">: existem e estão certos, seja com ‘ss’ ou ‘z’</text:span></text:p>
      <text:p text:style-name="P111"><text:span text:style-name="T253"><text:tab/></text:span><text:span text:style-name="T264">Porque aterrisagem não existe!</text:span></text:p>
      <text:p text:style-name="P3">Processos de Formação de Palavras</text:p>
      <text:p text:style-name="P2"/>
      <text:p text:style-name="P35">Existem 2 processos, por <text:span text:style-name="T57">derivação</text:span> e por <text:span text:style-name="T57">composição</text:span>:</text:p>
      <text:p text:style-name="P35"/>
      <text:list xml:id="list1808961405" text:style-name="L1">
        <text:list-item>
          <text:p text:style-name="P201"><text:span text:style-name="T80">Derivação</text:span><text:span text:style-name="T119"> por:</text:span></text:p>
          <text:p text:style-name="P218"/>
          <text:p text:style-name="P218"><text:span text:style-name="T105">Prefixação</text:span><text:tab/><text:tab/><text:tab/><text:tab/>“feliz” → “infeliz”</text:p>
          <text:p text:style-name="P218"><text:span text:style-name="T105">Sufixação</text:span><text:tab/><text:tab/><text:tab/><text:tab/>“feliz” → “felicidade”</text:p>
          <text:p text:style-name="P218"><text:span text:style-name="T105">Prefixação </text:span>e <text:span text:style-name="T95">sufixação</text:span><text:tab/><text:tab/>“feliz” → “infelizmente”</text:p>
          <text:p text:style-name="P218"><text:span text:style-name="T105">Parassíntese</text:span>: a palavra <text:span text:style-name="T2">não existe se tirar o</text:span> prefixo ou sufixo → “<text:span text:style-name="T266">anoitecer</text:span>”</text:p>
          <text:p text:style-name="P218"><text:span text:style-name="T105">Imprópria</text:span>: substantiva a palavra através de um <text:span text:style-name="T282">artigo</text:span></text:p>
          <text:p text:style-name="P219"><text:tab/><text:span text:style-name="T549">(verbo)</text:span>“andar” → “o andar 12º”<text:tab/><text:tab/><text:span text:style-name="T549">(verbo)</text:span>“jantar” → “o jantar”</text:p>
        </text:list-item>
      </text:list>
      <text:p text:style-name="P35"><text:span text:style-name="T105"><text:tab/>R</text:span><text:span text:style-name="T95">egressiva</text:span>: o verbo vira <text:span text:style-name="T2">substantivo abstrato</text:span>, <text:span text:style-name="T549">quando </text:span><text:span text:style-name="T266">perde elementos</text:span><text:line-break/>“beijar” → “beijo”<text:tab/><text:tab/>“lutar” → “luta”<text:tab/><text:span text:style-name="T341">(viram substantivos derivados de verbos)</text:span></text:p>
      <text:list xml:id="list225504569926881" text:continue-numbering="true" text:style-name="L1">
        <text:list-header>
          <text:p text:style-name="P218"/>
        </text:list-header>
        <text:list-item>
          <text:p text:style-name="P218"><text:s/><text:span text:style-name="T60">Composição</text:span> por:</text:p>
          <text:p text:style-name="P218"><text:span text:style-name="T95">justaposição</text:span>: <text:span text:style-name="T341">acréscimo de vogais </text:span><text:span text:style-name="T96">sem</text:span><text:span text:style-name="T341"> a </text:span><text:span text:style-name="T5">perda</text:span><text:span text:style-name="T341"> </text:span><text:span text:style-name="T5">de</text:span><text:span text:style-name="T341"> </text:span><text:span text:style-name="T5">letras</text:span><text:span text:style-name="T341">:<text:tab/></text:span></text:p>
          <text:p text:style-name="P218"><text:tab/>“<text:span text:style-name="T341">águas-vivas”<text:tab/>“guarda-chuva”<text:tab/>“girassol”</text:span></text:p>
          <text:p text:style-name="P218"><text:span text:style-name="T95">aglutinação</text:span>: <text:span text:style-name="T341">acréscimo de vogais </text:span><text:span text:style-name="T96">com</text:span><text:span text:style-name="T341"> a </text:span><text:span text:style-name="T5">perda</text:span><text:span text:style-name="T341"> </text:span><text:span text:style-name="T5">de</text:span><text:span text:style-name="T341"> </text:span><text:span text:style-name="T5">letras</text:span><text:span text:style-name="T341">:<text:tab/><text:tab/></text:span>“<text:span text:style-name="T341">aguardente”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6">O que é?</text:p>
      <text:p text:style-name="P67"><text:span text:style-name="T273"><text:line-break/></text:span>-<text:span text:style-name="T95">Dígrafo</text:span>: são 2 letras para representar um <text:span text:style-name="T2">único fonema</text:span>: <text:span text:style-name="T279">nh</text:span><text:span text:style-name="T549">, </text:span><text:span text:style-name="T279">lh</text:span></text:p>
      <text:p text:style-name="P66">-<text:span text:style-name="T95">Encontro</text:span> <text:span text:style-name="T95">vocálico</text:span>: vogais <text:span text:style-name="T549">juntas</text:span> numa palavra, podendo ser <text:span text:style-name="T266">ditongo</text:span>, <text:span text:style-name="T266">tritongo</text:span> ou <text:span text:style-name="T266">hiato</text:span></text:p>
      <text:p text:style-name="P66">-<text:span text:style-name="T95">Hiato</text:span>: <text:span text:style-name="T540">encontro de 2 vogais que pertencem a sílabas diferentes</text:span> <text:span text:style-name="T549">(</text:span>saúde, hiato, <text:span text:style-name="T540">feiura</text:span>)</text:p>
      <text:p text:style-name="P4">Recursos da Semântica</text:p>
      <text:p text:style-name="P55"/>
      <text:p text:style-name="P55"/>
      <text:p text:style-name="P54"><text:span text:style-name="T90">POLISSEMIA</text:span>: mesma palavra com vários significados (e <text:span text:style-name="T2">não muda a classe gramatical</text:span>)</text:p>
      <text:p text:style-name="P54"><text:tab/>Vela de cera, vela de barco // <text:span text:style-name="T549">Manga // Língua // Nota // Bala</text:span></text:p>
      <text:p text:style-name="P54"/>
      <text:p text:style-name="P54"><text:span text:style-name="T90">HOMÔNIMOS</text:span>: <text:span text:style-name="T95">igual</text:span> na escrita ou pronúncia. <text:span text:style-name="T550">Existem 3 tipos:</text:span></text:p>
      <text:list text:style-name="L2">
        <text:list-item>
          <text:p text:style-name="P258"><text:span text:style-name="T385">Homó</text:span><text:span text:style-name="T104">fonos</text:span><text:span text:style-name="T385">: </text:span>Viagem – substantivo<text:tab/>viajem – verbo</text:p>
        </text:list-item>
        <text:list-item>
          <text:p text:style-name="P259"><text:span text:style-name="T254">Homó</text:span><text:span text:style-name="T256">grafos</text:span><text:span text:style-name="T254">: Apoio – suporte <text:s text:c="3"/>apoio – verbo <text:s/>// <text:s/></text:span><text:span text:style-name="T255">colher(subst) - colher(verbo)</text:span></text:p>
        </text:list-item>
        <text:list-item>
          <text:p text:style-name="P220"><text:span text:style-name="T95">Perfeitos</text:span>: cedo – advérbio <text:s text:c="3"/>cedo – verbo <text:s text:c="3"/>// <text:s text:c="3"/><text:span text:style-name="T550">caminho, luta, pus</text:span></text:p>
        </text:list-item>
      </text:list>
      <text:p text:style-name="P54"><text:tab/></text:p>
      <text:p text:style-name="P180"><text:span text:style-name="T91">PARÔNIMOS</text:span><text:span text:style-name="T118">: escrita </text:span><text:span text:style-name="T155">parecida<text:line-break/></text:span><text:span text:style-name="T118"><text:tab/>Mandado </text:span><text:span text:style-name="T132">(juiz) </text:span><text:span text:style-name="T118">– mandato </text:span><text:span text:style-name="T132">(político)<text:tab/></text:span><text:span text:style-name="T118"><text:tab/>eminente – iminente</text:span></text:p>
      <text:p text:style-name="P63"/>
      <text:p text:style-name="P63"/>
      <text:p text:style-name="P180"><text:span text:style-name="T388">H</text:span><text:span text:style-name="T387">IPERONÍMIA</text:span><text:span text:style-name="T118">: palavras com significados mais </text:span><text:span text:style-name="T171">abrangentes</text:span></text:p>
      <text:p text:style-name="P63">A palavra ‘<text:span text:style-name="T550">f</text:span>rutas’ é hiperonímia de banana, maçã, melão…</text:p>
      <text:p text:style-name="P63"/>
      <text:p text:style-name="P180"><text:span text:style-name="T387">HIPONÍMIA</text:span><text:span text:style-name="T118">: é o contrário, </text:span><text:span text:style-name="T130">tem um sentido mais </text:span><text:span text:style-name="T172">restrito</text:span></text:p>
      <text:p text:style-name="P63">Brasil, Argentina, Uruguai são hiponímias da palavra país.</text:p>
      <text:p text:style-name="P10">Acentuação</text:p>
      <text:p text:style-name="P78"/>
      <text:p text:style-name="P82"><text:span text:style-name="T60">OXÍTONAS</text:span>: São acentuadas as <text:span text:style-name="T581">oxítonas</text:span> terminadas em <text:span text:style-name="T541">(seguidas ou não de ‘s’)</text:span>:<text:line-break/></text:p>
      <text:list text:style-name="L3">
        <text:list-item>
          <text:p text:style-name="P202"><text:span text:style-name="T184">a</text:span><text:span text:style-name="T141">, </text:span><text:span text:style-name="T184">e</text:span><text:span text:style-name="T141">, </text:span><text:span text:style-name="T184">o</text:span><text:span text:style-name="T141">, </text:span><text:span text:style-name="T184">em/</text:span><text:span text:style-name="T185">ns</text:span><text:span text:style-name="T141"><text:tab/>“</text:span><text:span text:style-name="T148">sabiá, atrás, café, japonês, vovô, após, amém, parabéns”<text:line-break/></text:span></text:p>
        </text:list-item>
        <text:list-item>
          <text:p text:style-name="P203"><text:span text:style-name="T184">ditongo</text:span><text:span text:style-name="T141"> </text:span><text:span text:style-name="T184">ab</text:span><text:span text:style-name="T302">é</text:span><text:span text:style-name="T184">rto</text:span><text:span text:style-name="T141"><text:tab/>“chapéu, herói, </text:span><text:span text:style-name="T144">anéis, papéis, troféu</text:span><text:span text:style-name="T141">”<text:line-break/></text:span></text:p>
        </text:list-item>
        <text:list-item>
          <text:p text:style-name="P203"><text:span text:style-name="T163">Hiato</text:span><text:span text:style-name="T148"> </text:span><text:span text:style-name="T149">(</text:span><text:span text:style-name="T296">i</text:span><text:span text:style-name="T147"> ou </text:span><text:span text:style-name="T296">u</text:span><text:span text:style-name="T162">)</text:span><text:span text:style-name="T147"><text:tab/>“baú, Piauí, Jaú, </text:span><text:span text:style-name="T148">Açaí, </text:span><text:span text:style-name="T147">Itaú, Grajaú, </text:span><text:span text:style-name="T148">tui.ui.ú”</text:span></text:p>
        </text:list-item>
      </text:list>
      <text:p text:style-name="P80"/>
      <text:p text:style-name="P79">Algumas <text:span text:style-name="T95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79"/>
      <text:p text:style-name="P79"/>
      <text:p text:style-name="P81"><text:span text:style-name="T60">PAROXÍTONAS</text:span>: <text:span text:style-name="T393">Perceba que são regras quase semelhantes às oxítonas.<text:line-break/></text:span></text:p>
      <text:list text:style-name="L4">
        <text:list-item>
          <text:p text:style-name="P204"><text:span text:style-name="T379">LINURXÃO</text:span><text:span text:style-name="T528"><text:tab/></text:span><text:span text:style-name="T145">“</text:span><text:span text:style-name="T146">Têxti</text:span><text:span text:style-name="T161">l</text:span><text:span text:style-name="T146">, júr</text:span><text:span text:style-name="T161">i</text:span><text:span text:style-name="T146">, hífe</text:span><text:span text:style-name="T161">n</text:span><text:span text:style-name="T146">, vír</text:span><text:span text:style-name="T161">u</text:span><text:span text:style-name="T146">s, caráte</text:span><text:span text:style-name="T161">r</text:span><text:span text:style-name="T146">, tóra</text:span><text:span text:style-name="T161">x</text:span><text:span text:style-name="T146">,ím</text:span><text:span text:style-name="T161">ã</text:span><text:span text:style-name="T146">, órg</text:span><text:span text:style-name="T161">ão</text:span><text:span text:style-name="T146">”<text:line-break/></text:span></text:p>
        </text:list-item>
        <text:list-item>
          <text:p text:style-name="P205"><text:span text:style-name="T143">Paroxítonas terminadas em </text:span><text:span text:style-name="T158">ditongo<text:tab/> <text:s text:c="4"/></text:span><text:span text:style-name="T141">“</text:span><text:span text:style-name="T145">história, cerimônia, jóquei, lírio”<text:line-break/></text:span></text:p>
        </text:list-item>
        <text:list-item>
          <text:p text:style-name="P205"><text:span text:style-name="T162">H</text:span><text:span text:style-name="T158">iato </text:span><text:span text:style-name="T143">(</text:span><text:span text:style-name="T297">i</text:span><text:span text:style-name="T159"> </text:span><text:span text:style-name="T149">ou</text:span><text:span text:style-name="T143"> </text:span><text:span text:style-name="T297">u</text:span><text:span text:style-name="T143">)<text:tab/>“</text:span><text:span text:style-name="T147">juízes, faísca, caíste, egoísta, construí-lo, saúde, reúne<text:line-break/></text:span><text:span text:style-name="T182">Exceção</text:span><text:span text:style-name="T146">: 3 palavras não tem acento no hiato: “</text:span><text:span text:style-name="T182">feiura</text:span><text:span text:style-name="T146">, </text:span><text:span text:style-name="T182">baiuca</text:span><text:span text:style-name="T146">, </text:span><text:span text:style-name="T182">bocaiuva</text:span><text:span text:style-name="T146">”</text:span><text:span text:style-name="T147"><text:line-break/></text:span></text:p>
        </text:list-item>
        <text:list-item>
          <text:p text:style-name="P269"><text:span text:style-name="T162">P</text:span><text:span text:style-name="T164">lurais</text:span><text:span text:style-name="T142"> (</text:span><text:span text:style-name="T165">i, </text:span><text:span text:style-name="T160">is</text:span><text:span text:style-name="T144">, </text:span><text:span text:style-name="T165">on, </text:span><text:span text:style-name="T160">ons</text:span><text:span text:style-name="T144">, </text:span><text:span text:style-name="T162">um</text:span><text:span text:style-name="T149">, </text:span><text:span text:style-name="T162">u</text:span><text:span text:style-name="T165">n</text:span><text:span text:style-name="T162">s</text:span><text:span text:style-name="T149">, </text:span><text:span text:style-name="T160">us</text:span><text:span text:style-name="T150">) </text:span><text:span text:style-name="T141">“</text:span><text:span text:style-name="T150">táxi, grátis, prótons, álbum, fóruns, bônus</text:span><text:span text:style-name="T146">”</text:span><text:span text:style-name="T141"><text:line-break/></text:span><text:span text:style-name="T183">Exceção</text:span><text:span text:style-name="T151">: </text:span><text:span text:style-name="T142">paroxítonas terminadas </text:span><text:span text:style-name="T152">com</text:span><text:span text:style-name="T142"> </text:span><text:span text:style-name="T301">‘</text:span><text:span text:style-name="T299">ens</text:span><text:span text:style-name="T301">’ </text:span><text:span text:style-name="T170">nã</text:span><text:span text:style-name="T244">o</text:span><text:span text:style-name="T245"> </text:span><text:span text:style-name="T244">recebem</text:span><text:span text:style-name="T245"> </text:span><text:span text:style-name="T244">acento</text:span><text:span text:style-name="T243">: </text:span><text:span text:style-name="T504">hifens, itens, polens, abdomens, imagens, jovens, nuvens, totens</text:span></text:p>
        </text:list-item>
      </text:list>
      <text:p text:style-name="P99"/>
      <text:p text:style-name="P90">*<text:span text:style-name="T32">Sem</text:span><text:span text:style-name="T575"> </text:span><text:span text:style-name="T32">acento</text:span><text:span text:style-name="T571"> </text:span><text:span text:style-name="T501">mais </text:span><text:span text:style-name="T503">nos</text:span><text:span text:style-name="T501"> </text:span><text:span text:style-name="T503">homônimos perfeitos</text:span><text:span text:style-name="T501">: </text:span><text:span text:style-name="T511">pára</text:span><text:span text:style-name="T501"> - para, </text:span><text:span text:style-name="T511">pêlo</text:span><text:span text:style-name="T501"> - pelo, </text:span><text:span text:style-name="T511">pólo</text:span><text:span text:style-name="T501"> - polo, </text:span><text:span text:style-name="T511">pêra</text:span><text:span text:style-name="T501"> - pera.</text:span></text:p>
      <text:p text:style-name="P85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voo</text:span><text:span text:style-name="T501">, </text:span><text:span text:style-name="T491">deem</text:span><text:span text:style-name="T501">, </text:span><text:span text:style-name="T491">leem</text:span><text:span text:style-name="T501">, </text:span><text:span text:style-name="T493">preveem</text:span></text:p>
      <text:p text:style-name="P85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derivados</text:span><text:span text:style-name="T501"> de </text:span><text:span text:style-name="T512">P</text:span><text:span text:style-name="T478">Ô</text:span><text:span text:style-name="T512">R/</text:span><text:span text:style-name="T513">P</text:span><text:span text:style-name="T479">Ô</text:span><text:span text:style-name="T513">DE</text:span><text:span text:style-name="T501">: compor, dispor, repor, </text:span><text:span text:style-name="T502">supor, </text:span><text:span text:style-name="T492">pores do sol</text:span><text:span text:style-name="T502">.</text:span></text:p>
      <text:p text:style-name="P161">*<text:span text:style-name="T33">F</text:span><text:span text:style-name="T2">acultativo</text:span>: é opcional somente no verbo <text:span text:style-name="T552">D</text:span><text:span text:style-name="T332">Ê</text:span><text:span text:style-name="T552">MOS</text:span> e no substantivo <text:span text:style-name="T553">F</text:span><text:span text:style-name="T333">Ô</text:span><text:span text:style-name="T553">RMA</text:span>.</text:p>
      <text:p text:style-name="P83"/>
      <text:p text:style-name="P84"><text:span text:style-name="T115">P</text:span><text:span text:style-name="T95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51">a</text:span>, re<text:span text:style-name="T2">cor</text:span>de, ru<text:span text:style-name="T2">bri</text:span>ca, i<text:span text:style-name="T2">be</text:span>ro, l<text:span text:style-name="T266">á</text:span>tex</text:p>
      <text:p text:style-name="P83"/>
      <text:p text:style-name="P83"/>
      <text:p text:style-name="P79"><text:span text:style-name="T60">PAROXÍTONAS</text:span><text:span text:style-name="T56">: </text:span><text:span text:style-name="T394">todas!</text:span></text:p>
      <text:p text:style-name="P11">Crase</text:p>
      <text:p text:style-name="P18"/>
      <text:list text:style-name="L5">
        <text:list-item>
          <text:p text:style-name="P270"><text:span text:style-name="T186">Palavras no </text:span><text:span text:style-name="T84">masculino</text:span><text:span text:style-name="T186">, crase </text:span><text:span text:style-name="T84">é pepino</text:span><text:span text:style-name="T186">.</text:span></text:p>
        </text:list-item>
        <text:list-item>
          <text:p text:style-name="P251">Diante de <text:span text:style-name="T508">pronome</text:span>, crase <text:span text:style-name="T508">passa fome</text:span>. <text:span text:style-name="T551">Exceções:</text:span></text:p>
          <text:list>
            <text:list-item>
              <text:p text:style-name="P251">pronomes <text:span text:style-name="T2">demonstrativos</text:span>: AQUELA, QUAL, MESMA, OUTRA, PRÓPRIA</text:p>
            </text:list-item>
            <text:list-item>
              <text:p text:style-name="P251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52">Diante de <text:span text:style-name="T58">ação</text:span>, crase <text:span text:style-name="T58">é</text:span><text:span text:style-name="T56"> </text:span><text:span text:style-name="T58">marcação</text:span>.</text:p>
        </text:list-item>
        <text:list-item>
          <text:p text:style-name="P253">Antes de <text:span text:style-name="T509">artigo</text:span>, crase é um <text:span text:style-name="T509">perigo</text:span></text:p>
        </text:list-item>
        <text:list-item>
          <text:p text:style-name="P252"><text:span text:style-name="T58">Palavras</text:span> <text:span text:style-name="T58">repetidas</text:span>, crases <text:span text:style-name="T58">proibidas</text:span>.</text:p>
        </text:list-item>
        <text:list-item>
          <text:p text:style-name="P252">Sendo <text:span text:style-name="T58">à moda de</text:span>, crase <text:span text:style-name="T58">vai vencer</text:span><text:span text:style-name="T484">: são as lo</text:span>cuções <text:span text:style-name="T2">adverbiais</text:span>.<text:line-break/>Exemplo: às vezes, à vontade</text:p>
        </text:list-item>
        <text:list-item>
          <text:p text:style-name="P254">Diante de <text:span text:style-name="T58">número</text:span>, semana, mês; crase <text:span text:style-name="T58">faz mal</text:span>.<text:line-break/> <text:span text:style-name="T554">Exemplo: de 0 a 100, de segunda a sexta, de Janeiro a Dezembro, de 2014 a 2018.</text:span></text:p>
        </text:list-item>
        <text:list-item>
          <text:p text:style-name="P255"><text:span text:style-name="T49">diante de plural </text:span><text:span text:style-name="T54">com</text:span><text:span text:style-name="T49"> </text:span><text:span text:style-name="T59">à</text:span><text:span text:style-name="T36"> </text:span><text:span text:style-name="T58">no</text:span><text:span text:style-name="T36"> </text:span><text:span text:style-name="T58">singular</text:span><text:span text:style-name="T484">, crase</text:span> <text:span text:style-name="T59">irregular</text:span>.</text:p>
        </text:list-item>
      </text:list>
      <text:p text:style-name="P12"/>
      <text:p text:style-name="P140"><text:span text:style-name="T196">Dica Principal</text:span><text:span text:style-name="T192">: faça a troca da palavra feminina por uma masculina, </text:span><text:span text:style-name="T85">se latir</text:span><text:span text:style-name="T192"> (aparacer “AO”) </text:span><text:span text:style-name="T86">então vai crase! </text:span><text:span text:style-name="T246">Veja ou</text:span><text:span text:style-name="T193">tras dicas:<text:line-break/></text:span></text:p>
      <text:list text:style-name="L6">
        <text:list-item>
          <text:p text:style-name="P256">Identificar se é <text:span text:style-name="T55">verbo V</text:span>TD ou VTI: <text:line-break/>Quem resolve, resolve alguma coisa (não vai crase), é <text:span text:style-name="T95">V</text:span><text:span text:style-name="T538">erbo </text:span><text:span text:style-name="T95">T</text:span><text:span text:style-name="T538">ransitivo </text:span><text:span text:style-name="T95">D</text:span><text:span text:style-name="T538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95">V</text:span><text:span text:style-name="T538">erbo </text:span><text:span text:style-name="T111">T</text:span><text:span text:style-name="T538">ransitivo </text:span><text:span text:style-name="T95">I</text:span><text:span text:style-name="T538">nd.</text:span><text:line-break/></text:p>
        </text:list-item>
        <text:list-item>
          <text:p text:style-name="P257"><text:span text:style-name="T367">Sem crase</text:span> antes dos <text:span text:style-name="T376">artigos indefinidos</text:span> “um/uma”<text:line-break/></text:p>
        </text:list-item>
        <text:list-item>
          <text:p text:style-name="P257">‘à’ só existe no singular, assim como ‘às’ no plural. Se pedir crase e o ‘a’ estiver sem acento então é porque a preposição está assumindo valor <text:span text:style-name="T555">sem </text:span><text:span text:style-name="T24">gênero</text:span><text:span text:style-name="T555">.</text:span><text:line-break/></text:p>
        </text:list-item>
        <text:list-item>
          <text:p text:style-name="P257">“<text:span text:style-name="T95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55">Que distância?</text:span><text:line-break/>Volte à casa de seus pais! (com crase)<text:tab/><text:tab/><text:span text:style-name="T555">Que casa?</text:span><text:line-break/></text:p>
        </text:list-item>
        <text:list-item>
          <text:p text:style-name="P257">Dona é a forma feminina de Dom, <text:span text:style-name="T35">e só vai crase se </text:span><text:span text:style-name="T3">não estiver</text:span><text:span text:style-name="T37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221">Quando for HORA, substitua por <text:span text:style-name="T95">‘meio-dia’</text:span>. Se latir e for “<text:span text:style-name="T266">AO</text:span> meio-dia”, então <text:span text:style-name="T2">vai crase</text:span>. Mas se for só “O meio-dia”, então não vai crase. Exemplos:<text:line-break/>“Só poderá sair <text:span text:style-name="T266">à</text:span>s 10h.”<text:tab/><text:tab/>“Ficará aqui até as 17h.”</text:p>
        </text:list-item>
        <text:list-item>
          <text:p text:style-name="P222"><text:span text:style-name="T555">Cuidado! Pois p</text:span>ode haver crase antes de ADJETIVO feminino. Exemplo:<text:line-break/>Fica imune à <text:span text:style-name="T2">atual</text:span> agenda.<text:tab/>Será entregue à <text:span text:style-name="T2">maior</text:span> empresa.</text:p>
        </text:list-item>
      </text:list>
      <text:p text:style-name="P14"><text:span text:style-name="T563">Regra do Plural</text:span> <text:span text:style-name="T587">(concordância nominal e verbal)</text:span></text:p>
      <text:p text:style-name="P127"/>
      <text:list text:style-name="L7">
        <text:list-item>
          <text:p text:style-name="P206"><text:span text:style-name="T194">Precisa</text:span><text:span text:style-name="T187">-</text:span><text:span text:style-name="T194">se</text:span><text:span text:style-name="T187"> ou </text:span><text:span text:style-name="T194">precisa</text:span><text:span text:style-name="T308">m</text:span><text:span text:style-name="T187">-</text:span><text:span text:style-name="T194">se?<text:tab/></text:span><text:span text:style-name="T195">Depende de qual é o verbo!</text:span></text:p>
        </text:list-item>
      </text:list>
      <text:list text:style-name="L8">
        <text:list-item>
          <text:list>
            <text:list-item>
              <text:p text:style-name="P207"><text:span text:style-name="T188">Q</text:span><text:span text:style-name="T187">uando o </text:span><text:span text:style-name="T197">verbo</text:span><text:span text:style-name="T188"> pedir preposição, ou seja, for </text:span><text:span text:style-name="T309">VTI</text:span><text:span text:style-name="T189"> (</text:span><text:span text:style-name="T168">transitivo</text:span><text:span text:style-name="T188"> </text:span><text:span text:style-name="T304">in</text:span><text:span text:style-name="T168">direto</text:span><text:span text:style-name="T169">)</text:span><text:span text:style-name="T188">,</text:span><text:span text:style-name="T190"> </text:span><text:span text:style-name="T188">o</text:span><text:span text:style-name="T197"> </text:span><text:span text:style-name="T198">sujeito </text:span><text:span text:style-name="T199">torna-se</text:span><text:span text:style-name="T198"> indeterminado, </text:span><text:span text:style-name="T197">então </text:span><text:span text:style-name="T187">o verbo fica </text:span><text:span text:style-name="T175">somente no</text:span><text:span text:style-name="T173"> </text:span><text:span text:style-name="T311">singular</text:span><text:span text:style-name="T187">. Exemplo</text:span><text:span text:style-name="T191">s:<text:line-break/></text:span><text:span text:style-name="T187">“precisa-se </text:span><text:span text:style-name="T173">de</text:span><text:span text:style-name="T187"> trabalhador</text:span><text:span text:style-name="T191">es</text:span><text:span text:style-name="T187">”<text:tab/>“</text:span><text:span text:style-name="T191">necessita-se </text:span><text:span text:style-name="T174">de</text:span><text:span text:style-name="T191"> encanadores</text:span><text:span text:style-name="T188">”</text:span><text:span text:style-name="T187"> <text:tab/>“</text:span><text:span text:style-name="T191">pede-se </text:span><text:span text:style-name="T174">a</text:span><text:span text:style-name="T191"> todos os presentes que”</text:span></text:p>
            </text:list-item>
            <text:list-item>
              <text:p text:style-name="P207"><text:span text:style-name="T189">Mas quando o verbo é</text:span><text:span text:style-name="T309"> </text:span><text:span text:style-name="T310">VTD</text:span><text:span text:style-name="T191">, </text:span><text:span text:style-name="T189">concorda com o sujeito,</text:span><text:span text:style-name="T137"> </text:span><text:span text:style-name="T175">podendo ficar no </text:span><text:span text:style-name="T303">plural</text:span><text:span text:style-name="T191">: “Aluga</text:span><text:span text:style-name="T310">m</text:span><text:span text:style-name="T191">-se casa</text:span><text:span text:style-name="T310">s</text:span><text:span text:style-name="T191">”<text:tab/>“oferece</text:span><text:span text:style-name="T310">m</text:span><text:span text:style-name="T191">-se emprego</text:span><text:span text:style-name="T310">s</text:span><text:span text:style-name="T191">”</text:span></text:p>
            </text:list-item>
          </text:list>
        </text:list-item>
      </text:list>
      <text:list text:style-name="L9">
        <text:list-header>
          <text:p text:style-name="P235"/>
        </text:list-header>
        <text:list-item>
          <text:p text:style-name="P208"><text:span text:style-name="T157">T</text:span><text:span text:style-name="T298">Ê</text:span><text:span text:style-name="T157">M</text:span><text:span text:style-name="T139"> e </text:span><text:span text:style-name="T157">V</text:span><text:span text:style-name="T298">Ê</text:span><text:span text:style-name="T157">M</text:span><text:span text:style-name="T139"> recebem acento </text:span><text:span text:style-name="T140">na 3º pessoa do plural</text:span><text:span text:style-name="T139">, exemplo: </text:span></text:p>
        </text:list-item>
      </text:list>
      <text:p text:style-name="P74"><text:tab/>“Ele vem chegando”<text:tab/>“Ele<text:span text:style-name="T273">s</text:span> v<text:span text:style-name="T266">ê</text:span>m chegando”</text:p>
      <text:p text:style-name="P74"/>
      <text:list text:style-name="L10">
        <text:list-item>
          <text:p text:style-name="P245">Substantivo composto:</text:p>
        </text:list-item>
      </text:list>
      <text:list text:style-name="L11">
        <text:list-item>
          <text:p text:style-name="P240"><text:span text:style-name="T60">Se for </text:span><text:span text:style-name="T95">sem</text:span><text:span text:style-name="T60"> </text:span><text:span text:style-name="T58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40"><text:span text:style-name="T60">Se for </text:span><text:span text:style-name="T95">com</text:span><text:span text:style-name="T60"> </text:span><text:span text:style-name="T58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86">“couves-flores, homens-gentis, quintas-feiras”</text:p>
      <text:p text:style-name="P86">Ou seja, mantenha normal os verbos, advérbios e preposições:</text:p>
      <text:p text:style-name="P86">“os guarda-roupas, os alto-falantes, os saca-rolhas”</text:p>
      <text:p text:style-name="P86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86">“águas-de-colônia, palavras-chave, bombas-relógio, peixes-espada. <text:span text:style-name="T582">Exceção: “</text:span>arco-íris”</text:p>
      <text:p text:style-name="P34"/>
      <text:p text:style-name="P63"/>
      <text:p text:style-name="P135"><text:span text:style-name="T267">Re</text:span><text:span text:style-name="T268">gra do ‘x’</text:span></text:p>
      <text:p text:style-name="P115"/>
      <text:p text:style-name="P113">Usamos ‘<text:span text:style-name="T60">x</text:span>’:</text:p>
      <text:p text:style-name="P113"/>
      <text:list text:style-name="L12">
        <text:list-item>
          <text:p text:style-name="P262">Após <text:span text:style-name="T60">ditongos</text:span>:<text:tab/>“<text:span text:style-name="T340">caixa”<text:tab/>“ameixa” <text:tab/>“peixe”<text:tab/>“baixo”</text:span></text:p>
        </text:list-item>
        <text:list-item>
          <text:p text:style-name="P265">Se a <text:span text:style-name="T2">primeira</text:span> <text:span text:style-name="T2">sílaba</text:span> for <text:span text:style-name="T60">ME</text:span>:<text:tab/>“<text:span text:style-name="T543">m</text:span>exilhão, mexerica, mexer”</text:p>
        </text:list-item>
        <text:list-item>
          <text:p text:style-name="P265">Se a <text:span text:style-name="T2">primeira</text:span> <text:span text:style-name="T2">sílaba</text:span> for <text:span text:style-name="T60">EN</text:span> e <text:span text:style-name="T2">não for derivada</text:span>: “enxada”<text:tab/> <text:s/>“enxame”<text:tab/>“enxofre”<text:line-break/><text:span text:style-name="T25">Exceção</text:span><text:span text:style-name="T556">: o verbo </text:span><text:span text:style-name="T113">en</text:span><text:span text:style-name="T280">ch</text:span><text:span text:style-name="T113">er</text:span><text:span text:style-name="T543"> e seus </text:span><text:span text:style-name="T354">derivados</text:span><text:span text:style-name="T543">: encher, enchente, preencher, enchimento</text:span></text:p>
          <text:p text:style-name="P266">*<text:span text:style-name="T543">Cuidado! </text:span>(<text:span text:style-name="T2">Se</text:span> a palavra for <text:span text:style-name="T2">derivada</text:span>, use <text:span text:style-name="T79">ch</text:span>: <text:s text:c="2"/>“enchapelar” <text:s text:c="2"/>“enchiqueirar”)</text:p>
          <text:p text:style-name="P263"/>
        </text:list-item>
      </text:list>
      <text:p text:style-name="P114"><text:span text:style-name="T270">Re</text:span><text:span text:style-name="T269">gra do ‘</text:span><text:span text:style-name="T271">T</text:span><text:span text:style-name="T269">’</text:span><text:span text:style-name="T271">(latim)</text:span></text:p>
      <text:p text:style-name="P5"/>
      <text:p text:style-name="P33">Quando o termo <text:span text:style-name="T2">primitivo</text:span> apresentar um ‘<text:span text:style-name="T60">T</text:span>’, então o derivado apresentará ‘<text:span text:style-name="T60">ç</text:span>’:</text:p>
      <text:p text:style-name="P33">“Ato/ação”<text:tab/>“isento/isenção”<text:tab/>“exceto/exceção”<text:tab/>“redator/redação”</text:p>
      <text:p text:style-name="P264"><text:soft-page-break/><text:span text:style-name="T270">Re</text:span><text:span text:style-name="T269">gra do ‘</text:span><text:span text:style-name="T272">S</text:span><text:span text:style-name="T269">’</text:span></text:p>
      <text:p text:style-name="P306"/>
      <text:p text:style-name="P234">Quando o ‘<text:span text:style-name="T588">S’ está entre vogais ele tem som de ‘Z’</text:span></text:p>
      <text:h text:style-name="P191" text:outline-level="1">Tipos de textos:</text:h>
      <text:h text:style-name="P193" text:outline-level="2"><text:span text:style-name="Strong"><text:span text:style-name="T440">Narração</text:span></text:span><text:span text:style-name="Strong"><text:span text:style-name="T427">: são </text:span></text:span><text:span text:style-name="Strong"><text:span text:style-name="T450">histórias</text:span></text:span><text:span text:style-name="Strong"><text:span text:style-name="T427"> (</text:span></text:span><text:span text:style-name="T426">contos, fábulas, romance, crônicas,novelas)</text:span></text:h>
      <text:h text:style-name="P193" text:outline-level="2"><text:span text:style-name="Strong"><text:span text:style-name="T440">Descrição</text:span></text:span><text:span text:style-name="Strong"><text:span text:style-name="T427">: </text:span></text:span><text:span text:style-name="Strong"><text:span text:style-name="T450">currículo</text:span></text:span><text:span text:style-name="Strong"><text:span text:style-name="T427">, cardápio, biografia, diário, </text:span></text:span><text:span text:style-name="T426">laudo, </text:span><text:span text:style-name="T435">relatório</text:span><text:span text:style-name="T426">, ata, guia de viagem</text:span></text:h>
      <text:h text:style-name="P193" text:outline-level="2"><text:span text:style-name="Strong"><text:span text:style-name="T440">Dissertação</text:span></text:span><text:span text:style-name="Strong"><text:span text:style-name="T427">: defende uma </text:span></text:span><text:span text:style-name="Strong"><text:span text:style-name="T450">ideia</text:span></text:span><text:span text:style-name="Strong"><text:span text:style-name="T427"> (artigo, monografia, </text:span></text:span><text:span text:style-name="T426">ensaio, carta </text:span><text:span text:style-name="T435">argumentativa</text:span><text:span text:style-name="T426">, editorial</text:span><text:span text:style-name="T435">)</text:span></text:h>
      <text:h text:style-name="P193" text:outline-level="2"><text:span text:style-name="Strong"><text:span text:style-name="T440">Exposição</text:span></text:span><text:span text:style-name="Strong"><text:span text:style-name="T427">: informar e </text:span></text:span><text:span text:style-name="Strong"><text:span text:style-name="T450">explicar</text:span></text:span><text:span text:style-name="Strong"><text:span text:style-name="T427"> (</text:span></text:span><text:span text:style-name="T435">reportagem</text:span><text:span text:style-name="T426">, dicionário, entrevista, artigo científico)</text:span></text:h>
      <text:h text:style-name="P193" text:outline-level="2"><text:span text:style-name="Strong"><text:span text:style-name="T440">Injunção</text:span></text:span><text:span text:style-name="Strong"><text:span text:style-name="T427">: explica o </text:span></text:span><text:span text:style-name="Strong"><text:span text:style-name="T450">método</text:span></text:span><text:span text:style-name="Strong"><text:span text:style-name="T427"> (</text:span></text:span><text:span text:style-name="Strong"><text:span text:style-name="T450">receita</text:span></text:span><text:span text:style-name="Strong"><text:span text:style-name="T427">, </text:span></text:span><text:span text:style-name="T435">manual</text:span><text:span text:style-name="T426"> de instruções, </text:span><text:span text:style-name="T435">bula</text:span><text:span text:style-name="T426">, regulamentos, editais)</text:span></text:h>
      <text:h text:style-name="P194" text:outline-level="2"><text:span text:style-name="T449">Notícia</text:span><text:span text:style-name="T426"> é um gênero textual jornalístico.Sendo </text:span><text:span text:style-name="T449">narrativo</text:span><text:span text:style-name="T426">, </text:span><text:span text:style-name="T449">descritivo</text:span><text:span text:style-name="T426"> e </text:span><text:span text:style-name="T449">expositivo</text:span><text:span text:style-name="T426">. </text:span><text:span text:style-name="T434">Ou seja, uma notícia conta uma história, descrevendo detalhes e explicando a situação.</text:span></text:h>
      <text:p text:style-name="P164"/>
      <text:h text:style-name="P192" text:outline-level="1">Pontuação:</text:h>
      <text:p text:style-name="P182"><text:span text:style-name="Strong_20_Emphasis"/></text:p>
      <text:p text:style-name="P182"><text:span text:style-name="Strong_20_Emphasis"><text:span text:style-name="T441">Aspas</text:span></text:span><text:span text:style-name="Strong_20_Emphasis"><text:span text:style-name="T429">: s</text:span></text:span><text:span text:style-name="Strong_20_Emphasis"><text:span text:style-name="T428">e dentro de um trecho já destacado por aspas, se fizer necessário a utilização de novas aspas, es</text:span></text:span><text:span text:style-name="Strong_20_Emphasis"><text:span text:style-name="T432">s</text:span></text:span><text:span text:style-name="Strong_20_Emphasis"><text:span text:style-name="T428">as serão simples. (</text:span></text:span><text:span text:style-name="Strong_20_Emphasis"><text:span text:style-name="T480">''</text:span></text:span><text:span text:style-name="Strong_20_Emphasis"><text:span text:style-name="T428">) </text:span></text:span></text:p>
      <text:p text:style-name="P236"><text:span text:style-name="Strong_20_Emphasis"/></text:p>
      <text:p text:style-name="P75"><text:span text:style-name="Strong_20_Emphasis"><text:span text:style-name="T500">Ponto e vírgula</text:span></text:span><text:span text:style-name="Strong_20_Emphasis"><text:span text:style-name="T498">: separa uma </text:span></text:span><text:span text:style-name="Strong_20_Emphasis"><text:span text:style-name="T488">sequência</text:span></text:span><text:span text:style-name="Strong_20_Emphasis"><text:span text:style-name="T498"> como itens de uma lei, decreto, petição, etc.</text:span></text:span></text:p>
      <text:p text:style-name="P237"><text:span text:style-name="Strong_20_Emphasis"/></text:p>
      <text:p text:style-name="P77"><text:span text:style-name="Strong_20_Emphasis"><text:span text:style-name="T499">Aposto</text:span></text:span><text:span text:style-name="Strong_20_Emphasis"><text:span text:style-name="T496"> é o nome que se dá ao </text:span></text:span><text:span text:style-name="Strong_20_Emphasis"><text:span text:style-name="T487">termo que exemplifica ou </text:span></text:span><text:span text:style-name="Strong_20_Emphasis"><text:span text:style-name="T490">explica</text:span></text:span><text:span text:style-name="Strong_20_Emphasis"><text:span text:style-name="T496"> melhor </text:span></text:span><text:span text:style-name="Strong_20_Emphasis"><text:span text:style-name="T497">o </text:span></text:span><text:span text:style-name="Strong_20_Emphasis"><text:span text:style-name="T496">outro </text:span></text:span><text:span text:style-name="Strong_20_Emphasis"><text:span text:style-name="T497">termo já mencionado anteriormente na oração. Geralmente essa </text:span></text:span><text:span text:style-name="Strong_20_Emphasis"><text:span text:style-name="T489">pausa</text:span></text:span><text:span text:style-name="Strong_20_Emphasis"><text:span text:style-name="T497"> vem separada dos demais termos da oração por </text:span></text:span><text:span text:style-name="Strong_20_Emphasis"><text:span text:style-name="T489">vírgula</text:span></text:span><text:span text:style-name="Strong_20_Emphasis"><text:span text:style-name="T497">, dois pontos, parênteses ou travessão.</text:span></text:span></text:p>
      <text:p text:style-name="P77"><text:span text:style-name="Strong_20_Emphasis"/></text:p>
      <text:p text:style-name="P137"><text:span text:style-name="Strong_20_Emphasis"><text:span text:style-name="T442">Vírgula</text:span></text:span><text:span text:style-name="Strong_20_Emphasis"><text:span text:style-name="T430">: </text:span></text:span><text:span text:style-name="Strong_20_Emphasis"><text:span text:style-name="T432">a</text:span></text:span><text:span text:style-name="Strong_20_Emphasis"><text:span text:style-name="T428">s principais situações para utiliz</text:span></text:span><text:span text:style-name="Strong_20_Emphasis"><text:span text:style-name="T432">á-las </text:span></text:span><text:span text:style-name="Strong_20_Emphasis"><text:span text:style-name="T428">são </text:span></text:span><text:span text:style-name="Strong_20_Emphasis"><text:span text:style-name="T432">para separar</text:span></text:span><text:span text:style-name="Strong_20_Emphasis"><text:span text:style-name="T428">:</text:span></text:span></text:p>
      <text:list text:style-name="L13">
        <text:list-item>
          <text:p text:style-name="P209"><text:span text:style-name="Strong_20_Emphasis"><text:span text:style-name="T428">alguns </text:span></text:span><text:span text:style-name="Strong_20_Emphasis"><text:span text:style-name="T472">apostos</text:span></text:span><text:span text:style-name="Strong_20_Emphasis"><text:span text:style-name="T428">:<text:line-break/>“Valdete, minha antiga empregada, esteve aqui ontem.”</text:span></text:span></text:p>
        </text:list-item>
        <text:list-item>
          <text:p text:style-name="P209"><text:span text:style-name="Strong_20_Emphasis"><text:span text:style-name="T428">o </text:span></text:span><text:span text:style-name="Strong_20_Emphasis"><text:span text:style-name="T472">vocativo</text:span></text:span><text:span text:style-name="Strong_20_Emphasis"><text:span text:style-name="T428">:<text:line-break/>“Maria, traga-me uma xícara de café.”</text:span></text:span></text:p>
          <text:p text:style-name="P209"><text:span text:style-name="Strong_20_Emphasis"><text:span text:style-name="T428">“A educação, meus amigos, é fundamental!”</text:span></text:span></text:p>
        </text:list-item>
        <text:list-item>
          <text:p text:style-name="P209"><text:span text:style-name="Strong_20_Emphasis"><text:span text:style-name="T428">elementos de uma </text:span></text:span><text:span text:style-name="Strong_20_Emphasis"><text:span text:style-name="T472">enumeração</text:span></text:span><text:span text:style-name="Strong_20_Emphasis"><text:span text:style-name="T428">:<text:line-break/>“Precisa-se de pedreiros, serventes, mestre-de-obras.”</text:span></text:span></text:p>
        </text:list-item>
        <text:list-item>
          <text:p text:style-name="P209"><text:span text:style-name="Strong_20_Emphasis"><text:span text:style-name="T428">marcar a </text:span></text:span><text:span text:style-name="Strong_20_Emphasis"><text:span text:style-name="T472">omissão</text:span></text:span><text:span text:style-name="Strong_20_Emphasis"><text:span text:style-name="T428"> de um termo (normalmente o verbo):<text:line-break/>“Ela prefere ler jornais e eu, revistas.” (omissão do verbo preferir)<text:line-break/></text:span></text:span></text:p>
        </text:list-item>
      </text:list>
      <text:p text:style-name="P138"><text:span text:style-name="Strong_20_Emphasis"><text:span text:style-name="T431">2 r</text:span></text:span><text:span text:style-name="Strong_20_Emphasis"><text:span text:style-name="T428">egra</text:span></text:span><text:span text:style-name="Strong_20_Emphasis"><text:span text:style-name="T431">s</text:span></text:span><text:span text:style-name="Strong_20_Emphasis"><text:span text:style-name="T428"> </text:span></text:span><text:span text:style-name="Strong_20_Emphasis"><text:span text:style-name="T431">de </text:span></text:span><text:span text:style-name="Strong_20_Emphasis"><text:span text:style-name="T452">quando não usar vírgula:</text:span></text:span></text:p>
      <text:list text:style-name="L14">
        <text:list-item>
          <text:p text:style-name="P210"><text:span text:style-name="Strong_20_Emphasis"><text:span text:style-name="T433">Vírgula não se usa </text:span></text:span><text:span text:style-name="Strong_20_Emphasis"><text:span text:style-name="T428">antes da conjunção “</text:span></text:span><text:span text:style-name="Strong_20_Emphasis"><text:span text:style-name="T472">e</text:span></text:span><text:span text:style-name="Strong_20_Emphasis"><text:span text:style-name="T428">”, </text:span></text:span><text:span text:style-name="Strong_20_Emphasis"><text:span text:style-name="T443">exceto</text:span></text:span><text:span text:style-name="Strong_20_Emphasis"><text:span text:style-name="T428"> quando o </text:span></text:span><text:span text:style-name="Strong_20_Emphasis"><text:span text:style-name="T451">sujeito</text:span></text:span><text:span text:style-name="Strong_20_Emphasis"><text:span text:style-name="T428"> mudar:<text:line-break/>“O sol já ia fraco, e a tarde era amena.”<text:line-break/>“A mulher morreu, e cada um dos filhos procurou o seu destino.”</text:span></text:span></text:p>
        </text:list-item>
        <text:list-item>
          <text:p text:style-name="P211"><text:span text:style-name="Strong_20_Emphasis"><text:span text:style-name="T433">Vírgula não separa</text:span></text:span><text:span text:style-name="Strong_20_Emphasis"><text:span text:style-name="T428"> sujeito do predicado:<text:line-break/>“</text:span></text:span><text:span text:style-name="Strong_20_Emphasis"><text:span text:style-name="T469">João</text:span></text:span><text:span text:style-name="Strong_20_Emphasis"><text:span text:style-name="T477">,</text:span></text:span><text:span text:style-name="Strong_20_Emphasis"><text:span text:style-name="T469"> gosta</text:span></text:span><text:span text:style-name="Strong_20_Emphasis"><text:span text:style-name="T428"> de comer batatas.”<text:tab/><text:tab/>“João gosta de comer batatas.”<text:line-break/>“</text:span></text:span><text:span text:style-name="Strong_20_Emphasis"><text:span text:style-name="T469">Alice</text:span></text:span><text:span text:style-name="Strong_20_Emphasis"><text:span text:style-name="T477">,</text:span></text:span><text:span text:style-name="Strong_20_Emphasis"><text:span text:style-name="T469"> Maria e Luísa</text:span></text:span><text:span text:style-name="Strong_20_Emphasis"><text:span text:style-name="T477">,</text:span></text:span><text:span text:style-name="Strong_20_Emphasis"><text:span text:style-name="T469"> querem</text:span></text:span><text:span text:style-name="Strong_20_Emphasis"><text:span text:style-name="T428"> sair.”<text:tab/>“Alice, Maria, e Luísa querem sair.”</text:span></text:span></text:p>
        </text:list-item>
      </text:list>
      <text:p text:style-name="P179">Regra Geral do Hífen</text:p>
      <text:p text:style-name="P187"><text:span text:style-name="T507"><text:line-break/></text:span><text:span text:style-name="Strong_20_Emphasis"><text:span text:style-name="T246">Uso do hífen com compostos</text:span></text:span></text:p>
      <text:list text:style-name="L15">
        <text:list-item>
          <text:p text:style-name="P307"><text:span text:style-name="T246">Usa-se o hífen nas </text:span><text:span text:style-name="T289">palavras compostas</text:span><text:span text:style-name="T246"> que não apresentam elementos de ligação.<text:line-break/></text:span><text:span text:style-name="T248">Exemplos</text:span><text:span text:style-name="T246">: guarda-chuva, arco-íris, boa-fé, segunda-feira, mesa-redonda, </text:span><text:span text:style-name="T247">vaga-lume</text:span><text:span text:style-name="T246">, joão-ninguém, porta-malas, porta-bandeira, pão-duro, bate-boca.<text:line-break/>*</text:span><text:span text:style-name="T248">Exceções</text:span><text:span text:style-name="T246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307"><text:span text:style-name="T246">Usa-se o hífen em compostos que têm </text:span><text:span text:style-name="T289">palavras iguais</text:span><text:span text:style-name="T246"> ou quase iguais, sem elementos de ligação.<text:line-break/></text:span><text:span text:style-name="T248">Exemplos</text:span><text:span text:style-name="T246">: reco-reco, blá-blá-blá, zum-zum, tico-tico, tique-taque, cri-cri, glu-glu, rom-rom, pingue-pongue, zigue-zague, esconde-esconde, pega-pega, corre-corre.</text:span></text:p>
        </text:list-item>
        <text:list-item>
          <text:p text:style-name="P307"><text:span text:style-name="T246">Usa-se o hífen nos compostos entre cujos elementos há o emprego do </text:span><text:span text:style-name="T289">apóstrofo</text:span><text:span text:style-name="T246">.<text:line-break/></text:span><text:span text:style-name="T248">Exemplos</text:span><text:span text:style-name="T246">: gota-d’água, pé-d’água.</text:span></text:p>
        </text:list-item>
        <text:list-item>
          <text:p text:style-name="P307"><text:span text:style-name="T246">Usa-se o hífen nas palavras compostas derivadas de </text:span><text:span text:style-name="T289">topônimos</text:span><text:span text:style-name="T246"> (nomes próprios de lugares), com ou sem elementos de ligação.<text:line-break/>Exemplos: belo-horizontino, porto-alegrense, mato-grossense-do-sul, sul-africano</text:span></text:p>
        </text:list-item>
        <text:list-item>
          <text:p text:style-name="P307"><text:span text:style-name="T246">Usa-se o hífen nos compostos que designam </text:span><text:span text:style-name="T289">espécies</text:span><text:span text:style-name="T246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307"><text:span text:style-name="T576">NÃO</text:span><text:span text:style-name="T246"> </text:span><text:span text:style-name="T577">se usa</text:span><text:span text:style-name="T246"> o hífen em compostos que </text:span><text:span text:style-name="T248">apresentam</text:span><text:span text:style-name="T290"> elementos de ligação</text:span><text:span text:style-name="T246">.<text:line-break/></text:span><text:span text:style-name="T248">Exemplos</text:span><text:span text:style-name="T246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48">Exemplos</text:span><text:span text:style-name="T246">: maria vai com as outras, leva e traz, diz que diz que, deus me livre, deus nos acuda, cor de burro quando foge, bicho de sete cabeças, faz de conta.<text:line-break/>*</text:span><text:span text:style-name="T248">Exceções</text:span><text:span text:style-name="T246">: </text:span><text:span text:style-name="T292">cor-de-rosa, água-de-colônia, arco-da-velha</text:span><text:span text:style-name="T246">, mais-que-perfeito, pé-de-meia, ao deus-dará, à queima-roupa.</text:span></text:p>
        </text:list-item>
      </text:list>
      <text:p text:style-name="P188"><text:span text:style-name="Strong_20_Emphasis"><text:span text:style-name="T246">Uso do hífen com prefixos</text:span></text:span></text:p>
      <text:p text:style-name="P187"><text:span text:style-name="T246">As observações a seguir referem-se ao uso do hífen em palavras formadas por prefixos (</text:span><text:span text:style-name="Strong_20_Emphasis"><text:span text:style-name="T246">anti, super, ultra, sub</text:span></text:span><text:span text:style-name="T246">) ou por elementos que podem funcionar como prefixos (</text:span><text:span text:style-name="Strong_20_Emphasis"><text:span text:style-name="T246">aero, agro, auto, eletro, geo, hidro, macro, micro, mini, multi, neo</text:span></text:span><text:span text:style-name="T246">).</text:span></text:p>
      <text:p text:style-name="P189"><text:span text:style-name="Strong_20_Emphasis"><text:span text:style-name="T246">Casos gerais</text:span></text:span></text:p>
      <text:list text:style-name="L16">
        <text:list-item>
          <text:p text:style-name="P308"><text:span text:style-name="T246">Usa-se o hífen diante de palavra iniciada por </text:span><text:span text:style-name="T291">h</text:span><text:span text:style-name="T246">.<text:line-break/></text:span><text:span text:style-name="T248">Exemplos</text:span><text:span text:style-name="T246">: anti-higiênico, anti-histórico, macro-história, mini-hotel, proto-história, sobre</text:span><text:span text:style-name="T94">-h</text:span><text:span text:style-name="T246">umano, super</text:span><text:span text:style-name="T94">-h</text:span><text:span text:style-name="T246">omem, ultra</text:span><text:span text:style-name="T94">-h</text:span><text:span text:style-name="T246">umano</text:span></text:p>
        </text:list-item>
        <text:list-item>
          <text:p text:style-name="P308"><text:span text:style-name="T246">Usa-se o hífen se o prefixo terminar com a </text:span><text:span text:style-name="T291">mesma letra</text:span><text:span text:style-name="T246"> com que se inicia a outra palavra.<text:line-break/></text:span><text:span text:style-name="T248">Exemplos</text:span><text:span text:style-name="T246">: micr</text:span><text:span text:style-name="T94">o-o</text:span><text:span text:style-name="T246">ndas, ant</text:span><text:span text:style-name="T94">i-i</text:span><text:span text:style-name="T246">nflacionário, su</text:span><text:span text:style-name="T94">b-b</text:span><text:span text:style-name="T246">ibliotecário, inte</text:span><text:span text:style-name="T94">r-r</text:span><text:span text:style-name="T246">egional</text:span></text:p>
        </text:list-item>
        <text:list-item>
          <text:p text:style-name="P308"><text:span text:style-name="T576">NÃO</text:span><text:span text:style-name="T246"> </text:span><text:span text:style-name="T577">se usa</text:span><text:span text:style-name="T246"> </text:span><text:span text:style-name="T289">o hífen</text:span><text:span text:style-name="T246"> se o prefixo terminar com </text:span><text:span text:style-name="T291">letra diferente</text:span><text:span text:style-name="T246"> daquela com que se inicia a outra palavra.<text:line-break/></text:span><text:span text:style-name="T248">Exemplos</text:span><text:span text:style-name="T246">: Aut</text:span><text:span text:style-name="T94">oe</text:span><text:span text:style-name="T246">scola, ant</text:span><text:span text:style-name="T94">ia</text:span><text:span text:style-name="T246">éreo, inte</text:span><text:span text:style-name="T94">rm</text:span><text:span text:style-name="T246">unicipal, supe</text:span><text:span text:style-name="T94">rs</text:span><text:span text:style-name="T246">ônico, supe</text:span><text:span text:style-name="T94">ri</text:span><text:span text:style-name="T246">nteressante, agr</text:span><text:span text:style-name="T94">oi</text:span><text:span text:style-name="T246">ndustrial, aer</text:span><text:span text:style-name="T94">oe</text:span><text:span text:style-name="T246">spacial, sem</text:span><text:span text:style-name="T94">ic</text:span><text:span text:style-name="T246">írculo</text:span></text:p>
        </text:list-item>
        <text:list-item>
          <text:p text:style-name="P308"><text:span text:style-name="T448">Se</text:span><text:span text:style-name="T420"> o prefixo </text:span><text:span text:style-name="T448">terminar por vogal</text:span><text:span text:style-name="T420"> </text:span><text:span text:style-name="T448">e</text:span><text:span text:style-name="T420"> a outra palavra </text:span><text:span text:style-name="T448">começar por</text:span><text:span text:style-name="T420"> </text:span><text:span text:style-name="Strong_20_Emphasis"><text:span text:style-name="T473">r</text:span></text:span><text:span text:style-name="Strong_20_Emphasis"><text:span text:style-name="T420"> </text:span></text:span><text:span text:style-name="T420">ou </text:span><text:span text:style-name="Strong_20_Emphasis"><text:span text:style-name="T473">s</text:span></text:span><text:span text:style-name="T420">, </text:span><text:span text:style-name="T448">dobram-se</text:span><text:span text:style-name="T420"> essas letras.<text:line-break/>Exemplos: Min</text:span><text:span text:style-name="T506">iss</text:span><text:span text:style-name="T420">aia, ant</text:span><text:span text:style-name="T506">irr</text:span><text:span text:style-name="T420">acismo, ultr</text:span><text:span text:style-name="T506">ass</text:span><text:span text:style-name="T420">om, sem</text:span><text:span text:style-name="T506">irr</text:span><text:span text:style-name="T420">eta</text:span></text:p>
        </text:list-item>
      </text:list>
      <text:p text:style-name="P189"><text:span text:style-name="Strong_20_Emphasis"><text:span text:style-name="T246">Casos particulares</text:span></text:span></text:p>
      <text:list text:style-name="L17">
        <text:list-item>
          <text:p text:style-name="P309"><text:span text:style-name="T246">Com os prefixos </text:span><text:span text:style-name="Strong_20_Emphasis"><text:span text:style-name="T246">sub </text:span></text:span><text:span text:style-name="T246">e </text:span><text:span text:style-name="Strong_20_Emphasis"><text:span text:style-name="T246">sob</text:span></text:span><text:span text:style-name="T246">, usa-se o hífen também diante de palavra iniciada por r.<text:line-break/>Exemplos: sub-região, sub-reitor, sub-regional, sob-roda</text:span></text:p>
        </text:list-item>
        <text:list-item>
          <text:p text:style-name="P309"><text:span text:style-name="T246">Com os prefixos </text:span><text:span text:style-name="Strong_20_Emphasis"><text:span text:style-name="T246">circum </text:span></text:span><text:span text:style-name="T246">e </text:span><text:span text:style-name="Strong_20_Emphasis"><text:span text:style-name="T246">pan</text:span></text:span><text:span text:style-name="T246">, usa-se o hífen diante de palavra iniciada por </text:span><text:span text:style-name="Strong_20_Emphasis"><text:span text:style-name="T246">m</text:span></text:span><text:span text:style-name="T246">, </text:span><text:span text:style-name="Strong_20_Emphasis"><text:span text:style-name="T246">n </text:span></text:span><text:span text:style-name="T246">e vogal.<text:line-break/>Exemplos: circum-murado, circum-navegação, pan-americano</text:span></text:p>
        </text:list-item>
        <text:list-item>
          <text:p text:style-name="P309"><text:span text:style-name="T246">Usa-se o hífen com os prefixos </text:span><text:span text:style-name="Strong_20_Emphasis"><text:span text:style-name="T246">ex, sem, além, aquém, recém, pós, </text:span></text:span><text:span text:style-name="Strong_20_Emphasis"><text:span text:style-name="T248">pré</text:span></text:span><text:span text:style-name="Strong_20_Emphasis"><text:span text:style-name="T246">, pró, vice</text:span></text:span><text:span text:style-name="T246">. Exemplos: além-mar, aquém-mar, ex-aluno,</text:span><text:span text:style-name="T250"> </text:span><text:span text:style-name="T246">pós-graduação, pré-história, pré-vestibular, pró-europeu, recém-nascido, sem-terra, vice-rei</text:span></text:p>
        </text:list-item>
        <text:list-item>
          <text:p text:style-name="P309"><text:span text:style-name="T246">O prefixo </text:span><text:span text:style-name="Strong_20_Emphasis"><text:span text:style-name="T246">co </text:span></text:span><text:span text:style-name="T246">junta-se com o segundo elemento, mesmo quando este se inicia por </text:span><text:span text:style-name="Strong_20_Emphasis"><text:span text:style-name="T246">o </text:span></text:span><text:span text:style-name="T246">ou </text:span><text:span text:style-name="Strong_20_Emphasis"><text:span text:style-name="T246">h</text:span></text:span><text:span text:style-name="T246">. Neste último caso, corta-se o </text:span><text:span text:style-name="Strong_20_Emphasis"><text:span text:style-name="T246">h</text:span></text:span><text:span text:style-name="T246">. Se a palavra seguinte começar com </text:span><text:span text:style-name="Strong_20_Emphasis"><text:span text:style-name="T246">r </text:span></text:span><text:span text:style-name="T246">ou </text:span><text:span text:style-name="Strong_20_Emphasis"><text:span text:style-name="T246">s</text:span></text:span><text:span text:style-name="T246">, dobram-se essas letras.<text:line-break/>Exemplos: coobrigação, coedição, coerdeiro, corresponsável, cosseno</text:span></text:p>
        </text:list-item>
        <text:list-item>
          <text:p text:style-name="P309"><text:soft-page-break/><text:span text:style-name="T246">Com os prefixos </text:span><text:span text:style-name="Strong_20_Emphasis"><text:span text:style-name="T246">pre </text:span></text:span><text:span text:style-name="T246">e </text:span><text:span text:style-name="Strong_20_Emphasis"><text:span text:style-name="T246">re</text:span></text:span><text:span text:style-name="T246">, não se usa o hífen, mesmo diante de palavras começadas por </text:span><text:span text:style-name="Strong_20_Emphasis"><text:span text:style-name="T246">e</text:span></text:span><text:span text:style-name="T246">.<text:line-break/>Exemplos: Preexistente, preelaborar, reescrever, reedição</text:span></text:p>
        </text:list-item>
        <text:list-item>
          <text:p text:style-name="P309"><text:span text:style-name="T246">Na formação de palavras com </text:span><text:span text:style-name="Strong_20_Emphasis"><text:span text:style-name="T246">ab</text:span></text:span><text:span text:style-name="T246">, </text:span><text:span text:style-name="Strong_20_Emphasis"><text:span text:style-name="T246">ob </text:span></text:span><text:span text:style-name="T246">e </text:span><text:span text:style-name="Strong_20_Emphasis"><text:span text:style-name="T246">ad</text:span></text:span><text:span text:style-name="T246">, usa-se o hífen diante de palavra começada por </text:span><text:span text:style-name="Strong_20_Emphasis"><text:span text:style-name="T246">b</text:span></text:span><text:span text:style-name="T246">, </text:span><text:span text:style-name="Strong_20_Emphasis"><text:span text:style-name="T246">d </text:span></text:span><text:span text:style-name="T246">ou </text:span><text:span text:style-name="Strong_20_Emphasis"><text:span text:style-name="T246">r</text:span></text:span><text:span text:style-name="T246">.<text:line-break/>Exemplos: ad-digital, ad-renal, ob-rogar, ab-rogar</text:span></text:p>
        </text:list-item>
      </text:list>
      <text:p text:style-name="P189"><text:span text:style-name="Strong_20_Emphasis"><text:span text:style-name="T246">Outros casos do uso do hífen</text:span></text:span></text:p>
      <text:list text:style-name="L18">
        <text:list-item>
          <text:p text:style-name="P310"><text:span text:style-name="T246">Não se usa o hífen na formação de palavras com </text:span><text:span text:style-name="Strong_20_Emphasis"><text:span text:style-name="T246">não </text:span></text:span><text:span text:style-name="T246">e </text:span><text:span text:style-name="Strong_20_Emphasis"><text:span text:style-name="T246">quase</text:span></text:span><text:span text:style-name="T246">.<text:line-break/>Exemplos: (acordo de) não agressão<text:tab/><text:tab/>(isto é um) quase delito</text:span></text:p>
        </text:list-item>
        <text:list-item>
          <text:p text:style-name="P310"><text:span text:style-name="T246">Com </text:span><text:span text:style-name="Strong_20_Emphasis"><text:span text:style-name="T246">mal</text:span></text:span><text:span text:style-name="T246">*, usa-se o hífen quando a palavra seguinte começar por </text:span><text:span text:style-name="Strong_20_Emphasis"><text:span text:style-name="T246">vogal</text:span></text:span><text:span text:style-name="T246">, </text:span><text:span text:style-name="Strong_20_Emphasis"><text:span text:style-name="T246">h </text:span></text:span><text:span text:style-name="T246">ou </text:span><text:span text:style-name="Strong_20_Emphasis"><text:span text:style-name="T246">l</text:span></text:span><text:span text:style-name="T246">. Exemplos: mal-entendido, mal-estar, mal-humorado</text:span></text:p>
        </text:list-item>
        <text:list-item>
          <text:p text:style-name="P310"><text:span text:style-name="T246">Usa-se o hífen com sufixos de origem </text:span><text:span text:style-name="Strong_20_Emphasis"><text:span text:style-name="T246">tupi-guarani </text:span></text:span><text:span text:style-name="T246">que representam formas adjetivas, como </text:span><text:span text:style-name="Strong_20_Emphasis"><text:span text:style-name="T246">açu, guaçu, mirim</text:span></text:span><text:span text:style-name="T246">.<text:line-break/>Exemplos: capim-açu, amoré-guaçu, anajá-mirim</text:span></text:p>
        </text:list-item>
        <text:list-item>
          <text:p text:style-name="P311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310"><text:span text:style-name="T246">Para clareza gráfica, se no final da linha a partição de uma palavra ou combinação de palavras coincidir com o hífen, ele deve ser </text:span><text:span text:style-name="T248">repetido</text:span><text:span text:style-name="T246"> na linha seguinte.<text:line-break/>Exemplos: Na cidade, conta-<text:line-break/></text:span><text:span text:style-name="T578">-</text:span><text:span text:style-name="T246">se que ele foi viajar.</text:span></text:p>
        </text:list-item>
      </text:list>
      <text:p text:style-name="P121"><text:tab/>O diretor foi receber os ex-<text:line-break/><text:tab/><text:span text:style-name="T579">-</text:span>alunos.</text:p>
      <text:p text:style-name="P190">Tentando resumir esse caminhão de regras:</text:p>
      <text:p text:style-name="P88"/>
      <text:p text:style-name="P87"><text:span text:style-name="T4">Usar</text:span> Hífen em prefixos terminados em:</text:p>
      <text:list xml:id="list3718113954" text:style-name="L19">
        <text:list-item>
          <text:p text:style-name="P241"><text:span text:style-name="T60">Vogal</text:span> + <text:span text:style-name="T56">vogal</text:span> <text:span text:style-name="T89">igual</text:span><text:span text:style-name="T358"><text:tab/>“micr</text:span><text:span text:style-name="T364">o-o</text:span><text:span text:style-name="T358">ndas<text:tab/>ant</text:span><text:span text:style-name="T364">i-i</text:span><text:span text:style-name="T358">nflamatório”</text:span></text:p>
        </text:list-item>
        <text:list-item>
          <text:p text:style-name="P241"><text:span text:style-name="T60">Vogal</text:span> + letra <text:span text:style-name="T60">H</text:span><text:span text:style-name="T95"><text:tab/><text:tab/></text:span>“supe<text:span text:style-name="T95">r-h</text:span>omem<text:tab/>ant<text:span text:style-name="T95">i-h</text:span>erói”</text:p>
        </text:list-item>
        <text:list-item>
          <text:p text:style-name="P212"><text:span text:style-name="T154">Letra </text:span><text:span text:style-name="T81">R</text:span><text:span text:style-name="T154"> </text:span><text:span text:style-name="T83">+</text:span><text:span text:style-name="T154"> </text:span><text:span text:style-name="T81">R</text:span><text:span text:style-name="T166"><text:tab/><text:tab/><text:tab/></text:span><text:span text:style-name="T154">“inte</text:span><text:span text:style-name="T166">r-r</text:span><text:span text:style-name="T154">acial<text:tab/><text:tab/>hipe</text:span><text:span text:style-name="T166">r-r</text:span><text:span text:style-name="T154">ealista<text:tab/>supe</text:span><text:span text:style-name="T166">r-r</text:span><text:span text:style-name="T154">esistente”</text:span></text:p>
        </text:list-item>
        <text:list-item>
          <text:p text:style-name="P212"><text:span text:style-name="T154">Prefixos </text:span><text:span text:style-name="T81">EX</text:span><text:span text:style-name="T154">, </text:span><text:span text:style-name="T81">VICE</text:span><text:span text:style-name="T154">, </text:span><text:span text:style-name="T81">SEM</text:span><text:span text:style-name="T154">, </text:span><text:span text:style-name="T81">PAN, </text:span><text:span text:style-name="T82">PRÉ. PRÓ, PÓS</text:span></text:p>
        </text:list-item>
      </text:list>
      <text:p text:style-name="P185"/>
      <text:p text:style-name="P185"><text:span text:style-name="T249">Não</text:span><text:span text:style-name="T246"> usar Hífen em prefixos term</text:span><text:span text:style-name="T153">inados em:</text:span></text:p>
      <text:list text:style-name="L20">
        <text:list-item>
          <text:p text:style-name="P244"><text:span text:style-name="T60">Vogal</text:span> + <text:span text:style-name="T56">Vogal</text:span> <text:span text:style-name="T89">diferente</text:span><text:tab/><text:tab/>“extr<text:span text:style-name="T4">ao</text:span>ficial”<text:tab/>“aut<text:span text:style-name="T4">oa</text:span>desivo”</text:p>
        </text:list-item>
        <text:list-item>
          <text:p text:style-name="P244"><text:span text:style-name="T60">Vogal</text:span> + letra <text:span text:style-name="T78">R</text:span> ou <text:span text:style-name="T78">S</text:span><text:tab/>(nesse caso, dobre o R/S)<text:line-break/>“ante<text:span text:style-name="T95">ss</text:span>ala<text:tab/><text:tab/>auto<text:span text:style-name="T95">rr</text:span>etrato<text:tab/><text:tab/>semi<text:span text:style-name="T95">rr</text:span>eta<text:tab/><text:tab/>infra<text:span text:style-name="T95">ss</text:span>om”</text:p>
        </text:list-item>
        <text:list-item>
          <text:p text:style-name="P244">Prefixo <text:span text:style-name="T60">CO</text:span> e <text:span text:style-name="T60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89"/>
      <text:list xml:id="list225505922899564" text:continue-list="list3718113954" text:style-name="L19">
        <text:list-header>
          <text:p text:style-name="P243">“<text:span text:style-name="T95">ex</text:span>-aluno, <text:span text:style-name="T95">vice</text:span>-presidente, <text:span text:style-name="T95">sem</text:span>-terra, <text:span text:style-name="T95">pan</text:span>-americano, <text:span text:style-name="T114">pré</text:span><text:span text:style-name="T546">-escolar, </text:span><text:span text:style-name="T114">pró</text:span><text:span text:style-name="T546">-labore, </text:span><text:span text:style-name="T114">pós</text:span><text:span text:style-name="T546">-graduação</text:span>”<text:line-break/></text:p>
        </text:list-header>
      </text:list>
      <text:p text:style-name="P89"><text:span text:style-name="T95">Locuções</text:span>, em geral, <text:span text:style-name="T355">perderam</text:span> o hífen:<text:line-break/><text:tab/>“pé de pato, pé de moleque, dia a dia, pôr do sol, paraquedas, mandachuva”</text:p>
      <text:p text:style-name="P89">*<text:span text:style-name="T95">Exceto</text:span> palavras já consagradas pelo uso, como “<text:span text:style-name="T95">cor-de-rosa</text:span>, <text:span text:style-name="T95">arco-íris</text:span>, <text:span text:style-name="T95">pé-de-meia</text:span>”<text:line-break/></text:p>
      <text:p text:style-name="P76">**<text:span text:style-name="T112">Bom</text:span><text:span text:style-name="T539">-</text:span><text:span text:style-name="T112">dia</text:span><text:span text:style-name="T539">, </text:span><text:span text:style-name="T112">boa</text:span><text:span text:style-name="T539">-</text:span><text:span text:style-name="T112">tarde</text:span><text:span text:style-name="T539"> ou </text:span><text:span text:style-name="T112">boa</text:span><text:span text:style-name="T539">-</text:span><text:span text:style-name="T112">noite</text:span><text:span text:style-name="T539">, quando </text:span><text:span text:style-name="T353">substantivados</text:span><text:span text:style-name="T539">, carregam hífen<text:line-break/><text:tab/>Exemplo:<text:tab/>“O pai deu um boa-noite à filha e fechou a porta do quarto”</text:span></text:p>
      <text:p text:style-name="P76"/>
      <text:p text:style-name="P139"><text:span text:style-name="T465">O</text:span><text:span text:style-name="T464"> prefixo </text:span><text:span text:style-name="T466">“</text:span><text:span text:style-name="T505">SUB</text:span><text:span text:style-name="T466">”</text:span><text:span text:style-name="T464"> t</text:span><text:span text:style-name="T467">e</text:span><text:span text:style-name="T464">m hífen apenas quando seguidas das letras </text:span><text:span text:style-name="T468">"h", "b" ou "r"</text:span><text:span text:style-name="T464">.</text:span></text:p>
      <text:p text:style-name="P166"><text:s/>✔ Ex: Sub-hepático, sub-história, sub-bélico, sub-bloco, sub-reitor, sub-região. </text:p>
      <text:p text:style-name="P166">Nos demais casos, não há hífen. </text:p>
      <text:p text:style-name="P175"><text:span text:style-name="Strong_20_Emphasis"><text:span text:style-name="T251">✔ Ex: Subprocurador, subchefe, subdiretor, subestação, subalimentar, subestimar.</text:span></text:span></text:p>
      <text:p text:style-name="P15">As 10 classes gramaticais</text:p>
      <text:p text:style-name="P73"/>
      <text:p text:style-name="P118"><text:span text:style-name="T476">Locução Gramatical</text:span><text:span text:style-name="T470"> é um conjunto de duas ou mais palavras com apenas um significado e classe gramatical. Exemplos:</text:span></text:p>
      <text:p text:style-name="P278"><text:span text:style-name="Strong_20_Emphasis"/></text:p>
      <text:list text:style-name="L21">
        <text:list-item>
          <text:p text:style-name="P279"><text:span text:style-name="T423">Maria entrou na sala </text:span><text:span text:style-name="Strong_20_Emphasis"><text:span text:style-name="T445">em silêncio</text:span></text:span><text:span text:style-name="Strong_20_Emphasis"><text:span text:style-name="T424"><text:tab/><text:tab/><text:tab/><text:tab/>- </text:span></text:span><text:span text:style-name="Strong_20_Emphasis"><text:span text:style-name="T425">locução</text:span></text:span><text:span text:style-name="Strong_20_Emphasis"><text:span text:style-name="T424"> adverbial</text:span></text:span></text:p>
        </text:list-item>
        <text:list-item>
          <text:p text:style-name="P279"><text:span text:style-name="Strong_20_Emphasis"><text:span text:style-name="T445">Ainda que</text:span></text:span><text:span text:style-name="Strong_20_Emphasis"><text:span text:style-name="T424"> </text:span></text:span><text:span text:style-name="T423">perdoe seus erros, não mais confiarei<text:tab/><text:tab/>- </text:span><text:span text:style-name="Strong_20_Emphasis"><text:span text:style-name="T425">locução</text:span></text:span><text:span text:style-name="T423"> conjuntiva</text:span></text:p>
        </text:list-item>
        <text:list-item>
          <text:p text:style-name="P279"><text:span text:style-name="Strong_20_Emphasis"><text:span text:style-name="T445">Ai de mim</text:span></text:span><text:span text:style-name="Strong_20_Emphasis"><text:span text:style-name="T424"> </text:span></text:span><text:span text:style-name="T423">se não fosse o seu amor!<text:tab/><text:tab/><text:tab/><text:tab/>- </text:span><text:span text:style-name="Strong_20_Emphasis"><text:span text:style-name="T425">locução</text:span></text:span><text:span text:style-name="T423"> interjetiva</text:span></text:p>
        </text:list-item>
        <text:list-item>
          <text:p text:style-name="P279"><text:span text:style-name="T423">O menino escondeu-se </text:span><text:span text:style-name="Strong_20_Emphasis"><text:span text:style-name="T445">atrás do</text:span></text:span><text:span text:style-name="Strong_20_Emphasis"><text:span text:style-name="T424"> </text:span></text:span><text:span text:style-name="T423">automóvel<text:tab/><text:tab/><text:tab/>- </text:span><text:span text:style-name="Strong_20_Emphasis"><text:span text:style-name="T425">locução</text:span></text:span><text:span text:style-name="T423"> prepositiva</text:span></text:p>
        </text:list-item>
        <text:list-item>
          <text:p text:style-name="P279"><text:span text:style-name="T423">Ele </text:span><text:span text:style-name="T444">t</text:span><text:span text:style-name="Strong_20_Emphasis"><text:span text:style-name="T445">em cantado</text:span></text:span><text:span text:style-name="Strong_20_Emphasis"><text:span text:style-name="T424"> </text:span></text:span><text:span text:style-name="T423">todas as noites naquele palco.<text:tab/><text:tab/>- </text:span><text:span text:style-name="Strong_20_Emphasis"><text:span text:style-name="T425">locução</text:span></text:span><text:span text:style-name="T423"> verbal</text:span></text:p>
        </text:list-item>
        <text:list-item>
          <text:p text:style-name="P238"><text:span text:style-name="T485">Ele é um homem </text:span><text:span text:style-name="Strong_20_Emphasis"><text:span text:style-name="T486">de coragem</text:span></text:span><text:span text:style-name="Strong_20_Emphasis"><text:span text:style-name="T494"><text:tab/><text:tab/><text:tab/><text:tab/><text:tab/>- </text:span></text:span><text:span text:style-name="Strong_20_Emphasis"><text:span text:style-name="T495">locução</text:span></text:span><text:span text:style-name="Strong_20_Emphasis"><text:span text:style-name="T494"> adjetiva</text:span></text:span></text:p>
        </text:list-item>
      </text:list>
      <text:p text:style-name="P73"/>
      <text:p text:style-name="P73"/>
      <text:p text:style-name="P142">Pronomes</text:p>
      <text:p text:style-name="P7"/>
      <text:h text:style-name="P200" text:outline-level="3">É a palavra que substitui ou acompanha o substantivo.</text:h>
      <text:p text:style-name="P130">*Pessoal</text:p>
      <text:p text:style-name="P129"/>
      <text:list xml:id="list3972389764" text:style-name="L22">
        <text:list-item>
          <text:p text:style-name="P213"><text:span text:style-name="T87">RETO</text:span><text:span text:style-name="T201"> (</text:span><text:span text:style-name="T236">eu</text:span><text:span text:style-name="T201">, </text:span><text:span text:style-name="T236">tu</text:span><text:span text:style-name="T201">, </text:span><text:span text:style-name="T236">ele</text:span><text:span text:style-name="T201">, </text:span><text:span text:style-name="T237">ela</text:span><text:span text:style-name="T203">, </text:span><text:span text:style-name="T236">nós</text:span><text:span text:style-name="T201">, </text:span><text:span text:style-name="T236">vós, </text:span><text:span text:style-name="T237">eles</text:span><text:span text:style-name="T201">)</text:span></text:p>
        </text:list-item>
      </text:list>
      <text:p text:style-name="P103">São usados como <text:span text:style-name="T95">sujeito</text:span> da oração</text:p>
      <text:p text:style-name="P105">*se <text:span text:style-name="T556">já </text:span>tiver <text:span text:style-name="T556">pronome reto</text:span> na oração <text:span text:style-name="T402">então </text:span>use <text:span text:style-name="T406">pronome </text:span>oblíquo <text:span text:style-name="T556">para função de complementar.</text:span></text:p>
      <text:p text:style-name="P112"><text:span text:style-name="T378">Devo usar </text:span><text:span text:style-name="T374">eu</text:span><text:span text:style-name="T378"> ou </text:span><text:span text:style-name="T374">mim</text:span><text:span text:style-name="T378">?</text:span><text:span text:style-name="T482"> O uso do pronome ‘eu’ ocorre quando o mesmo é o </text:span><text:span text:style-name="T483">sujeito</text:span><text:span text:style-name="T482"> da oração, já o pronome “mim” é usado como </text:span><text:span text:style-name="T483">complemento</text:span><text:span text:style-name="T482">, ou seja, é o objeto da oração.</text:span></text:p>
      <text:p text:style-name="P136"><text:span text:style-name="T418">Exemplos: <text:tab/>--“O gerente pediu para eu arquivar”<text:tab/><text:tab/><text:line-break/><text:tab/><text:tab/>--“</text:span><text:span text:style-name="T117">Os formulários devem ser entregues para </text:span><text:span text:style-name="T252">mim”</text:span></text:p>
      <text:p text:style-name="P120"><text:tab/><text:tab/>--“Essa discussão é entre mim e ele”</text:p>
      <text:p text:style-name="P181"><text:span text:style-name="T117">Ou seja, ‘mim’ não acompanha verbo, </text:span><text:span text:style-name="T134">mim é complemento</text:span><text:span text:style-name="T133">! <text:s text:c="4"/>“comprei para eu ler”</text:span></text:p>
      <text:p text:style-name="P103"/>
      <text:list xml:id="list225506189295062" text:continue-numbering="true" text:style-name="L22">
        <text:list-item>
          <text:p text:style-name="P214"><text:span text:style-name="T87">OBLÍQUO</text:span><text:span text:style-name="T201"> </text:span></text:p>
        </text:list-item>
      </text:list>
      <text:p text:style-name="P103"><text:span text:style-name="T16">Substituem</text:span><text:span text:style-name="T404"> os substantivos ou </text:span><text:span text:style-name="T16">complementam</text:span> os verbos <text:span text:style-name="T405">transitivos fazendo a função de </text:span><text:span text:style-name="T514">Objeto Direto</text:span> ou <text:span text:style-name="T515">Objeto Indireto</text:span><text:span text:style-name="T583">,</text:span> <text:span text:style-name="T403">podendo ser:<text:line-break/></text:span></text:p>
      <text:list xml:id="list1519290904" text:style-name="L23">
        <text:list-item>
          <text:p text:style-name="P260"><text:span text:style-name="T90">Átonos</text:span>: <text:span text:style-name="T402">vem </text:span><text:span text:style-name="T474">[SEM preposição]</text:span></text:p>
        </text:list-item>
      </text:list>
      <text:p text:style-name="P103"><text:span text:style-name="T558">(</text:span><text:span text:style-name="T106">me</text:span><text:span text:style-name="T558">, </text:span><text:span text:style-name="T106">te</text:span><text:span text:style-name="T558">, </text:span><text:span text:style-name="T106">se</text:span><text:span text:style-name="T558">, </text:span><text:span text:style-name="T106">nos</text:span><text:span text:style-name="T558">, </text:span><text:span text:style-name="T106">vos</text:span><text:span text:style-name="T558">)</text:span><text:span text:style-name="T106"> </text:span><text:span text:style-name="T390">[</text:span><text:span text:style-name="T106">a</text:span><text:span text:style-name="T390">, as, la, las, na, nas, </text:span><text:span text:style-name="T106">o</text:span><text:span text:style-name="T390">, os, lo, los, no, nos]</text:span><text:span text:style-name="T106"> </text:span><text:span text:style-name="T409">{lhe, lhes}</text:span></text:p>
      <text:p text:style-name="P103"><text:span text:style-name="T558">*Sendo</text:span><text:span text:style-name="T412"> </text:span><text:span text:style-name="T392">[ ] Objeto Direto</text:span><text:span text:style-name="T412"> </text:span><text:span text:style-name="T558">e</text:span><text:span text:style-name="T412"> { } Objeto Indireto</text:span></text:p>
      <text:p text:style-name="P103"><text:span text:style-name="T558">“Eu te disse”<text:tab/>“Convenceram-</text:span><text:span text:style-name="T390">na</text:span><text:span text:style-name="T558"> a ir”<text:tab/><text:tab/>“Entregou-</text:span><text:span text:style-name="T409">lhe</text:span><text:span text:style-name="T558"> a mercadoria”</text:span></text:p>
      <text:p text:style-name="P117"/>
      <text:p text:style-name="P117"/>
      <text:list xml:id="list225506147655301" text:continue-numbering="true" text:style-name="L23">
        <text:list-item>
          <text:p text:style-name="P261"><text:soft-page-break/><text:span text:style-name="T90">Tônicos</text:span>: <text:span text:style-name="T262">vem </text:span><text:span text:style-name="T475">[COM preposição]</text:span><text:span text:style-name="T2">,</text:span><text:span text:style-name="T36"> “</text:span><text:span text:style-name="T45">se</text:span><text:span text:style-name="T41"> vem em</text:span><text:span text:style-name="T50"> </text:span><text:span text:style-name="T41">2, vem mais </text:span><text:span text:style-name="T26">forte</text:span><text:span text:style-name="T41">”</text:span></text:p>
        </text:list-item>
      </text:list>
      <text:p text:style-name="P104"><text:span text:style-name="T260">(</text:span><text:span text:style-name="T257">mim, ti, </text:span><text:span text:style-name="T258">si, </text:span><text:span text:style-name="T259">nos</text:span><text:span text:style-name="T258">, vos, </text:span><text:span text:style-name="T41">a preposição </text:span><text:span text:style-name="T325">com</text:span><text:span text:style-name="T41">, quando combinada com esses pronomes tônicos, d</text:span><text:span text:style-name="T45">ão</text:span><text:span text:style-name="T41"> origem às formas </text:span><text:span text:style-name="T43">comigo</text:span><text:span text:style-name="T42">, </text:span><text:span text:style-name="T43">contigo</text:span><text:span text:style-name="T42">, </text:span><text:span text:style-name="T43">consigo</text:span><text:span text:style-name="T42">, </text:span><text:span text:style-name="T43">conosco</text:span><text:span text:style-name="T42"> e </text:span><text:span text:style-name="T43">convosco</text:span><text:span text:style-name="T44">)</text:span></text:p>
      <text:p text:style-name="P104"><text:span text:style-name="T42">Exemplo:</text:span><text:span text:style-name="T41"> </text:span>“Acredite <text:span text:style-name="T2">em mim</text:span>” →<text:span text:style-name="T557"> (Preposição + Pronome_Oblíquo_Tônico)</text:span></text:p>
      <text:p text:style-name="P39"/>
      <text:p text:style-name="P39"/>
      <text:p text:style-name="P6">Objeto Direto ou Objeto Indireto?</text:p>
      <text:p text:style-name="P50">Os pronomes também ocupam a posição de complementos verbais, atuando ora como O.D., ora como O.I.</text:p>
      <text:list text:style-name="L24">
        <text:list-item>
          <text:p text:style-name="P223">Se o <text:span text:style-name="T95">verbo</text:span> for <text:span text:style-name="T95">transitivo</text:span> <text:span text:style-name="T107">D</text:span><text:span text:style-name="T95">ireto</text:span>: use o pronome pessoal oblíquo átono <text:span text:style-name="T391">a, as, la, las, na, nas, o, os, lo, los, no, nos</text:span><text:tab/>“Quero vê-los hoje”<text:tab/>“Convide-o!”</text:p>
        </text:list-item>
        <text:list-item>
          <text:p text:style-name="P224">Se o <text:span text:style-name="T95">verbo</text:span> for <text:span text:style-name="T95">transitivo</text:span> <text:span text:style-name="T107">In</text:span><text:span text:style-name="T95">direto</text:span>: use o pronome pessoal oblíquo átono <text:span text:style-name="T410">lhe, lhes</text:span></text:p>
        </text:list-item>
      </text:list>
      <text:p text:style-name="P51"><text:tab/>“<text:span text:style-name="T584">Disse-lhe que viria”<text:tab/>“Concedemos-lhes um desconto”</text:span></text:p>
      <text:p text:style-name="P39"><text:tab/><text:span text:style-name="T557">Macete: (Quem diz, diz </text:span><text:span text:style-name="T27">a</text:span><text:span text:style-name="T557"> alguém, Quem entrega, entrega </text:span><text:span text:style-name="T27">para</text:span><text:span text:style-name="T557"> alguém)</text:span></text:p>
      <text:p text:style-name="P39"/>
      <text:p text:style-name="P39"/>
      <text:p text:style-name="P116"><text:span text:style-name="T289">Próclise, Ênclise e Mesóclise?</text:span><text:span text:style-name="T253"> </text:span></text:p>
      <text:p text:style-name="P116"><text:span text:style-name="T265">É</text:span><text:span text:style-name="T395"> a posição do pronome oblíquo.</text:span></text:p>
      <text:p text:style-name="P100"/>
      <text:p text:style-name="P101"><text:span text:style-name="T90">próclise</text:span>: acontece quando houver <text:span text:style-name="T95">palavras</text:span> <text:span text:style-name="T95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84">Nada me perturba”</text:span></text:p>
      <text:p text:style-name="P110"><text:span text:style-name="T2">Cuidado</text:span>! Não se inicia oração com próclise!</text:p>
      <text:p text:style-name="P101"/>
      <text:p text:style-name="P102"><text:span text:style-name="T90">ênclise</text:span>: acontece quando o verbo está ou no <text:span text:style-name="T95">início</text:span> <text:span text:style-name="T95">da</text:span> <text:span text:style-name="T95">oração</text:span>, no <text:span text:style-name="T95">gerúndio</text:span>, ou no <text:span text:style-name="T95">imperativo</text:span><text:tab/><text:tab/>“<text:span text:style-name="T2">Deu</text:span>-lhes muitos presentes”<text:tab/>“Acabei decor<text:span text:style-name="T2">ando</text:span>-as com o tempo”</text:p>
      <text:p text:style-name="P102">“Coma a comida e mastig<text:span text:style-name="T2">ue</text:span>-a bem!”</text:p>
      <text:p text:style-name="P101"><text:span text:style-name="T28">Cuidado</text:span><text:span text:style-name="T559">! </text:span>(verbos no <text:span text:style-name="T352">particípio</text:span> <text:span text:style-name="T413">(</text:span>como cantado, estudado<text:span text:style-name="T413">)</text:span> <text:span text:style-name="T352">não</text:span> admitem <text:span text:style-name="T352">ênclise</text:span>)</text:p>
      <text:p text:style-name="P101"/>
      <text:p text:style-name="P40"><text:span text:style-name="T90">mesóclise</text:span>: acontece quando o <text:span text:style-name="T95">verbo</text:span> <text:span text:style-name="T95">está</text:span> <text:span text:style-name="T95">no</text:span> <text:span text:style-name="T95">futuro</text:span> e <text:span text:style-name="T2">não há motivos para próclise ou ênclise</text:span><text:tab/><text:tab/>“Esperá-lo-ei amanhã”</text:p>
      <text:p text:style-name="P40"/>
      <text:p text:style-name="P40"/>
      <text:list text:style-name="L25">
        <text:list-item>
          <text:p text:style-name="P280">TRATAMENTO</text:p>
        </text:list-item>
      </text:list>
      <text:p text:style-name="P72">Levamos em consideração o contexto e tipo de relação que temos com a pessoa.</text:p>
      <text:p text:style-name="P133"><draw:frame draw:style-name="fr6" draw:name="Figura1" text:anchor-type="paragraph" svg:width="15.582cm" svg:height="14.097cm" draw:z-index="0"><draw:image xlink:href="Pictures/100000000000026B00000230AF805434AC7941BE.jpg" xlink:type="simple" xlink:show="embed" xlink:actuate="onLoad" draw:mime-type="image/jpeg"/></draw:frame></text:p>
      <text:p text:style-name="P134">*<text:span text:style-name="T17">Possessivos</text:span><text:span text:style-name="T414">:</text:span><text:span text:style-name="T202"> meu, teu, seu, nosso, vosso</text:span></text:p>
      <text:p text:style-name="P131"/>
      <text:p text:style-name="P134">*<text:span text:style-name="T2">Interrogativo</text:span>:<text:span text:style-name="T202"> </text:span><text:span text:style-name="T320">que</text:span><text:span text:style-name="T202">, quem, qual, quantas</text:span></text:p>
      <text:p text:style-name="P41"/>
      <text:p text:style-name="P132">*<text:span text:style-name="T414">Relativos:</text:span><text:span text:style-name="T212"> que, quem, onde, o qual, quantas, cuja</text:span></text:p>
      <text:p text:style-name="P42">“Esta é a menina de quem te falei”<text:tab/>“A casa onde ela mora”</text:p>
      <text:p text:style-name="P98"/>
      <text:p text:style-name="P134">*<text:span text:style-name="T2">Demonstrativo</text:span>:<text:span text:style-name="T202"> esse, este, isto, esta, essa, esta, </text:span><text:span text:style-name="T321">aquela</text:span><text:span text:style-name="T207">, a </text:span><text:span text:style-name="T321">qual</text:span><text:span text:style-name="T207">, </text:span><text:span text:style-name="T321">mesma</text:span><text:span text:style-name="T207">, </text:span><text:span text:style-name="T321">própria</text:span></text:p>
      <text:p text:style-name="P98"/>
      <text:p text:style-name="P184"><text:span text:style-name="T88">*Indefinido:</text:span><text:span text:style-name="T125"> </text:span><text:span text:style-name="T135">São vários!<text:line-break/></text:span><text:span text:style-name="T415">algum, nenhum, todo, outro, muito, pouco, certo, vários, tanto, quanto, qualquer, alguém, ninguém, tudo, nada, cada, demais, algo.</text:span></text:p>
      <text:p text:style-name="P141"><text:span text:style-name="T422">Vale lembrar que os pronomes indefinidos também podem aparecer na forma de </text:span><text:span text:style-name="T437">locuções</text:span><text:span text:style-name="T422"> (cada um, cada qual, qualquer um, seja qual for, seja quem for, todo aquele).</text:span></text:p>
      <text:p text:style-name="P150">Verbos</text:p>
      <text:p text:style-name="P8"/>
      <text:p text:style-name="P43">O verbo é a palavra que indica <text:span text:style-name="T95">ação</text:span>, movimento, estado ou fenômeno da natureza.</text:p>
      <text:p text:style-name="P68">O número de orações é sempre <text:span text:style-name="T2">igual</text:span> ao número de verbos.</text:p>
      <text:p text:style-name="P43">São morfemas de um verbo:</text:p>
      <text:p text:style-name="P43"><draw:frame draw:style-name="fr5" draw:name="Figura2" text:anchor-type="paragraph" svg:x="1.602cm" svg:y="0.556cm" svg:width="15.002cm" svg:height="9.957cm" draw:z-index="1"><draw:image xlink:href="Pictures/10000000000002370000020109C66FA13937C062.jpg" xlink:type="simple" xlink:show="embed" xlink:actuate="onLoad" draw:mime-type="image/jpeg"/></draw:frame></text:p>
      <text:p text:style-name="P43">Exemplo: “<text:span text:style-name="T389">compr</text:span><text:span text:style-name="T273">á</text:span><text:span text:style-name="T408">ssemos</text:span>”</text:p>
      <text:p text:style-name="P43"><text:tab/><text:span text:style-name="T386">RADICAL</text:span> (<text:span text:style-name="T389">compr</text:span>): é a base e nele está expresso o significado do verbo</text:p>
      <text:p text:style-name="P43"><text:tab/><text:span text:style-name="T266">VOGAL</text:span> <text:span text:style-name="T266">TEMÁTICA</text:span> (<text:span text:style-name="T273">a</text:span>): serve para identificar o tema, se ele é da família dos verbos terminados em A, E ou O, I</text:p>
      <text:p text:style-name="P43"><text:tab/><text:span text:style-name="T585">TEMA</text:span>: é o radical + vogal temática, por exemplo:<text:tab/>“<text:span text:style-name="T585">compra</text:span>”</text:p>
      <text:p text:style-name="P43"><text:tab/><text:span text:style-name="T407">DESINÊNCIAS</text:span>: conjugam modo-temporal e número-pessoal</text:p>
      <text:p text:style-name="P43"/>
      <text:p text:style-name="P43">Pode sofrer variações de acordo com suas seguintes <text:span text:style-name="T277">F</text:span><text:span text:style-name="T273">lexões</text:span><text:span text:style-name="T95">:</text:span></text:p>
      <text:p text:style-name="P43"/>
      <text:list xml:id="list2082906816" text:style-name="L26">
        <text:list-item>
          <text:p text:style-name="P215"><text:span text:style-name="T294">P</text:span><text:span text:style-name="T295">essoa</text:span><text:span text:style-name="T120">: (1ª (eu, nós); 2ª (tu, vós); 3ª (ele, eles)</text:span></text:p>
        </text:list-item>
      </text:list>
      <text:p text:style-name="P44"/>
      <text:list xml:id="list225505868915643" text:continue-numbering="true" text:style-name="L26">
        <text:list-item>
          <text:p text:style-name="P216"><text:span text:style-name="T294">N</text:span><text:span text:style-name="T295">úmero</text:span><text:span text:style-name="T120">: singular e plural</text:span></text:p>
        </text:list-item>
      </text:list>
      <text:p text:style-name="P45"/>
      <text:list xml:id="list225505602987082" text:continue-numbering="true" text:style-name="L26">
        <text:list-item>
          <text:p text:style-name="P281"><text:span text:style-name="T293">M</text:span><text:span text:style-name="T295">odo</text:span><text:span text:style-name="T120">: indicativo, subjuntivo e imperativ</text:span><text:span text:style-name="T121">o, </text:span><text:span text:style-name="T128">infinitivo</text:span></text:p>
          <text:p text:style-name="P225"/>
          <text:list>
            <text:list-item>
              <text:p text:style-name="P282"><text:soft-page-break/><text:span text:style-name="T118">Modo </text:span><text:span text:style-name="T518">I</text:span><text:span text:style-name="T516">ndicativo</text:span><text:span text:style-name="T118"> é quando o falante tem a </text:span><text:span text:style-name="T171">certeza</text:span><text:span text:style-name="T118"> de sua atitude; o fato é ou será uma realidade. Exemplos: “Estudei </text:span><text:span text:style-name="T126">e estudarei </text:span><text:span text:style-name="T118">muito para essa prova”</text:span></text:p>
            </text:list-item>
            <text:list-item>
              <text:p text:style-name="P282"><text:span text:style-name="T118">Modo </text:span><text:span text:style-name="T516">Subjuntivo</text:span><text:span text:style-name="T118"> é quando o falante não tem certeza da sua atitude, o fato é </text:span><text:span text:style-name="T171">duvidoso</text:span><text:span text:style-name="T118">, incerto; ou seja, há apenas uma possibilidade de que aconteça. Exemplos: “Pode ser </text:span><text:span text:style-name="T171">que</text:span><text:span text:style-name="T118"> eu estude hoje”</text:span></text:p>
            </text:list-item>
            <text:list-item>
              <text:p text:style-name="P282"><text:span text:style-name="T120">Modo </text:span><text:span text:style-name="T519">Imperativo</text:span><text:span text:style-name="T120"> é quando o falante expressa uma </text:span><text:span text:style-name="T180">ordem</text:span><text:span text:style-name="T120">, um pedido ou conselho. Exemplos: “Não sejas tão indisciplinado!”<text:tab/>“Sê tu uma benção!”</text:span></text:p>
            </text:list-item>
            <text:list-item>
              <text:p text:style-name="P283"><text:span text:style-name="T120">M</text:span><text:span text:style-name="T118">odo </text:span><text:span text:style-name="T516">Infinitivo</text:span><text:span text:style-name="T118">: indicado para definir o sujeito. Exemplos: “Sou o culpado por tu aprender</text:span><text:span text:style-name="T171">des</text:span><text:span text:style-name="T118"> errado”</text:span></text:p>
            </text:list-item>
          </text:list>
        </text:list-item>
      </text:list>
      <text:p text:style-name="P46"/>
      <text:list xml:id="list225504990167569" text:continue-numbering="true" text:style-name="L26">
        <text:list-item>
          <text:p text:style-name="P215"><text:span text:style-name="T294">T</text:span><text:span text:style-name="T295">empo</text:span><text:span text:style-name="T120">: presente, pretérito e futuro</text:span></text:p>
          <text:p text:style-name="P226"/>
          <text:list>
            <text:list-item>
              <text:p text:style-name="P284"><text:span text:style-name="T120">N</text:span><text:span text:style-name="T118">o </text:span><text:span text:style-name="T516">Indicativo</text:span><text:span text:style-name="T118">:</text:span></text:p>
              <text:list>
                <text:list-item>
                  <text:p text:style-name="P227">Presente</text:p>
                </text:list-item>
                <text:list-item>
                  <text:p text:style-name="P227">Passado</text:p>
                  <text:list>
                    <text:list-item>
                      <text:p text:style-name="P284"><text:span text:style-name="T155">Pretérito</text:span><text:span text:style-name="T118"> </text:span><text:span text:style-name="T155">Imperfeito</text:span><text:span text:style-name="T118">: fazia mas </text:span><text:span text:style-name="T171">não faz mais</text:span><text:span text:style-name="T118"><text:tab/><text:tab/>“escrevia”</text:span></text:p>
                    </text:list-item>
                    <text:list-item>
                      <text:p text:style-name="P284"><text:span text:style-name="T156">P</text:span><text:span text:style-name="T155">retérito</text:span><text:span text:style-name="T118"> </text:span><text:span text:style-name="T155">Perfeito</text:span><text:span text:style-name="T118">: quando o </text:span><text:span text:style-name="T171">fato concluído</text:span><text:span text:style-name="T118"><text:tab/><text:tab/><text:tab/>“escrevi”</text:span></text:p>
                    </text:list-item>
                    <text:list-item>
                      <text:p text:style-name="P284"><text:span text:style-name="T156">Pretérito</text:span><text:span text:style-name="T122"> </text:span><text:span text:style-name="T156">mais</text:span><text:span text:style-name="T122">-</text:span><text:span text:style-name="T156">que</text:span><text:span text:style-name="T122">-</text:span><text:span text:style-name="T156">perfeito</text:span><text:span text:style-name="T118">: é o </text:span><text:span text:style-name="T171">passado do passado</text:span><text:span text:style-name="T118"><text:tab/>“escrevera”</text:span></text:p>
                      <text:p text:style-name="P227"/>
                    </text:list-item>
                  </text:list>
                </text:list-item>
                <text:list-item>
                  <text:p text:style-name="P227">Futuro</text:p>
                  <text:list>
                    <text:list-item>
                      <text:p text:style-name="P285"><text:span text:style-name="T155">Futuro</text:span><text:span text:style-name="T118"> </text:span><text:span text:style-name="T155">do</text:span><text:span text:style-name="T118"> </text:span><text:span text:style-name="T155">presente</text:span><text:span text:style-name="T118">: é algo que vai acontecer<text:tab/><text:tab/>“escreverei”</text:span></text:p>
                    </text:list-item>
                    <text:list-item>
                      <text:p text:style-name="P285"><text:span text:style-name="T155">Futuro</text:span><text:span text:style-name="T118"> </text:span><text:span text:style-name="T155">do</text:span><text:span text:style-name="T118"> </text:span><text:span text:style-name="T155">pretérito</text:span><text:span text:style-name="T118">: </text:span><text:span text:style-name="T138">é a</text:span><text:span text:style-name="T118"> </text:span><text:span text:style-name="T181">hipótese</text:span><text:span text:style-name="T138"> de uma condição</text:span><text:span text:style-name="T11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225505827018898" text:continue-numbering="true" text:style-name="L26">
        <text:list-item>
          <text:list>
            <text:list-item>
              <text:p text:style-name="P286"><text:span text:style-name="T121">N</text:span><text:span text:style-name="T118">o </text:span><text:span text:style-name="T516">Subjuntivo</text:span><text:span text:style-name="T118">: </text:span><text:span text:style-name="T127">Possibilidade que um evento ou fato venha a se realizar. <text:line-break/></text:span><text:span text:style-name="T122">Use as palavras-chave </text:span><text:span text:style-name="T306">Que</text:span><text:span text:style-name="T307">, </text:span><text:span text:style-name="T306">Se</text:span><text:span text:style-name="T307">, </text:span><text:span text:style-name="T306">Quando</text:span></text:p>
              <text:list>
                <text:list-item>
                  <text:p text:style-name="P228">Presente: <text:tab/><text:tab/><text:tab/>“<text:span text:style-name="T2">que</text:span> eu escreva”</text:p>
                </text:list-item>
                <text:list-item>
                  <text:p text:style-name="P228">Pretérito Imperfeito:<text:tab/>“<text:span text:style-name="T2">se</text:span> eu escrevesse”</text:p>
                </text:list-item>
                <text:list-item>
                  <text:p text:style-name="P228">Futuro:<text:tab/><text:tab/><text:tab/>“<text:span text:style-name="T2">quando</text:span> eu escrever”</text:p>
                </text:list-item>
              </text:list>
            </text:list-item>
          </text:list>
        </text:list-item>
      </text:list>
      <text:p text:style-name="P48"/>
      <text:list xml:id="list225506189489772" text:continue-numbering="true" text:style-name="L26">
        <text:list-item>
          <text:list>
            <text:list-item>
              <text:p text:style-name="P217"><text:span text:style-name="T123">No </text:span><text:span text:style-name="T517">Imperativo</text:span><text:span text:style-name="T123">: </text:span><text:span text:style-name="T122">se apresenta apenas no presente, </text:span><text:span text:style-name="T176">não existe na 1ª pessoa</text:span><text:span text:style-name="T122"> (porque não damos ordens a nós mesmos) e pode ser afirmativo ou negativo.</text:span></text:p>
              <text:list>
                <text:list-item>
                  <text:p text:style-name="P287"><text:span text:style-name="T155">Afirmativo</text:span><text:span text:style-name="T118">: Lê (tu), leia (você), leiamos (nós), lede (vós), leiam (vocês)</text:span></text:p>
                </text:list-item>
                <text:list-item>
                  <text:p text:style-name="P288"><text:span text:style-name="T155">Negativo</text:span><text:span text:style-name="T118">: </text:span><text:span text:style-name="T124">não leias</text:span><text:span text:style-name="T118"> (tu), </text:span><text:span text:style-name="T124">não </text:span><text:span text:style-name="T118">leia (você), </text:span><text:span text:style-name="T124">não</text:span><text:span text:style-name="T118"> leiamos (nós), </text:span><text:span text:style-name="T124">não leiais </text:span><text:span text:style-name="T118">(vós), </text:span><text:span text:style-name="T124">não </text:span><text:span text:style-name="T11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49"/>
      <text:list xml:id="list225504919002646" text:continue-numbering="true" text:style-name="L26">
        <text:list-item>
          <text:list>
            <text:list-item>
              <text:p text:style-name="P289"><text:span text:style-name="T118">No </text:span><text:span text:style-name="T516">Infinitivo</text:span><text:span text:style-name="T118">: indicado para definir o sujeito. </text:span><text:span text:style-name="T128">Use a p</text:span><text:span text:style-name="T118">alavra-chave</text:span><text:span text:style-name="T300"> </text:span><text:span text:style-name="T305">por</text:span></text:p>
              <text:list>
                <text:list-item>
                  <text:p text:style-name="P289"><text:span text:style-name="T118">por escrever </text:span><text:span text:style-name="T128">(</text:span><text:span text:style-name="T118">eu</text:span><text:span text:style-name="T128">)</text:span><text:span text:style-name="T118">, por escreveres </text:span><text:span text:style-name="T128">(</text:span><text:span text:style-name="T118">tu</text:span><text:span text:style-name="T128">)</text:span><text:span text:style-name="T118">, por escrever </text:span><text:span text:style-name="T128">(</text:span><text:span text:style-name="T118">ele</text:span><text:span text:style-name="T128">)</text:span><text:span text:style-name="T118">, por escrevermos </text:span><text:span text:style-name="T128">(</text:span><text:span text:style-name="T118">nós</text:span><text:span text:style-name="T128">)</text:span><text:span text:style-name="T118">, por escrever</text:span><text:span text:style-name="T171">des </text:span><text:span text:style-name="T177">(</text:span><text:span text:style-name="T171">vós</text:span><text:span text:style-name="T177">)</text:span><text:span text:style-name="T118">, por escreverem </text:span><text:span text:style-name="T128">(</text:span><text:span text:style-name="T118">eles</text:span><text:span text:style-name="T128">).</text:span></text:p>
                </text:list-item>
              </text:list>
            </text:list-item>
          </text:list>
        </text:list-item>
      </text:list>
      <text:p text:style-name="P44"/>
      <text:list xml:id="list225504607461755" text:continue-numbering="true" text:style-name="L26">
        <text:list-item>
          <text:p text:style-name="P215"><text:span text:style-name="T294">V</text:span><text:span text:style-name="T295">oz</text:span><text:span text:style-name="T120">: </text:span><text:span text:style-name="T128">faz referência ao tipo de relação entre sujeito e verbo.</text:span></text:p>
        </text:list-item>
      </text:list>
      <text:p text:style-name="P53"/>
      <text:list xml:id="list225505098950423" text:continue-numbering="true" text:style-name="L26">
        <text:list-item>
          <text:list>
            <text:list-item>
              <text:p text:style-name="P283"><text:soft-page-break/><text:span text:style-name="T118">Voz </text:span><text:span text:style-name="T411">Ativa</text:span><text:span text:style-name="T118">: acontece quando </text:span><text:span text:style-name="T171">o sujeito pratica a ação</text:span><text:span text:style-name="T118">, o sujeito é o agente da ação. Exemplo:<text:tab/>“O aluno respondeu à pergunta da professora”</text:span></text:p>
            </text:list-item>
            <text:list-item>
              <text:p text:style-name="P283"><text:span text:style-name="T118">Voz </text:span><text:span text:style-name="T411">Passiva</text:span><text:span text:style-name="T118">: acontece quando </text:span><text:span text:style-name="T171">o sujeito sofre a ação</text:span><text:span text:style-name="T118">. </text:span><text:span text:style-name="T129">Divide-se em analítica e sintética. </text:span></text:p>
              <text:list>
                <text:list-item>
                  <text:p text:style-name="P290"><text:span text:style-name="T171">analítica</text:span><text:span text:style-name="T118">: conhece-se o sujeito.<text:tab/> </text:span><text:span text:style-name="T128">“A pergunta foi respondida pelo aluno”</text:span></text:p>
                </text:list-item>
                <text:list-item>
                  <text:p text:style-name="P290"><text:span text:style-name="T171">sintética</text:span><text:span text:style-name="T118">: o sujeito é desconhecido.<text:tab/>“Aluga</text:span><text:span text:style-name="T178">m</text:span><text:span text:style-name="T118">-se apartamento</text:span><text:span text:style-name="T178">s</text:span><text:span text:style-name="T118">”</text:span></text:p>
                </text:list-item>
              </text:list>
            </text:list-item>
            <text:list-item>
              <text:p text:style-name="P290"><text:span text:style-name="T118">Voz </text:span><text:span text:style-name="T411">Reflexiva</text:span><text:span text:style-name="T118">: acontece quando </text:span><text:span text:style-name="T171">o sujeito pratica e sofre a ação</text:span><text:span text:style-name="T118">.<text:line-break/>Exemplo:<text:tab/>“O aluno cortou-se com o estilete”</text:span></text:p>
            </text:list-item>
          </text:list>
        </text:list-item>
      </text:list>
      <text:p text:style-name="P43"/>
      <text:p text:style-name="P52">As <text:span text:style-name="T273">Formas</text:span><text:span text:style-name="T266"> </text:span><text:span text:style-name="T273">Nominais</text:span> dos verbos são:</text:p>
      <text:p text:style-name="P52"/>
      <text:list xml:id="list1901566670" text:style-name="L27">
        <text:list-item>
          <text:p text:style-name="P229"><text:span text:style-name="T95">Infinitivo</text:span>: comer, rezar, fazer</text:p>
        </text:list-item>
      </text:list>
      <text:p text:style-name="P52"/>
      <text:list xml:id="list225505466863424" text:continue-numbering="true" text:style-name="L27">
        <text:list-item>
          <text:p text:style-name="P230"><text:span text:style-name="T95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0"><text:span text:style-name="T542">O gerúndio também </text:span><text:span text:style-name="T20">pode exercer a função de </text:span><text:span text:style-name="T286">adjetivo</text:span><text:span text:style-name="T542">. Por exemplo:<text:line-break/><text:tab/>“água fervendo” - verbo<text:tab/><text:tab/>“água fervente” - adjetivo</text:span><text:line-break/></text:p>
        </text:list-item>
        <text:list-item>
          <text:p text:style-name="P246">Particípio: <text:span text:style-name="T397">comido, rezado, amado<text:tab/></text:span><text:span text:style-name="T398">(frequentemente usado na </text:span><text:span text:style-name="T400">l</text:span><text:span text:style-name="T398">íngua falada)</text:span></text:p>
        </text:list-item>
      </text:list>
      <text:p text:style-name="P91"><text:span text:style-name="T397"><text:tab/>Equivale ao </text:span><text:span text:style-name="T19">pretérito-mais-que-perfeito composto</text:span><text:span text:style-name="T397">: {tinha comido = comera}</text:span></text:p>
      <text:p text:style-name="P91"><text:span text:style-name="T397"><text:tab/>É </text:span><text:span text:style-name="T19">recomendado</text:span><text:span text:style-name="T397"> usar essa forma verbal para acompanhar os verbos complementares “</text:span><text:span text:style-name="T334">ter</text:span><text:span text:style-name="T397">” ou “</text:span><text:span text:style-name="T334">haver</text:span><text:span text:style-name="T397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97">” então mantenha na voz passiva sem particípio. Exemplo: “tinha sido ganho por ele”<text:line-break/><text:line-break/><text:tab/></text:span><text:span text:style-name="T335">Verbos abundantes</text:span><text:span text:style-name="T397"> é quando existem </text:span><text:span text:style-name="T19">2 formas no particípio</text:span><text:span text:style-name="T397"> (ganho/ganhado)<text:line-break/><text:tab/>Alguns verbos no particípio funcionam como adjetivos.<text:line-break/>Exemplo:<text:tab/>“Lotam filas as pessoas necessitadas”</text:span></text:p>
      <text:p text:style-name="P154"><text:span text:style-name="T339">Regência Verbal</text:span><text:line-break/></text:p>
      <text:p text:style-name="P153"><text:span text:style-name="T568">Regência é </text:span><text:span text:style-name="T560">a relação de complementação entre as palavras, </text:span><text:span text:style-name="T561">ou seja,</text:span> o processo que identifica a presença ou não de <text:span text:style-name="T266">preposição</text:span> <text:span text:style-name="T562">para ligar os verbos aos seus complementos, podendo ser classificados em VI, VTD ou VTI. </text:span><text:span text:style-name="T560">Exemplos:</text:span></text:p>
      <text:p text:style-name="P163"/>
      <text:h text:style-name="P195" text:outline-level="2">“São momentos que eu não me esqueci” =&gt; Quem esquece, esquece DE alguma coisa, portanto:</text:h>
      <text:h text:style-name="P199" text:outline-level="2"><text:span text:style-name="T524">“São momentos </text:span><text:span text:style-name="T324">de</text:span><text:span text:style-name="T524"> que eu não me esqueci”<text:tab/></text:span><text:span text:style-name="T525">(VTI)</text:span><text:span text:style-name="T572"><text:line-break/></text:span></text:h>
      <text:h text:style-name="P196" text:outline-level="2">“A marca que o mundo confia” =&gt; Quem confia, confia EM alguma coisa, portanto:</text:h>
      <text:h text:style-name="P197" text:outline-level="2"><text:span text:style-name="T572">“A marca </text:span><text:span text:style-name="T337">em</text:span><text:span text:style-name="T572"> que o mundo confia”<text:tab/></text:span><text:span text:style-name="T573">(VTI)</text:span></text:h>
      <text:p text:style-name="P159"/>
      <text:h text:style-name="P197" text:outline-level="2"><text:span text:style-name="T572">“Esta é a cidade </text:span><text:span text:style-name="T337">de</text:span><text:span text:style-name="T572"> que mais gosto”<text:tab/> <text:s/>=&gt; Quem gosta, gosta DE...</text:span></text:h>
      <text:h text:style-name="P197" text:outline-level="2"><text:span text:style-name="T572">“Esta é a professora </text:span><text:span text:style-name="T337">a</text:span><text:span text:style-name="T572"> quem fiz alusão”<text:tab/> <text:s/>=&gt; Quem faz alusão, faz A…<text:tab/></text:span><text:span text:style-name="T573">(VTI)</text:span></text:h>
      <text:h text:style-name="P196" text:outline-level="2"/>
      <text:h text:style-name="P198" text:outline-level="2"><text:span text:style-name="T574">"A gente nunca esquece </text:span><text:span text:style-name="T534">do</text:span><text:span text:style-name="T574"> aniversário de um amigo.” (errado!)</text:span></text:h>
      <text:p text:style-name="P165">“A gente nunca esquece o aniversário de um amigo.” (quem esquece, esquece algo)</text:p>
      <text:p text:style-name="P156"><text:span text:style-name="T569">“A gente nunca se esquece d</text:span><text:span text:style-name="T570">o (</text:span><text:span text:style-name="T338">de</text:span><text:span text:style-name="T570">+o) </text:span><text:span text:style-name="T569">aniversário de um amigo.” (quem se esquece, esquece-se de...)</text:span></text:p>
      <text:p text:style-name="P155"/>
      <text:p text:style-name="P109"><text:span text:style-name="T481">*Dicas de verbos safados: </text:span><text:span text:style-name="T527">Quem </text:span><text:span text:style-name="T108">gosta</text:span><text:span text:style-name="T527">, gosta </text:span><text:span text:style-name="T108">De</text:span></text:p>
      <text:p text:style-name="P106"><text:tab/><text:tab/><text:tab/><text:tab/>Quem <text:span text:style-name="T95">assiste</text:span>, assiste <text:span text:style-name="T95">A</text:span> filmes</text:p>
      <text:p text:style-name="P106"><text:tab/><text:tab/><text:tab/><text:tab/><text:span text:style-name="T537">Quem </text:span><text:span text:style-name="T110">prefere</text:span><text:span text:style-name="T537">, prefere moto a carro (e </text:span><text:span text:style-name="T326">não</text:span><text:span text:style-name="T537"> </text:span><text:span text:style-name="T532">do que</text:span><text:span text:style-name="T537"> carro)</text:span></text:p>
      <text:p text:style-name="P106"><text:tab/><text:tab/><text:tab/><text:tab/>Quem <text:span text:style-name="T95">aspira</text:span>, aspira <text:span text:style-name="T95">à</text:span> aprovação ou<text:span text:style-name="T4"> </text:span>aspira pó</text:p>
      <text:p text:style-name="P106"><text:tab/><text:tab/><text:tab/><text:tab/><text:span text:style-name="T586">Quem </text:span><text:span text:style-name="T116">corrobora</text:span><text:span text:style-name="T586">, corrobora algo – VTD (sinônimo de ratificar)</text:span></text:p>
      <text:p text:style-name="P106"/>
      <text:p text:style-name="P106"/>
      <text:p text:style-name="P107"><text:span text:style-name="T95">M.A.R.I.O.</text:span> <text:s/>é feio! </text:p>
      <text:p text:style-name="P107"><text:span text:style-name="T263">Cuidado com os verbos irregulares </text:span><text:span text:style-name="T261">Medeio, Anseio, Remedeio, Incendeio, Odeio</text:span></text:p>
      <text:p text:style-name="P108"><draw:frame draw:style-name="fr4" draw:name="Figura3" text:anchor-type="paragraph" svg:x="0.28cm" svg:y="0.24cm" svg:width="17.575cm" svg:height="19.749cm" draw:z-index="2"><draw:image xlink:href="Pictures/10000000000004D8000006DA192B0F00A1169EB0.png" xlink:type="simple" xlink:show="embed" xlink:actuate="onLoad" draw:mime-type="image/png"/></draw:frame></text:p>
      <text:p text:style-name="P108"><draw:frame draw:style-name="fr3" draw:name="Figura5" text:anchor-type="paragraph" svg:x="0.54cm" svg:y="0.208cm" svg:width="16.847cm" svg:height="11.612cm" draw:z-index="4"><draw:image xlink:href="Pictures/1000000000000272000001B2239AE29B8FD3BE27.jpg" xlink:type="simple" xlink:show="embed" xlink:actuate="onLoad" draw:mime-type="image/jpeg"/></draw:frame><draw:frame draw:style-name="fr2" draw:name="Figura6" text:anchor-type="paragraph" svg:x="0.485cm" svg:y="12.539cm" svg:width="16.725cm" svg:height="11.384cm" draw:z-index="5"><draw:image xlink:href="Pictures/100000000000026E000001ABFF82CC0E2549128E.jpg" xlink:type="simple" xlink:show="embed" xlink:actuate="onLoad" draw:mime-type="image/jpeg"/></draw:frame></text:p>
      <text:p text:style-name="P108"><draw:frame draw:style-name="fr1" draw:name="Figura4" text:anchor-type="paragraph" svg:x="0.113cm" svg:y="0.178cm" svg:width="18.029cm" svg:height="23.513cm" draw:z-index="3"><draw:image xlink:href="Pictures/10000000000001DA00000202C559ECFA89C6E88D.jpg" xlink:type="simple" xlink:show="embed" xlink:actuate="onLoad" draw:mime-type="image/jpeg"/></draw:frame></text:p>
      <text:p text:style-name="P94"><text:span text:style-name="T521">A</text:span><text:span text:style-name="T520">rtigos</text:span></text:p>
      <text:p text:style-name="P56"/>
      <text:p text:style-name="P92"><text:span text:style-name="T397">P</text:span><text:span text:style-name="T396">alavra que vem </text:span><text:span text:style-name="T18">antes</text:span><text:span text:style-name="T396"> </text:span><text:span text:style-name="T18">do</text:span><text:span text:style-name="T396"> </text:span><text:span text:style-name="T18">substantivo</text:span><text:span text:style-name="T396"> indica</text:span><text:span text:style-name="T399">ndo</text:span><text:span text:style-name="T396"> o </text:span>gênero<text:span text:style-name="T396"> e o </text:span>número<text:span text:style-name="T396">. Podem ser:</text:span></text:p>
      <text:list text:style-name="L28">
        <text:list-item>
          <text:p text:style-name="P247">Definidos<text:span text:style-name="T396">: determinam de forma precisa </text:span>(o, a, os, as)</text:p>
        </text:list-item>
        <text:list-item>
          <text:p text:style-name="P248">Indefinidos<text:span text:style-name="T396">: determinam de forma vaga </text:span>(um, uma, uns, umas)</text:p>
        </text:list-item>
      </text:list>
      <text:p text:style-name="P93"/>
      <text:p text:style-name="P93"/>
      <text:p text:style-name="P143">Substantivos</text:p>
      <text:p text:style-name="P57"/>
      <text:p text:style-name="P71">É a palavra que dá nome.</text:p>
      <text:p text:style-name="P59"/>
      <text:p text:style-name="P59"/>
      <text:p text:style-name="P59"><text:span text:style-name="T95">Comum</text:span> <text:tab/><text:tab/><text:tab/><text:tab/><text:tab/>ou <text:tab/><text:tab/><text:tab/><text:tab/><text:span text:style-name="T95">Próprio</text:span>: </text:p>
      <text:p text:style-name="P59">“mulher, gato, caneta, cidade”<text:tab/><text:tab/><text:tab/><text:tab/>“Maria, Japão, Ceará, Atlético MG”</text:p>
      <text:p text:style-name="P59"/>
      <text:p text:style-name="P59"><text:span text:style-name="T95">Abstrato</text:span><text:tab/><text:tab/><text:tab/><text:tab/><text:tab/>ou<text:tab/><text:tab/><text:tab/><text:tab/><text:span text:style-name="T95">Concreto</text:span>:</text:p>
      <text:p text:style-name="P59">“beleza, ensino, bravura, pobreza”<text:tab/><text:tab/><text:tab/>“lápis, mulher, cachorro, gato”</text:p>
      <text:p text:style-name="P59"/>
      <text:p text:style-name="P59"><text:span text:style-name="T95">Composto</text:span><text:tab/><text:tab/><text:tab/><text:tab/><text:tab/>ou<text:tab/><text:tab/><text:tab/><text:tab/><text:span text:style-name="T95">Simples</text:span>:</text:p>
      <text:p text:style-name="P59">“couve-flor, louva-a-deus, guarda-roupa”<text:tab/><text:tab/>“terra, sapato, água, amor, cheiro”</text:p>
      <text:p text:style-name="P59"/>
      <text:p text:style-name="P59"><text:span text:style-name="T95">Derivado</text:span><text:tab/><text:tab/><text:tab/><text:tab/><text:tab/>ou<text:tab/><text:tab/><text:tab/><text:tab/><text:span text:style-name="T95">Primitivo</text:span>:</text:p>
      <text:p text:style-name="P59">“livraria, noitada, aguaceiro, pedregulho”<text:tab/><text:tab/>“livro, noite, água, pedra”</text:p>
      <text:p text:style-name="P61">*Existem aqueles que são derivados de verbo:<text:tab/>“queima, influência, trabalho, choro”</text:p>
      <text:p text:style-name="P59"/>
      <text:p text:style-name="P60"><text:span text:style-name="T95">Coletivos</text:span>: designa seres da mesma espécie</text:p>
      <text:p text:style-name="P60">“flora, multidão, cardume, floresta, manada”</text:p>
      <text:p text:style-name="P60"/>
      <text:p text:style-name="P9"><text:span text:style-name="T523">Adjunto Adnominal:</text:span><text:span text:style-name="T522"> </text:span><text:span text:style-name="T220">resumindo,</text:span><text:span text:style-name="T453"> </text:span><text:span text:style-name="T457">são </text:span><text:span text:style-name="T453">os artigos, pronomes e adjetivos que modificam um substantivo, </text:span><text:span text:style-name="T454">caracterizando-o e vem </text:span><text:span text:style-name="T461">sempre acompanhado de preposição</text:span><text:span text:style-name="T454">. Exemplos:</text:span></text:p>
      <text:p text:style-name="P160">“caneca de <text:span text:style-name="T2">louça branca</text:span>”<text:tab/>“pulseira <text:span text:style-name="T2">de metal brilhante</text:span>”<text:tab/> <text:s text:c="3"/>“poste <text:span text:style-name="T2">de amarração</text:span>”</text:p>
      <text:p text:style-name="P60"/>
      <text:p text:style-name="P13">Sentido Conotativo ou Denotativo?</text:p>
      <text:list text:style-name="L29">
        <text:list-item>
          <text:p text:style-name="P231"><text:span text:style-name="T273">Con</text:span><text:span text:style-name="T95">otativo</text:span>: <text:span text:style-name="T282">con</text:span><text:span text:style-name="T2">to de fadas</text:span>, sentido figurado</text:p>
        </text:list-item>
        <text:list-item>
          <text:p text:style-name="P231"><text:span text:style-name="T95">Denotativo</text:span>: sentido literal, real, dicionarizado</text:p>
        </text:list-item>
      </text:list>
      <text:p text:style-name="P145">Numeral</text:p>
      <text:p text:style-name="P58"/>
      <text:p text:style-name="P147"><text:span text:style-name="T459">É a palavra que indica o número ou a posição. </text:span><text:span text:style-name="T460">Po</text:span><text:span text:style-name="T211">ssuem 5 classificações:</text:span></text:p>
      <text:p text:style-name="P61"/>
      <text:list text:style-name="L30">
        <text:list-item>
          <text:p text:style-name="P232"><text:span text:style-name="T2">Cardinal</text:span>: um, dois, trinta, noventa</text:p>
        </text:list-item>
        <text:list-item>
          <text:p text:style-name="P232"><text:span text:style-name="T2">Ordinal</text:span>: primeira, segundo, terceiras, quartos, nonos</text:p>
        </text:list-item>
        <text:list-item>
          <text:p text:style-name="P232"><text:span text:style-name="T2">Fracionário</text:span>: meio, terço, quarto, milésimo</text:p>
        </text:list-item>
        <text:list-item>
          <text:p text:style-name="P232"><text:span text:style-name="T2">Multiplicativo</text:span>: dobro, triplo, quádruplo</text:p>
        </text:list-item>
        <text:list-item>
          <text:p text:style-name="P232"><text:span text:style-name="T2">Coletivo</text:span>: dúzia, dezena, milheiros<text:line-break/></text:p>
        </text:list-item>
      </text:list>
      <text:p text:style-name="P146"><text:span text:style-name="T211">Ao designar </text:span><text:span text:style-name="T200">séculos, reis, papas, capítulos, contos</text:span><text:span text:style-name="T211"> utiliza-se:</text:span></text:p>
      <text:list text:style-name="L31">
        <text:list-item>
          <text:p text:style-name="P291"><text:span text:style-name="T227">Ordinal</text:span><text:span text:style-name="T211">: </text:span><text:span text:style-name="T227">até</text:span><text:span text:style-name="T211"> o </text:span><text:span text:style-name="T227">décimo</text:span><text:span text:style-name="T211"> (10º)<text:tab/><text:tab/>“Rei Jarvan IV (</text:span><text:span text:style-name="T319">quarto</text:span><text:span text:style-name="T211">)</text:span></text:p>
        </text:list-item>
        <text:list-item>
          <text:p text:style-name="P291"><text:span text:style-name="T227">Cardinal</text:span><text:span text:style-name="T211">: </text:span><text:span text:style-name="T227">onze</text:span><text:span text:style-name="T211"> em diante<text:tab/><text:tab/>“Papa Luis XVI (</text:span><text:span text:style-name="T319">dezesseis</text:span><text:span text:style-name="T211">)</text:span></text:p>
        </text:list-item>
      </text:list>
      <text:p text:style-name="P61"/>
      <text:p text:style-name="P61"/>
      <text:p text:style-name="P144">Adjetivos</text:p>
      <text:p text:style-name="P62"/>
      <text:p text:style-name="P64">Dão <text:span text:style-name="T2">características</text:span> aos substantivos</text:p>
      <text:p text:style-name="P64">Adjetivo não modifica verbo!</text:p>
      <text:p text:style-name="P64"/>
      <text:p text:style-name="P151"><text:span text:style-name="T200">Existem 2 </text:span><text:span text:style-name="T238">graus</text:span><text:span text:style-name="T200"> de adjetivos:</text:span></text:p>
      <text:list xml:id="list2884823893" text:style-name="L32">
        <text:list-item>
          <text:p text:style-name="P249">Comparativo</text:p>
          <text:list>
            <text:list-item>
              <text:p text:style-name="P267">superior<text:tab/>“mais esperto”</text:p>
            </text:list-item>
            <text:list-item>
              <text:p text:style-name="P267">igual<text:tab/><text:tab/>“tão esperto quanto”</text:p>
            </text:list-item>
            <text:list-item>
              <text:p text:style-name="P267">inferior<text:tab/>“menos esperto”<text:line-break/></text:p>
            </text:list-item>
          </text:list>
        </text:list-item>
        <text:list-item>
          <text:p text:style-name="P292"><text:span text:style-name="T167">Superlativo<text:tab/><text:tab/></text:span><text:span text:style-name="T118">“amabilíssimo, </text:span><text:span text:style-name="T131">amicíssimo, macérrima, </text:span><text:span text:style-name="T118">nigérrimo, paupérrimo, </text:span><text:span text:style-name="T131">seriíssimo</text:span><text:span text:style-name="T118">”</text:span></text:p>
        </text:list-item>
      </text:list>
      <text:p text:style-name="P97"/>
      <text:p text:style-name="P69">Adjetivos podem se tornar advérbios ou substantivos:</text:p>
      <text:p text:style-name="P97"/>
      <text:list text:style-name="L33">
        <text:list-item>
          <text:p text:style-name="P273"><text:span text:style-name="T136">Podem sofrer um processo e </text:span><text:span text:style-name="T179">se tornar advérbio</text:span><text:span text:style-name="T136">, deixando de ser uma qualidade/característica do substantivo para intensificar o verbo</text:span></text:p>
        </text:list-item>
      </text:list>
      <text:p text:style-name="P149"><text:span text:style-name="T211"><text:tab/>“O pó não dissolveu </text:span><text:span text:style-name="T200">direito</text:span><text:span text:style-name="T211">”<text:tab/><text:tab/>“A cerveja que desce </text:span><text:span text:style-name="T200">redondo</text:span><text:span text:style-name="T211">”</text:span></text:p>
      <text:p text:style-name="P65"/>
      <text:list text:style-name="L34">
        <text:list-item>
          <text:p text:style-name="P274"><text:span text:style-name="T179">Artigos</text:span><text:span text:style-name="T136"> podem </text:span><text:span text:style-name="T179">substantivar</text:span><text:span text:style-name="T136"> um </text:span><text:span text:style-name="T179">adjetivo</text:span><text:span text:style-name="T136">:<text:tab/>“gritou ele, </text:span><text:span text:style-name="T179">o</text:span><text:span text:style-name="T136"> miserável”</text:span></text:p>
        </text:list-item>
      </text:list>
      <text:p text:style-name="P64"><text:tab/>“Miguel era mais velho”-adjetivo<text:tab/> <text:s text:c="6"/>“Miguel era <text:span text:style-name="T2">o</text:span> mais velho”-substantivo</text:p>
      <text:p text:style-name="P64"/>
      <text:p text:style-name="P70">Verbos podem se tornar adjetivos:</text:p>
      <text:list text:style-name="L35">
        <text:list-item>
          <text:p text:style-name="P275"><text:span text:style-name="T179">Verbos no particípio</text:span><text:span text:style-name="T136"> podem ser </text:span><text:span text:style-name="T179">adjetivos</text:span><text:span text:style-name="T136">:<text:tab/>“pessoas necessitadas”</text:span></text:p>
        </text:list-item>
      </text:list>
      <text:p text:style-name="P183"><text:soft-page-break/></text:p>
      <text:p text:style-name="Standard"><text:span text:style-name="T438">L</text:span><text:span text:style-name="T436">ocução adjetiva </text:span><text:span text:style-name="T421">é a expressão formada de preposição + substantivo/ou advérbio com valor de adjetivo. Exemplos:</text:span></text:p>
      <text:p text:style-name="Standard"><text:tab/><text:span text:style-name="T117">“Pessoa com deficiência” - equivale à pessoa deficiente</text:span></text:p>
      <text:p text:style-name="P16"><text:tab/>“O tapa no rosto de Tito” - (“de Tito” é locução adjetiva)</text:p>
      <text:p text:style-name="P119"/>
      <text:p text:style-name="P158"><text:span text:style-name="T566">O</text:span><text:span text:style-name="T564"> vocábulo “</text:span><text:span text:style-name="T336">anexo</text:span><text:span text:style-name="T564">”, utilizado como adjetivo, </text:span><text:span text:style-name="T566">deve sempre </text:span><text:span text:style-name="T31">concordar</text:span><text:span text:style-name="T566"> </text:span><text:span text:style-name="T564">em </text:span><text:span text:style-name="T565">gênero e número, </text:span><text:span text:style-name="T564">exemplo:</text:span></text:p>
      <text:p text:style-name="P157"><text:span text:style-name="T564">– Segue anex</text:span><text:span text:style-name="T30">a</text:span><text:span text:style-name="T564"> </text:span><text:span text:style-name="T30">a</text:span><text:span text:style-name="T564"> documentação. (correto)<text:tab/>-Seguem </text:span><text:span text:style-name="T567">a</text:span><text:span text:style-name="T564">nex</text:span><text:span text:style-name="T30">os</text:span><text:span text:style-name="T564"> os document</text:span><text:span text:style-name="T30">os</text:span><text:span text:style-name="T564"> <text:s/>(correto)</text:span></text:p>
      <text:p text:style-name="P162"/>
      <text:p text:style-name="P167">Advérbios</text:p>
      <text:p text:style-name="P167"><text:span text:style-name="Strong_20_Emphasis"/></text:p>
      <text:p text:style-name="P168"><text:span text:style-name="Strong_20_Emphasis"><text:span text:style-name="T209">Modifica/</text:span></text:span><text:span text:style-name="Strong_20_Emphasis"><text:span text:style-name="T210">intensifica</text:span></text:span><text:span text:style-name="Strong_20_Emphasis"><text:span text:style-name="T224"> um </text:span></text:span><text:span text:style-name="Strong_20_Emphasis"><text:span text:style-name="T209">verbo</text:span></text:span><text:span text:style-name="Strong_20_Emphasis"><text:span text:style-name="T224">, um </text:span></text:span><text:span text:style-name="Strong_20_Emphasis"><text:span text:style-name="T209">adjetivo</text:span></text:span><text:span text:style-name="Strong_20_Emphasis"><text:span text:style-name="T224"> ou outro </text:span></text:span><text:span text:style-name="Strong_20_Emphasis"><text:span text:style-name="T209">advérbio</text:span></text:span><text:span text:style-name="Strong_20_Emphasis"><text:span text:style-name="T224"> </text:span></text:span><text:span text:style-name="Strong_20_Emphasis"><text:span text:style-name="T226">para alterar o sentido da frase</text:span></text:span></text:p>
      <text:p text:style-name="P168"><text:span text:style-name="Strong_20_Emphasis"/></text:p>
      <text:p text:style-name="P169"><text:span text:style-name="Strong_20_Emphasis"><text:span text:style-name="T225">Sua classificação pode ser quanto a </text:span></text:span><text:span text:style-name="Strong_20_Emphasis"><text:span text:style-name="T229">lugar, tempo, modo, negação, dúvida, intensidade, afirmação, exclusão, inclusão, ordem, interrogativa</text:span></text:span></text:p>
      <text:p text:style-name="P171"><text:span text:style-name="Strong_20_Emphasis"><text:span text:style-name="T224">*Toda palavra terminada em ‘</text:span></text:span><text:span text:style-name="Strong_20_Emphasis"><text:span text:style-name="T317">mente</text:span></text:span><text:span text:style-name="Strong_20_Emphasis"><text:span text:style-name="T224">’ é um advérbio (geralmente do tipo modo)</text:span></text:span></text:p>
      <text:p text:style-name="P168"><text:span text:style-name="Strong_20_Emphasis"/></text:p>
      <text:p text:style-name="P148"><text:span text:style-name="Strong_20_Emphasis"><text:span text:style-name="T462">N</text:span></text:span><text:span text:style-name="Strong_20_Emphasis"><text:span text:style-name="T463">ão flexiona</text:span></text:span><text:span text:style-name="Strong_20_Emphasis"><text:span text:style-name="T462">m</text:span></text:span><text:span text:style-name="Strong_20_Emphasis"><text:span text:style-name="T456"> </text:span></text:span><text:span text:style-name="Strong_20_Emphasis"><text:span text:style-name="T455">em </text:span></text:span><text:span text:style-name="Strong_20_Emphasis"><text:span text:style-name="T462">número</text:span></text:span><text:span text:style-name="Strong_20_Emphasis"><text:span text:style-name="T455"> ou </text:span></text:span><text:span text:style-name="Strong_20_Emphasis"><text:span text:style-name="T462">gênero</text:span></text:span><text:span text:style-name="Strong_20_Emphasis"><text:span text:style-name="T455"> mas </text:span></text:span><text:span text:style-name="Strong_20_Emphasis"><text:span text:style-name="T471">flexionam em grau</text:span></text:span><text:span text:style-name="Strong_20_Emphasis"><text:span text:style-name="T455"> </text:span></text:span><text:span text:style-name="Strong_20_Emphasis"><text:span text:style-name="T458">(</text:span></text:span><text:span text:style-name="Strong_20_Emphasis"><text:span text:style-name="T455">assim como os adjetivos</text:span></text:span><text:span text:style-name="Strong_20_Emphasis"><text:span text:style-name="T458">):</text:span></text:span></text:p>
      <text:list xml:id="list225506517023216" text:continue-list="list2884823893" text:style-name="L32">
        <text:list-item text:start-value="1">
          <text:p text:style-name="P250">Comparativo</text:p>
          <text:list>
            <text:list-item>
              <text:p text:style-name="P268"><text:span text:style-name="T531">Superioridade</text:span><text:tab/>“<text:span text:style-name="T29">mais</text:span><text:span text:style-name="T526"> que esperto</text:span>”</text:p>
            </text:list-item>
            <text:list-item>
              <text:p text:style-name="P268"><text:span text:style-name="T531">Igualdade</text:span><text:tab/><text:tab/>“<text:span text:style-name="T29">tão</text:span><text:span text:style-name="T526"> esperto como</text:span>”</text:p>
            </text:list-item>
            <text:list-item>
              <text:p text:style-name="P268"><text:span text:style-name="T531">Inferioridade</text:span><text:tab/>“<text:span text:style-name="T2">menos</text:span> <text:span text:style-name="T526">que </text:span>esperto”<text:line-break/></text:p>
            </text:list-item>
          </text:list>
        </text:list-item>
        <text:list-item>
          <text:p text:style-name="P295"><text:span text:style-name="Strong_20_Emphasis"><text:span text:style-name="T230">Superlativo<text:tab/>:</text:span></text:span><text:span text:style-name="Strong_20_Emphasis"><text:span text:style-name="T213"> </text:span></text:span><text:span text:style-name="Strong_20_Emphasis"><text:span text:style-name="T214">pode ser de 2 tipos</text:span></text:span></text:p>
        </text:list-item>
      </text:list>
      <text:list text:style-name="L36">
        <text:list-item>
          <text:list>
            <text:list-item>
              <text:p text:style-name="P296"><text:span text:style-name="Strong_20_Emphasis"><text:span text:style-name="T231">Analítico</text:span></text:span><text:span text:style-name="Strong_20_Emphasis"><text:span text:style-name="T214">: acompanha outro </text:span></text:span><text:span text:style-name="Strong_20_Emphasis"><text:span text:style-name="T231">advérbio<text:tab/><text:tab/></text:span></text:span><text:span text:style-name="Strong_20_Emphasis"><text:span text:style-name="T214">“Jeiel fala </text:span></text:span><text:span text:style-name="Strong_20_Emphasis"><text:span text:style-name="T208">muito alto</text:span></text:span><text:span text:style-name="Strong_20_Emphasis"><text:span text:style-name="T214">”</text:span></text:span></text:p>
            </text:list-item>
          </text:list>
        </text:list-item>
      </text:list>
      <text:list xml:id="list225506150342089" text:continue-list="list225506517023216" text:style-name="L32">
        <text:list-item>
          <text:list>
            <text:list-item>
              <text:p text:style-name="P295"><text:span text:style-name="Strong_20_Emphasis"><text:span text:style-name="T231">Sintético</text:span></text:span><text:span text:style-name="Strong_20_Emphasis"><text:span text:style-name="T214">: vem acompanhado de um </text:span></text:span><text:span text:style-name="Strong_20_Emphasis"><text:span text:style-name="T231">sufixo<text:tab/><text:tab/></text:span></text:span><text:span text:style-name="Strong_20_Emphasis"><text:span text:style-name="T214">“</text:span></text:span><text:span text:style-name="Strong_20_Emphasis"><text:span text:style-name="T222">Jhonny</text:span></text:span><text:span text:style-name="Strong_20_Emphasis"><text:span text:style-name="T214"> fala alt</text:span></text:span><text:span text:style-name="Strong_20_Emphasis"><text:span text:style-name="T208">íssimo</text:span></text:span><text:span text:style-name="Strong_20_Emphasis"><text:span text:style-name="T214">”</text:span></text:span></text:p>
            </text:list-item>
          </text:list>
        </text:list-item>
      </text:list>
      <text:p text:style-name="P170"><text:span text:style-name="Strong_20_Emphasis"/></text:p>
      <text:p text:style-name="P171"><text:span text:style-name="Strong_20_Emphasis"><text:span text:style-name="T214">Locução Adverbial: quando contém 2 ou mais palavras com valor de advérbio (“de longe”)</text:span></text:span></text:p>
      <text:p text:style-name="Heading"><text:span text:style-name="Strong_20_Emphasis"><text:span text:style-name="T214"><text:line-break/></text:span></text:span><text:span text:style-name="Strong_20_Emphasis"><text:span text:style-name="T312">Advérbio ou Pronome?</text:span></text:span><text:span text:style-name="Strong_20_Emphasis"><text:span text:style-name="T215"> É só lembrar que advérbio não flexiona</text:span></text:span></text:p>
      <text:p text:style-name="P170"><text:span text:style-name="Strong_20_Emphasis"><text:span text:style-name="T215"><text:tab/>“Eu corri muito” <text:tab/><text:tab/><text:tab/>- advérbio</text:span></text:span></text:p>
      <text:p text:style-name="P171"><text:span text:style-name="Strong_20_Emphasis"><text:span text:style-name="T215"><text:tab/>“Eu corri muitos metros” <text:tab/>- pronome indefinido</text:span></text:span></text:p>
      <text:p text:style-name="P177"><text:span text:style-name="Strong_20_Emphasis"><text:span text:style-name="T109">Preposição</text:span></text:span></text:p>
      <text:p text:style-name="P176"><text:span text:style-name="Strong_20_Emphasis"/></text:p>
      <text:p text:style-name="P172"><text:span text:style-name="Strong_20_Emphasis"><text:span text:style-name="T314">Liga dois </text:span></text:span><text:span text:style-name="Strong_20_Emphasis"><text:span text:style-name="T322">termos</text:span></text:span><text:span text:style-name="Strong_20_Emphasis"><text:span text:style-name="T216"> de uma </text:span></text:span><text:span text:style-name="Strong_20_Emphasis"><text:span text:style-name="T221">oração, </text:span></text:span><text:span text:style-name="Strong_20_Emphasis"><text:span text:style-name="T216">mostra</text:span></text:span><text:span text:style-name="Strong_20_Emphasis"><text:span text:style-name="T221">ndo</text:span></text:span><text:span text:style-name="Strong_20_Emphasis"><text:span text:style-name="T216"> a dependência existente entre ambos. São elas:</text:span></text:span></text:p>
      <text:p text:style-name="P172"><text:span text:style-name="Strong_20_Emphasis"><text:span text:style-name="T232">a, ante, após, até <text:tab/><text:tab/>com, contra<text:tab/><text:tab/><text:tab/>de, desde<text:tab/><text:tab/>em, entre</text:span></text:span></text:p>
      <text:p text:style-name="P172"><text:span text:style-name="Strong_20_Emphasis"><text:span text:style-name="T232">para, perante, por<text:tab/>sem, sob, sobre<text:tab/><text:tab/>trás</text:span></text:span></text:p>
      <text:p text:style-name="P172"><text:span text:style-name="Strong_20_Emphasis"/></text:p>
      <text:p text:style-name="P172"><text:span text:style-name="Strong_20_Emphasis"><text:span text:style-name="T216">Podem expressar noções de:</text:span></text:span></text:p>
      <text:list text:style-name="L37">
        <text:list-item>
          <text:p text:style-name="P299"><text:span text:style-name="Strong_20_Emphasis"><text:span text:style-name="T232">Tempo</text:span></text:span><text:span text:style-name="Strong_20_Emphasis"><text:span text:style-name="T216">:<text:tab/><text:tab/>“por 2 anos ele viveu”</text:span></text:span></text:p>
        </text:list-item>
        <text:list-item>
          <text:p text:style-name="P299"><text:span text:style-name="Strong_20_Emphasis"><text:span text:style-name="T232">Agente</text:span></text:span><text:span text:style-name="Strong_20_Emphasis"><text:span text:style-name="T216">:<text:tab/><text:tab/>“quadros pintados por Picasso”</text:span></text:span></text:p>
        </text:list-item>
        <text:list-item>
          <text:p text:style-name="P299"><text:span text:style-name="Strong_20_Emphasis"><text:span text:style-name="T232">Finalidade</text:span></text:span><text:span text:style-name="Strong_20_Emphasis"><text:span text:style-name="T216">:<text:tab/><text:tab/>“comprei para comer”</text:span></text:span></text:p>
        </text:list-item>
        <text:list-item>
          <text:p text:style-name="P299"><text:span text:style-name="Strong_20_Emphasis"><text:span text:style-name="T232">Direção</text:span></text:span><text:span text:style-name="Strong_20_Emphasis"><text:span text:style-name="T216">:<text:tab/><text:tab/>“mãos para o alto”</text:span></text:span></text:p>
        </text:list-item>
        <text:list-item>
          <text:p text:style-name="P299"><text:span text:style-name="Strong_20_Emphasis"><text:span text:style-name="T232">Causa</text:span></text:span><text:span text:style-name="Strong_20_Emphasis"><text:span text:style-name="T216">:<text:tab/><text:tab/>“faz sucesso por ter talento”</text:span></text:span></text:p>
        </text:list-item>
        <text:list-item>
          <text:p text:style-name="P299"><text:span text:style-name="Strong_20_Emphasis"><text:span text:style-name="T232">Duração</text:span></text:span><text:span text:style-name="Strong_20_Emphasis"><text:span text:style-name="T216">:<text:tab/><text:tab/>“aberto </text:span></text:span><text:span text:style-name="Strong_20_Emphasis"><text:span text:style-name="T219">até as</text:span></text:span><text:span text:style-name="Strong_20_Emphasis"><text:span text:style-name="T216"> </text:span></text:span><text:span text:style-name="Strong_20_Emphasis"><text:span text:style-name="T219">12 h</text:span></text:span><text:span text:style-name="Strong_20_Emphasis"><text:span text:style-name="T216">”</text:span></text:span></text:p>
        </text:list-item>
        <text:list-item>
          <text:p text:style-name="P299"><text:span text:style-name="Strong_20_Emphasis"><text:span text:style-name="T232">Modo</text:span></text:span><text:span text:style-name="Strong_20_Emphasis"><text:span text:style-name="T216">:<text:tab/><text:tab/>“colocados em fila”</text:span></text:span></text:p>
        </text:list-item>
        <text:list-item>
          <text:p text:style-name="P299"><text:span text:style-name="Strong_20_Emphasis"><text:span text:style-name="T232">Lugar</text:span></text:span><text:span text:style-name="Strong_20_Emphasis"><text:span text:style-name="T216">:<text:tab/><text:tab/>“veio da China</text:span></text:span></text:p>
        </text:list-item>
        <text:list-item>
          <text:p text:style-name="P299"><text:span text:style-name="Strong_20_Emphasis"><text:span text:style-name="T232">Especificação</text:span></text:span><text:span text:style-name="Strong_20_Emphasis"><text:span text:style-name="T216">:<text:tab/>“regras de convivência”</text:span></text:span></text:p>
          <text:p text:style-name="P299"><text:span text:style-name="Strong_20_Emphasis"/></text:p>
        </text:list-item>
      </text:list>
      <text:p text:style-name="P172"><text:span text:style-name="Strong_20_Emphasis"/></text:p>
      <text:p text:style-name="P176"><text:span text:style-name="Strong_20_Emphasis"><text:span text:style-name="T529">Conjunção</text:span></text:span></text:p>
      <text:p text:style-name="P176"><text:span text:style-name="Strong_20_Emphasis"/></text:p>
      <text:p text:style-name="P176"><text:span text:style-name="Strong_20_Emphasis"/></text:p>
      <text:p text:style-name="P173"><text:span text:style-name="Strong_20_Emphasis"><text:span text:style-name="T217">Palavra invariável que </text:span></text:span><text:span text:style-name="Strong_20_Emphasis"><text:span text:style-name="T316">liga</text:span></text:span><text:span text:style-name="Strong_20_Emphasis"><text:span text:style-name="T315"> duas </text:span></text:span><text:span text:style-name="Strong_20_Emphasis"><text:span text:style-name="T323">orações</text:span></text:span><text:span text:style-name="Strong_20_Emphasis"><text:span text:style-name="T233">. </text:span></text:span><text:span text:style-name="Strong_20_Emphasis"><text:span text:style-name="T217">São classificadas em:<text:line-break/> </text:span></text:span></text:p>
      <text:list xml:id="list2322535764" text:style-name="L38">
        <text:list-item>
          <text:p text:style-name="P300"><text:span text:style-name="Strong_20_Emphasis"><text:span text:style-name="T92">Coordenativas</text:span></text:span><text:span text:style-name="Strong_20_Emphasis"><text:span text:style-name="T217">: ligam orações de </text:span></text:span><text:span text:style-name="Strong_20_Emphasis"><text:span text:style-name="T204">sentido completo:</text:span></text:span></text:p>
          <text:list>
            <text:list-item>
              <text:p text:style-name="P276"><text:span text:style-name="Strong_20_Emphasis"><text:span text:style-name="T446">Aditivas:</text:span></text:span><text:span text:style-name="Strong_20_Emphasis"><text:span text:style-name="T419"> expressam ideia de adição <text:tab/><text:tab/>“</text:span></text:span><text:span text:style-name="Strong_20_Emphasis"><text:span text:style-name="T439">e</text:span></text:span><text:span text:style-name="Strong_20_Emphasis"><text:span text:style-name="T419">, nem, não só, mas também”</text:span></text:span></text:p>
            </text:list-item>
            <text:list-item>
              <text:p text:style-name="P300"><text:span text:style-name="Strong_20_Emphasis"><text:span text:style-name="T204">Adversativas</text:span></text:span><text:span text:style-name="Strong_20_Emphasis"><text:span text:style-name="T217">: ideia de contraste<text:tab/><text:tab/>“mas, </text:span></text:span><text:span text:style-name="Strong_20_Emphasis"><text:span text:style-name="T218">embora</text:span></text:span><text:span text:style-name="Strong_20_Emphasis"><text:span text:style-name="T217">, </text:span></text:span><text:span text:style-name="Strong_20_Emphasis"><text:span text:style-name="T223">porém, </text:span></text:span><text:span text:style-name="Strong_20_Emphasis"><text:span text:style-name="T217">contudo”</text:span></text:span></text:p>
            </text:list-item>
            <text:list-item>
              <text:p text:style-name="P300"><text:span text:style-name="Strong_20_Emphasis"><text:span text:style-name="T204">Alternativas</text:span></text:span><text:span text:style-name="Strong_20_Emphasis"><text:span text:style-name="T217">: ideia de escolha<text:tab/><text:tab/><text:tab/>“ou, ora isso...ora aquilo, já”</text:span></text:span></text:p>
            </text:list-item>
            <text:list-item>
              <text:p text:style-name="P300"><text:span text:style-name="Strong_20_Emphasis"><text:span text:style-name="T204">Conclusivas</text:span></text:span><text:span text:style-name="Strong_20_Emphasis"><text:span text:style-name="T217">: ideia de consequência<text:tab/><text:tab/>“logo, portanto, por isso, assim”</text:span></text:span></text:p>
            </text:list-item>
            <text:list-item>
              <text:p text:style-name="P300"><text:span text:style-name="Strong_20_Emphasis"><text:span text:style-name="T204">Explicativas</text:span></text:span><text:span text:style-name="Strong_20_Emphasis"><text:span text:style-name="T217">: ideia de justificar<text:tab/><text:tab/><text:tab/>“que, porque, portanto”<text:line-break/></text:span></text:span></text:p>
            </text:list-item>
          </text:list>
        </text:list-item>
        <text:list-item>
          <text:p text:style-name="P301"><text:span text:style-name="Strong_20_Emphasis"><text:span text:style-name="T93">Subordinativas</text:span></text:span><text:span text:style-name="Strong_20_Emphasis"><text:span text:style-name="T218">: ligam </text:span></text:span><text:span text:style-name="Strong_20_Emphasis"><text:span text:style-name="T205">orações dependentes</text:span></text:span><text:span text:style-name="Strong_20_Emphasis"><text:span text:style-name="T218">, onde uma delas exerce o papel principal e a outra, o papel de subordinada, ou seja, dependente da primeira para alcançar seu sentido completo. Podendo ser:</text:span></text:span></text:p>
        </text:list-item>
      </text:list>
      <text:p text:style-name="P174"><text:soft-page-break/><text:span text:style-name="Strong_20_Emphasis"/></text:p>
      <text:list xml:id="list225505575546102" text:continue-numbering="true" text:style-name="L38">
        <text:list-item>
          <text:list>
            <text:list-item>
              <text:p text:style-name="P301"><text:span text:style-name="Strong_20_Emphasis"><text:span text:style-name="T234">Integrantes</text:span></text:span><text:span text:style-name="Strong_20_Emphasis"><text:span text:style-name="T218">: troque a oração inteira pela palavra ‘</text:span></text:span><text:span text:style-name="Strong_20_Emphasis"><text:span text:style-name="T313">isso</text:span></text:span><text:span text:style-name="Strong_20_Emphasis"><text:span text:style-name="T318">:</text:span></text:span><text:span text:style-name="Strong_20_Emphasis"><text:span text:style-name="T218">’ e verifique se a frase continua com sentido claro. As conjunções integrantes mais famosas são as palavras ‘</text:span></text:span><text:span text:style-name="Strong_20_Emphasis"><text:span text:style-name="T205">que</text:span></text:span><text:span text:style-name="Strong_20_Emphasis"><text:span text:style-name="T218">’ e ‘</text:span></text:span><text:span text:style-name="Strong_20_Emphasis"><text:span text:style-name="T205">se</text:span></text:span><text:span text:style-name="Strong_20_Emphasis"><text:span text:style-name="T218">’</text:span></text:span></text:p>
              <text:p text:style-name="P301"><text:span text:style-name="Strong_20_Emphasis"/></text:p>
            </text:list-item>
            <text:list-item>
              <text:p text:style-name="P301"><text:span text:style-name="Strong_20_Emphasis"><text:span text:style-name="T234">Adverbiais</text:span></text:span><text:span text:style-name="Strong_20_Emphasis"><text:span text:style-name="T218">: existem 9 tipos, um mnemônico ajuda a memorizar </text:span></text:span><text:span text:style-name="Strong_20_Emphasis"><text:span text:style-name="T234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277"><text:span text:style-name="Strong_20_Emphasis"><text:span text:style-name="T447">Comparativa</text:span></text:span><text:span text:style-name="Strong_20_Emphasis"><text:span text:style-name="T417">: <text:tab/><text:tab/><text:tab/>do que, tal que</text:span></text:span></text:p>
                </text:list-item>
                <text:list-item>
                  <text:p text:style-name="P303"><text:span text:style-name="Strong_20_Emphasis"><text:span text:style-name="T206">Causal</text:span></text:span><text:span text:style-name="Strong_20_Emphasis"><text:span text:style-name="T218">: <text:tab/><text:tab/><text:tab/><text:tab/>porque, porquanto, já que</text:span></text:span></text:p>
                </text:list-item>
                <text:list-item>
                  <text:p text:style-name="P303"><text:span text:style-name="Strong_20_Emphasis"><text:span text:style-name="T206">Condicional</text:span></text:span><text:span text:style-name="Strong_20_Emphasis"><text:span text:style-name="T218">: <text:tab/><text:tab/><text:tab/>se, a não ser que</text:span></text:span></text:p>
                </text:list-item>
                <text:list-item>
                  <text:p text:style-name="P303"><text:span text:style-name="Strong_20_Emphasis"><text:span text:style-name="T206">Concessiva</text:span></text:span><text:span text:style-name="Strong_20_Emphasis"><text:span text:style-name="T218">: <text:tab/><text:tab/><text:tab/>embora, conquanto</text:span></text:span></text:p>
                </text:list-item>
                <text:list-item>
                  <text:p text:style-name="P303"><text:span text:style-name="Strong_20_Emphasis"><text:span text:style-name="T206">Conformativa</text:span></text:span><text:span text:style-name="Strong_20_Emphasis"><text:span text:style-name="T218">: <text:tab/><text:tab/><text:tab/>conforme, segundo</text:span></text:span></text:p>
                </text:list-item>
                <text:list-item>
                  <text:p text:style-name="P303"><text:span text:style-name="Strong_20_Emphasis"><text:span text:style-name="T206">Consecutiva</text:span></text:span><text:span text:style-name="Strong_20_Emphasis"><text:span text:style-name="T218">/consequência: <text:tab/>que, de modo que</text:span></text:span></text:p>
                </text:list-item>
                <text:list-item>
                  <text:p text:style-name="P303"><text:span text:style-name="Strong_20_Emphasis"><text:span text:style-name="T206">Temporal</text:span></text:span><text:span text:style-name="Strong_20_Emphasis"><text:span text:style-name="T218">: <text:tab/><text:tab/><text:tab/><text:tab/>quando, desde que</text:span></text:span></text:p>
                </text:list-item>
                <text:list-item>
                  <text:p text:style-name="P303"><text:span text:style-name="Strong_20_Emphasis"><text:span text:style-name="T206">Proporcional</text:span></text:span><text:span text:style-name="Strong_20_Emphasis"><text:span text:style-name="T218">: <text:tab/><text:tab/><text:tab/>à medida que</text:span></text:span></text:p>
                </text:list-item>
                <text:list-item>
                  <text:p text:style-name="P303"><text:span text:style-name="Strong_20_Emphasis"><text:span text:style-name="T206">Final</text:span></text:span><text:span text:style-name="Strong_20_Emphasis"><text:span text:style-name="T218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74"><text:span text:style-name="Strong_20_Emphasis"/></text:p>
      <text:p text:style-name="P174"><text:span text:style-name="Strong_20_Emphasis"/></text:p>
      <text:p text:style-name="P178"><text:span text:style-name="Strong_20_Emphasis"><text:span text:style-name="T530">Interjeição</text:span></text:span></text:p>
      <text:p text:style-name="P178"><text:span text:style-name="Strong_20_Emphasis"/></text:p>
      <text:p text:style-name="P174"><text:span text:style-name="Strong_20_Emphasis"><text:span text:style-name="T218">É a palavra invariável que </text:span></text:span><text:span text:style-name="Strong_20_Emphasis"><text:span text:style-name="T205">exprime emoções,</text:span></text:span><text:span text:style-name="Strong_20_Emphasis"><text:span text:style-name="T218"> sensações, estados de espírito</text:span></text:span></text:p>
      <text:p text:style-name="P174"><text:span text:style-name="Strong_20_Emphasis"><text:span text:style-name="T218">Vem geralmente acompanhada de ponto de exclamação!</text:span></text:span></text:p>
      <text:p text:style-name="P174"><text:span text:style-name="Strong_20_Emphasis"><text:span text:style-name="T218"><text:tab/>“</text:span></text:span><text:span text:style-name="Strong_20_Emphasis"><text:span text:style-name="T234">Devagar!<text:tab/>Claro!<text:tab/>Ca</text:span></text:span><text:span text:style-name="Strong_20_Emphasis"><text:span text:style-name="T235">l</text:span></text:span><text:span text:style-name="Strong_20_Emphasis"><text:span text:style-name="T234">ma!<text:tab/>Socorro!<text:tab/>Salve!<text:tab/>Perdão</text:span></text:span><text:span text:style-name="Strong_20_Emphasis"><text:span text:style-name="T218">!”</text:span></text:span></text:p>
      <text:p text:style-name="P174"><text:span text:style-name="Strong_20_Emphasis"><text:span text:style-name="T218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3-04-20T22:55:04.245000000</dc:date>
    <meta:editing-duration>P1DT12H58M59S</meta:editing-duration>
    <meta:editing-cycles>70</meta:editing-cycles>
    <meta:document-statistic meta:table-count="0" meta:image-count="6" meta:object-count="0" meta:page-count="31" meta:paragraph-count="500" meta:word-count="5585" meta:character-count="35830" meta:non-whitespace-character-count="30463"/>
  </office:meta>
</office:document-meta>
</file>